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ular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84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552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7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9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6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6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7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46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8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47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26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18cm" fo:min-width="0.42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17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75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14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61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8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01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874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2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53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518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5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90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19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67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49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1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1.57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873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11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19cm" fo:min-width="0.71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983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32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234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1.42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1.45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0.80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617cm" fo:min-width="0.62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solid" draw:fill-color="#ffffff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67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495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3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584cm" fo:min-width="1.575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3cm" fo:padding-top="0cm" fo:padding-bottom="0cm" fo:padding-left="0cm" fo:padding-right="0cm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211cm" fo:padding-top="0cm" fo:padding-bottom="0cm" fo:padding-left="0cm" fo:padding-right="0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779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73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77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62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645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415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75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41cm" fo:padding-top="0cm" fo:padding-bottom="0cm" fo:padding-left="0cm" fo:padding-right="0cm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211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28cm" fo:min-width="1.909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73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877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979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31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6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707cm" fo:padding-top="0cm" fo:padding-bottom="0cm" fo:padding-left="0cm" fo:padding-right="0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1.13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562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322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43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131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1.51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4cm" fo:min-width="2.195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779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9cm" fo:min-width="1.909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899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28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97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196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495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1.518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94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2.758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0.971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077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1.856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271cm" fo:padding-top="0cm" fo:padding-bottom="0cm" fo:padding-left="0cm" fo:padding-right="0cm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322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83cm" fo:min-width="2.131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2.195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0.27cm" fo:min-width="0.273cm" fo:padding-top="0.005cm" fo:padding-bottom="0.005cm" fo:padding-left="0.005cm" fo:padding-right="0.005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0.457cm" fo:padding-top="0cm" fo:padding-bottom="0cm" fo:padding-left="0cm" fo:padding-right="0cm"/>
      <style:paragraph-properties style:writing-mode="lr-tb"/>
    </style:style>
    <style:style style:name="gr157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8cm" fo:padding-top="0.005cm" fo:padding-bottom="0.005cm" fo:padding-left="0.005cm" fo:padding-right="0.005cm"/>
    </style:style>
    <style:style style:name="gr158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675cm" fo:min-width="3.579cm" fo:padding-top="0.005cm" fo:padding-bottom="0.005cm" fo:padding-left="0.005cm" fo:padding-right="0.005cm"/>
    </style:style>
    <style:style style:name="gr159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578cm" fo:min-width="3.358cm" loext:softedge-radius="0cm"/>
    </style:style>
    <style:style style:name="gr160" style:family="graphic" style:parent-style-name="standard">
      <style:graphic-properties svg:stroke-color="#dddddd" draw:fill-color="#dddddd" draw:textarea-horizontal-align="justify" draw:textarea-vertical-align="middle" draw:auto-grow-height="false" fo:min-height="0.359cm" fo:min-width="0.341cm"/>
    </style:style>
    <style:style style:name="gr161" style:family="graphic" style:parent-style-name="standard">
      <style:graphic-properties svg:stroke-color="#dddddd" draw:fill-color="#dddddd" draw:textarea-horizontal-align="justify" draw:textarea-vertical-align="middle" draw:auto-grow-height="false" fo:min-height="0.353cm" fo:min-width="0.341cm"/>
    </style:style>
    <style:style style:name="gr162" style:family="graphic" style:parent-style-name="standard">
      <style:graphic-properties svg:stroke-color="#dddddd" draw:stroke-linejoin="round" svg:stroke-linecap="butt" draw:fill-color="#dddddd" draw:textarea-horizontal-align="justify" draw:textarea-vertical-align="middle" draw:auto-grow-height="false" fo:min-height="0.337cm" fo:min-width="3.853cm" loext:softedge-radius="0cm"/>
    </style:style>
    <style:style style:name="gr163" style:family="graphic" style:parent-style-name="standard">
      <style:graphic-properties draw:stroke="solid" svg:stroke-width="0.011cm" svg:stroke-color="#888888" draw:marker-start-width="0.216cm" draw:marker-end-width="0.216cm" draw:fill="none" draw:textarea-horizontal-align="justify" draw:textarea-vertical-align="middle" draw:auto-grow-height="false" fo:min-height="1.389cm" fo:min-width="3.692cm" fo:padding-top="0.005cm" fo:padding-bottom="0.005cm" fo:padding-left="0.005cm" fo:padding-right="0.005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2.38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0.467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3.38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168" style:family="graphic" style:parent-style-name="standard">
      <style:graphic-properties svg:stroke-color="#ffffff" draw:fill-color="#ffffff"/>
    </style:style>
    <style:style style:name="gr169" style:family="graphic" style:parent-style-name="standard">
      <style:graphic-properties draw:stroke="none" svg:stroke-color="#525252" draw:fill-color="#525252"/>
    </style:style>
    <style:style style:name="gr170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171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172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7.73cm" fo:min-width="12.90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5.40000009536743pt" style:font-size-complex="5.40000009536743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-color="#dddddd"/>
      <style:paragraph-properties fo:text-align="center"/>
      <style:text-properties fo:color="#525252" loext:opacity="100%"/>
    </style:style>
    <style:style style:name="P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13" style:family="paragraph">
      <loext:graphic-properties draw:fill="solid" draw:fill-color="#ffffff"/>
      <style:text-properties fo:color="#525252" loext:opacity="100%" style:font-name="Proxima Nova"/>
    </style:style>
    <style:style style:name="P1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15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1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7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18" style:family="paragraph">
      <style:paragraph-properties fo:text-align="end" style:writing-mode="lr-tb"/>
    </style:style>
    <style:style style:name="P19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20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21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0.5pt" style:font-size-asian="10pt" style:font-size-complex="10pt"/>
    </style:style>
    <style:style style:name="P2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pt" style:font-size-asian="10pt" style:font-size-complex="10pt"/>
    </style:style>
    <style:style style:name="P26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27" style:family="paragraph">
      <loext:graphic-properties draw:fill-color="#ffffff"/>
    </style:style>
    <style:style style:name="P28" style:family="paragraph">
      <loext:graphic-properties draw:fill-color="#525252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style:text-properties style:font-name="Proxima Nova" fo:font-size="8pt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8pt" style:font-size-asian="14pt" style:font-size-complex="14pt"/>
    </style:style>
    <style:style style:name="T1" style:family="text">
      <style:text-properties fo:color="#525252" loext:opacity="100%" style:font-name="Proxima Nova" fo:font-size="9pt" style:font-size-asian="9pt" style:font-name-complex="ProximaNovaular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3" style:family="text">
      <style:text-properties fo:color="#525252" loext:opacity="100%" style:font-name="Proxima Nova" fo:font-size="18pt" fo:font-weight="bold" style:font-size-asian="18pt" style:font-name-complex="ProximaNovaular" style:font-size-complex="18pt"/>
    </style:style>
    <style:style style:name="T4" style:family="text">
      <style:text-properties fo:color="#525252" loext:opacity="100%" style:font-name="Proxima Nova" fo:font-size="8pt" style:font-size-asian="5.40000009536743pt" style:font-name-complex="ProximaNova" style:font-size-complex="5.40000009536743pt"/>
    </style:style>
    <style:style style:name="T5" style:family="text">
      <style:text-properties fo:color="#525252" loext:opacity="100%" style:font-name="Proxima Nova" fo:font-size="14.5pt" style:font-size-asian="14pt" style:font-size-complex="14pt"/>
    </style:style>
    <style:style style:name="T6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7" style:family="text">
      <style:text-properties fo:color="#525252" loext:opacity="100%" style:font-name="Proxima Nova" fo:font-size="7.19999980926514pt" style:font-size-asian="7pt" style:font-size-complex="7pt"/>
    </style:style>
    <style:style style:name="T8" style:family="text">
      <style:text-properties fo:color="#525252" loext:opacity="100%" style:font-name="ProximaNova" fo:font-size="12pt" style:font-size-asian="12pt" style:font-name-complex="ProximaNova" style:font-size-complex="12pt"/>
    </style:style>
    <style:style style:name="T9" style:family="text">
      <style:text-properties fo:color="#525252" loext:opacity="100%" style:font-name="ProximaNovaular" fo:font-size="12pt" style:font-size-asian="12pt" style:font-name-complex="ProximaNovaular" style:font-size-complex="12pt"/>
    </style:style>
    <style:style style:name="T10" style:family="text">
      <style:text-properties fo:color="#525252" loext:opacity="100%" style:font-name="Proxima Nova" fo:font-size="13pt" fo:font-weight="bold" style:font-size-asian="13pt" style:font-name-complex="ProximaNovaular" style:font-size-complex="13pt"/>
    </style:style>
    <style:style style:name="T11" style:family="text">
      <style:text-properties fo:color="#525252" loext:opacity="100%" style:font-name="Proxima Nova" fo:font-size="5.40000009536743pt" style:font-size-asian="5.40000009536743pt" style:font-name-complex="ProximaNova" style:font-size-complex="5.40000009536743pt"/>
    </style:style>
    <style:style style:name="T12" style:family="text">
      <style:text-properties fo:color="#525252" loext:opacity="100%" style:font-name="Proxima Nova" fo:font-size="12pt" fo:background-color="transparent" style:font-size-asian="12pt" style:font-name-complex="ProximaNova" style:font-size-complex="12pt"/>
    </style:style>
    <style:style style:name="T13" style:family="text">
      <style:text-properties fo:color="#525252" loext:opacity="100%" style:font-name="Proxima Nova" fo:font-size="13pt" fo:font-style="italic" style:font-size-asian="13pt" style:font-name-complex="ProximaNova" style:font-size-complex="13pt"/>
    </style:style>
    <style:style style:name="T14" style:family="text">
      <style:text-properties fo:color="#525252" loext:opacity="100%" style:font-name="Proxima Nova" fo:font-size="10pt" style:font-size-asian="10pt" style:font-name-complex="ProximaNova" style:font-size-complex="10pt"/>
    </style:style>
    <style:style style:name="T15" style:family="text">
      <style:text-properties fo:color="#525252" loext:opacity="100%" style:font-name="Proxima Nova" fo:font-size="12pt" style:font-size-asian="10pt" style:font-name-complex="ProximaNova" style:font-size-complex="10pt"/>
    </style:style>
    <style:style style:name="T16" style:family="text">
      <style:text-properties fo:color="#525252" loext:opacity="100%" style:font-name="Nazi Typewriter" fo:font-size="36pt" style:font-size-asian="36pt" style:font-name-complex="DejaVuSans" style:font-size-complex="36pt"/>
    </style:style>
    <style:style style:name="T17" style:family="text">
      <style:text-properties fo:color="#525252" loext:opacity="100%" fo:font-size="10pt" fo:font-weight="bold" style:font-size-asian="15pt" style:font-weight-asian="bold" style:font-name-complex="ProximaNova" style:font-size-complex="15pt" style:font-weight-complex="bold"/>
    </style:style>
    <style:style style:name="T18" style:family="text">
      <style:text-properties fo:color="#525252" loext:opacity="100%" fo:font-size="8pt" style:font-size-asian="13pt" style:font-name-complex="ProximaNova" style:font-size-complex="13pt"/>
    </style:style>
    <style:style style:name="T19" style:family="text">
      <style:text-properties fo:color="#525252" loext:opacity="100%" style:font-size-asian="6pt" style:font-name-complex="ProximaNova" style:font-size-complex="6pt"/>
    </style:style>
    <style:style style:name="T20" style:family="text">
      <style:text-properties fo:color="#525252" loext:opacity="100%" fo:font-size="10pt" fo:font-weight="bold" style:font-size-asian="10pt" style:font-weight-asian="bold" style:font-name-complex="ProximaNova" style:font-size-complex="10pt" style:font-weight-complex="bold"/>
    </style:style>
    <style:style style:name="T21" style:family="text">
      <style:text-properties fo:color="#525252" loext:opacity="100%" fo:font-size="10pt" style:font-size-asian="10pt" style:font-name-complex="ProximaNova" style:font-size-complex="10pt"/>
    </style:style>
    <style:style style:name="T22" style:family="text">
      <style:text-properties fo:color="#525252" loext:opacity="100%" fo:font-weight="bold" style:font-size-asian="6pt" style:font-weight-asian="bold" style:font-name-complex="ProximaNova" style:font-size-complex="6pt" style:font-weight-complex="bold"/>
    </style:style>
    <style:style style:name="T23" style:family="text">
      <style:text-properties fo:color="#525252" loext:opacity="100%" fo:font-size="10.5pt" fo:font-weight="bold" style:font-size-asian="16pt" style:font-weight-asian="bold" style:font-name-complex="ProximaNova" style:font-size-complex="16pt" style:font-weight-complex="bold"/>
    </style:style>
    <style:style style:name="T24" style:family="text">
      <style:text-properties fo:color="#525252" loext:opacity="100%" fo:font-size="10.5pt" style:font-size-asian="16pt" style:font-name-complex="ProximaNova" style:font-size-complex="16pt"/>
    </style:style>
    <style:style style:name="T25" style:family="text">
      <style:text-properties fo:color="#525252" loext:opacity="100%" fo:font-size="8pt" fo:font-weight="bold" style:font-size-asian="13pt" style:font-weight-asian="bold" style:font-name-complex="ProximaNova" style:font-size-complex="13pt" style:font-weight-complex="bold"/>
    </style:style>
    <style:style style:name="T26" style:family="text">
      <style:text-properties fo:color="#525252" loext:opacity="100%" fo:font-size="6pt" fo:font-weight="bold" style:font-size-asian="6pt" style:font-weight-asian="bold" style:font-name-complex="ProximaNova" style:font-size-complex="6pt" style:font-weight-complex="bold"/>
    </style:style>
    <style:style style:name="T27" style:family="text">
      <style:text-properties fo:color="#525252" loext:opacity="100%" fo:font-size="12pt" fo:font-weight="bold" style:font-size-asian="12pt" style:font-weight-asian="bold" style:font-name-complex="ProximaNova" style:font-size-complex="12pt" style:font-weight-complex="bold"/>
    </style:style>
    <style:style style:name="T28" style:family="text">
      <style:text-properties fo:color="#525252" loext:opacity="100%" fo:font-size="10pt" style:font-size-asian="15pt" style:font-name-complex="ProximaNova" style:font-size-complex="15pt"/>
    </style:style>
    <style:style style:name="T29" style:family="text">
      <style:text-properties fo:color="#525252" loext:opacity="100%" fo:font-size="10.5pt" fo:font-weight="bold" style:font-size-asian="10.5pt" style:font-weight-asian="bold" style:font-name-complex="ProximaNova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3" draw:text-style-name="P4" draw:layer="layout" svg:width="1.094cm" svg:height="0.533cm" svg:x="2.55cm" svg:y="1.407cm">
          <draw:text-box>
            <text:p text:style-name="P1"><text:span text:style-name="T2">Ener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36" draw:text-style-name="P4" draw:layer="layout" svg:width="1.475cm" svg:height="0.533cm" svg:x="7.05cm" svg:y="1.408cm">
          <draw:text-box>
            <text:p text:style-name="P1"><text:span text:style-name="T2">Febrero</text:span></text:p>
          </draw:text-box>
        </draw:frame>
        <draw:frame draw:style-name="gr37" draw:text-style-name="P4" draw:layer="layout" svg:width="1.149cm" svg:height="0.533cm" svg:x="11.151cm" svg:y="1.409cm">
          <draw:text-box>
            <text:p text:style-name="P1"><text:span text:style-name="T2">Marzo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2" draw:style-name="dp1" draw:master-page-name="master-page79">
        <draw:frame draw:style-name="gr1" draw:text-style-name="P2" draw:layer="layout" svg:width="2.415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415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41" draw:text-style-name="P4" draw:layer="layout" svg:width="0.874cm" svg:height="0.533cm" svg:x="2.65cm" svg:y="1.407cm">
          <draw:text-box>
            <text:p text:style-name="P1"><text:span text:style-name="T2">Julio</text:span></text:p>
          </draw:text-box>
        </draw:frame>
        <draw:frame draw:style-name="gr4" draw:text-style-name="P5" draw:layer="layout" svg:width="4.841cm" svg:height="0.776cm" svg:x="0.92cm" svg:y="0.697cm">
          <draw:text-box>
            <text:p text:style-name="P1"><text:span text:style-name="T3">Planeacion anual</text:span></text:p>
          </draw:text-box>
        </draw:frame>
        <draw:frame draw:style-name="gr5" draw:text-style-name="P6" draw:layer="layout" svg:width="0.562cm" svg:height="0.617cm" svg:x="1.002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.002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.002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.002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.002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.002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.002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.002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.002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.002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.002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0.967cm" svg:y1="2.479cm" svg:x2="5.156cm" svg:y2="2.479cm">
          <text:p/>
        </draw:line>
        <draw:line draw:style-name="gr15" draw:text-style-name="P7" draw:layer="layout" svg:x1="0.967cm" svg:y1="3.083cm" svg:x2="5.157cm" svg:y2="3.083cm">
          <text:p/>
        </draw:line>
        <draw:line draw:style-name="gr15" draw:text-style-name="P7" draw:layer="layout" svg:x1="0.967cm" svg:y1="3.687cm" svg:x2="5.157cm" svg:y2="3.687cm">
          <text:p/>
        </draw:line>
        <draw:line draw:style-name="gr15" draw:text-style-name="P7" draw:layer="layout" svg:x1="0.967cm" svg:y1="4.289cm" svg:x2="5.157cm" svg:y2="4.289cm">
          <text:p/>
        </draw:line>
        <draw:line draw:style-name="gr15" draw:text-style-name="P7" draw:layer="layout" svg:x1="0.967cm" svg:y1="4.894cm" svg:x2="5.157cm" svg:y2="4.894cm">
          <text:p/>
        </draw:line>
        <draw:line draw:style-name="gr15" draw:text-style-name="P7" draw:layer="layout" svg:x1="0.967cm" svg:y1="5.499cm" svg:x2="5.157cm" svg:y2="5.499cm">
          <text:p/>
        </draw:line>
        <draw:line draw:style-name="gr15" draw:text-style-name="P7" draw:layer="layout" svg:x1="0.967cm" svg:y1="6.102cm" svg:x2="5.157cm" svg:y2="6.102cm">
          <text:p/>
        </draw:line>
        <draw:line draw:style-name="gr15" draw:text-style-name="P7" draw:layer="layout" svg:x1="0.967cm" svg:y1="6.705cm" svg:x2="5.157cm" svg:y2="6.705cm">
          <text:p/>
        </draw:line>
        <draw:line draw:style-name="gr15" draw:text-style-name="P7" draw:layer="layout" svg:x1="0.967cm" svg:y1="7.308cm" svg:x2="5.157cm" svg:y2="7.308cm">
          <text:p/>
        </draw:line>
        <draw:line draw:style-name="gr15" draw:text-style-name="P7" draw:layer="layout" svg:x1="0.967cm" svg:y1="7.921cm" svg:x2="5.157cm" svg:y2="7.921cm">
          <text:p/>
        </draw:line>
        <draw:line draw:style-name="gr15" draw:text-style-name="P7" draw:layer="layout" svg:x1="0.967cm" svg:y1="8.525cm" svg:x2="5.157cm" svg:y2="8.525cm">
          <text:p/>
        </draw:line>
        <draw:line draw:style-name="gr2" draw:text-style-name="P3" draw:layer="layout" svg:x1="14.407cm" svg:y1="1.964cm" svg:x2="27.256cm" svg:y2="1.964cm">
          <text:p/>
        </draw:line>
        <draw:frame draw:style-name="gr16" draw:text-style-name="P6" draw:layer="layout" svg:width="0.563cm" svg:height="0.617cm" svg:x="1.003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.003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.003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.003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.003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.003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03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.00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.003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.00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.00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0.969cm" svg:y1="9.13cm" svg:x2="5.158cm" svg:y2="9.13cm">
          <text:p/>
        </draw:line>
        <draw:line draw:style-name="gr15" draw:text-style-name="P7" draw:layer="layout" svg:x1="0.969cm" svg:y1="9.733cm" svg:x2="5.159cm" svg:y2="9.733cm">
          <text:p/>
        </draw:line>
        <draw:line draw:style-name="gr15" draw:text-style-name="P7" draw:layer="layout" svg:x1="0.969cm" svg:y1="10.338cm" svg:x2="5.159cm" svg:y2="10.338cm">
          <text:p/>
        </draw:line>
        <draw:line draw:style-name="gr15" draw:text-style-name="P7" draw:layer="layout" svg:x1="0.969cm" svg:y1="10.94cm" svg:x2="5.159cm" svg:y2="10.94cm">
          <text:p/>
        </draw:line>
        <draw:line draw:style-name="gr15" draw:text-style-name="P7" draw:layer="layout" svg:x1="0.969cm" svg:y1="11.545cm" svg:x2="5.159cm" svg:y2="11.545cm">
          <text:p/>
        </draw:line>
        <draw:line draw:style-name="gr15" draw:text-style-name="P7" draw:layer="layout" svg:x1="0.969cm" svg:y1="12.15cm" svg:x2="5.159cm" svg:y2="12.15cm">
          <text:p/>
        </draw:line>
        <draw:line draw:style-name="gr15" draw:text-style-name="P7" draw:layer="layout" svg:x1="0.969cm" svg:y1="12.753cm" svg:x2="5.159cm" svg:y2="12.753cm">
          <text:p/>
        </draw:line>
        <draw:line draw:style-name="gr15" draw:text-style-name="P7" draw:layer="layout" svg:x1="0.969cm" svg:y1="13.356cm" svg:x2="5.159cm" svg:y2="13.356cm">
          <text:p/>
        </draw:line>
        <draw:line draw:style-name="gr15" draw:text-style-name="P7" draw:layer="layout" svg:x1="0.969cm" svg:y1="13.959cm" svg:x2="5.159cm" svg:y2="13.959cm">
          <text:p/>
        </draw:line>
        <draw:line draw:style-name="gr15" draw:text-style-name="P7" draw:layer="layout" svg:x1="0.969cm" svg:y1="14.572cm" svg:x2="5.159cm" svg:y2="14.572cm">
          <text:p/>
        </draw:line>
        <draw:line draw:style-name="gr15" draw:text-style-name="P7" draw:layer="layout" svg:x1="0.969cm" svg:y1="15.176cm" svg:x2="5.159cm" svg:y2="15.176cm">
          <text:p/>
        </draw:line>
        <draw:line draw:style-name="gr15" draw:text-style-name="P7" draw:layer="layout" svg:x1="0.969cm" svg:y1="15.783cm" svg:x2="5.158cm" svg:y2="15.783cm">
          <text:p/>
        </draw:line>
        <draw:line draw:style-name="gr15" draw:text-style-name="P7" draw:layer="layout" svg:x1="0.969cm" svg:y1="16.386cm" svg:x2="5.159cm" svg:y2="16.386cm">
          <text:p/>
        </draw:line>
        <draw:line draw:style-name="gr15" draw:text-style-name="P7" draw:layer="layout" svg:x1="0.969cm" svg:y1="16.991cm" svg:x2="5.159cm" svg:y2="16.991cm">
          <text:p/>
        </draw:line>
        <draw:line draw:style-name="gr15" draw:text-style-name="P7" draw:layer="layout" svg:x1="0.969cm" svg:y1="17.592cm" svg:x2="5.159cm" svg:y2="17.592cm">
          <text:p/>
        </draw:line>
        <draw:line draw:style-name="gr15" draw:text-style-name="P7" draw:layer="layout" svg:x1="0.969cm" svg:y1="18.197cm" svg:x2="5.159cm" svg:y2="18.197cm">
          <text:p/>
        </draw:line>
        <draw:line draw:style-name="gr15" draw:text-style-name="P7" draw:layer="layout" svg:x1="0.969cm" svg:y1="18.802cm" svg:x2="5.159cm" svg:y2="18.802cm">
          <text:p/>
        </draw:line>
        <draw:line draw:style-name="gr15" draw:text-style-name="P7" draw:layer="layout" svg:x1="0.969cm" svg:y1="19.405cm" svg:x2="5.159cm" svg:y2="19.405cm">
          <text:p/>
        </draw:line>
        <draw:line draw:style-name="gr15" draw:text-style-name="P7" draw:layer="layout" svg:x1="0.969cm" svg:y1="20.009cm" svg:x2="5.159cm" svg:y2="20.009cm">
          <text:p/>
        </draw:line>
        <draw:line draw:style-name="gr15" draw:text-style-name="P7" draw:layer="layout" svg:x1="0.969cm" svg:y1="20.612cm" svg:x2="5.159cm" svg:y2="20.612cm">
          <text:p/>
        </draw:line>
        <draw:frame draw:style-name="gr18" draw:text-style-name="P6" draw:layer="layout" svg:width="0.411cm" svg:height="0.617cm" svg:x="1.004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.004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.004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.004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.004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.004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.004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.004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.004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5.408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5.408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5.408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5.408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5.408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5.408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5.408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5.408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5.408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5.408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5.408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5.373cm" svg:y1="2.479cm" svg:x2="9.562cm" svg:y2="2.479cm">
          <text:p/>
        </draw:line>
        <draw:line draw:style-name="gr15" draw:text-style-name="P7" draw:layer="layout" svg:x1="5.373cm" svg:y1="3.083cm" svg:x2="9.563cm" svg:y2="3.083cm">
          <text:p/>
        </draw:line>
        <draw:line draw:style-name="gr15" draw:text-style-name="P7" draw:layer="layout" svg:x1="5.373cm" svg:y1="3.687cm" svg:x2="9.563cm" svg:y2="3.687cm">
          <text:p/>
        </draw:line>
        <draw:line draw:style-name="gr15" draw:text-style-name="P7" draw:layer="layout" svg:x1="5.373cm" svg:y1="4.289cm" svg:x2="9.563cm" svg:y2="4.289cm">
          <text:p/>
        </draw:line>
        <draw:line draw:style-name="gr15" draw:text-style-name="P7" draw:layer="layout" svg:x1="5.373cm" svg:y1="4.894cm" svg:x2="9.563cm" svg:y2="4.894cm">
          <text:p/>
        </draw:line>
        <draw:line draw:style-name="gr15" draw:text-style-name="P7" draw:layer="layout" svg:x1="5.373cm" svg:y1="5.499cm" svg:x2="9.563cm" svg:y2="5.499cm">
          <text:p/>
        </draw:line>
        <draw:line draw:style-name="gr15" draw:text-style-name="P7" draw:layer="layout" svg:x1="5.373cm" svg:y1="6.102cm" svg:x2="9.563cm" svg:y2="6.102cm">
          <text:p/>
        </draw:line>
        <draw:line draw:style-name="gr15" draw:text-style-name="P7" draw:layer="layout" svg:x1="5.373cm" svg:y1="6.705cm" svg:x2="9.563cm" svg:y2="6.705cm">
          <text:p/>
        </draw:line>
        <draw:line draw:style-name="gr15" draw:text-style-name="P7" draw:layer="layout" svg:x1="5.373cm" svg:y1="7.308cm" svg:x2="9.563cm" svg:y2="7.308cm">
          <text:p/>
        </draw:line>
        <draw:line draw:style-name="gr15" draw:text-style-name="P7" draw:layer="layout" svg:x1="5.373cm" svg:y1="7.921cm" svg:x2="9.563cm" svg:y2="7.921cm">
          <text:p/>
        </draw:line>
        <draw:line draw:style-name="gr15" draw:text-style-name="P7" draw:layer="layout" svg:x1="5.373cm" svg:y1="8.525cm" svg:x2="9.563cm" svg:y2="8.525cm">
          <text:p/>
        </draw:line>
        <draw:frame draw:style-name="gr5" draw:text-style-name="P6" draw:layer="layout" svg:width="0.562cm" svg:height="0.617cm" svg:x="5.41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5.41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5.41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5.41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5.41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5.41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5.41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5.41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5.41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5.41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5.41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5.375cm" svg:y1="9.13cm" svg:x2="9.564cm" svg:y2="9.13cm">
          <text:p/>
        </draw:line>
        <draw:line draw:style-name="gr15" draw:text-style-name="P7" draw:layer="layout" svg:x1="5.375cm" svg:y1="9.733cm" svg:x2="9.565cm" svg:y2="9.733cm">
          <text:p/>
        </draw:line>
        <draw:line draw:style-name="gr15" draw:text-style-name="P7" draw:layer="layout" svg:x1="5.375cm" svg:y1="10.338cm" svg:x2="9.565cm" svg:y2="10.338cm">
          <text:p/>
        </draw:line>
        <draw:line draw:style-name="gr15" draw:text-style-name="P7" draw:layer="layout" svg:x1="5.375cm" svg:y1="10.94cm" svg:x2="9.565cm" svg:y2="10.94cm">
          <text:p/>
        </draw:line>
        <draw:line draw:style-name="gr15" draw:text-style-name="P7" draw:layer="layout" svg:x1="5.375cm" svg:y1="11.545cm" svg:x2="9.565cm" svg:y2="11.545cm">
          <text:p/>
        </draw:line>
        <draw:line draw:style-name="gr15" draw:text-style-name="P7" draw:layer="layout" svg:x1="5.375cm" svg:y1="12.15cm" svg:x2="9.565cm" svg:y2="12.15cm">
          <text:p/>
        </draw:line>
        <draw:line draw:style-name="gr15" draw:text-style-name="P7" draw:layer="layout" svg:x1="5.375cm" svg:y1="12.753cm" svg:x2="9.565cm" svg:y2="12.753cm">
          <text:p/>
        </draw:line>
        <draw:line draw:style-name="gr15" draw:text-style-name="P7" draw:layer="layout" svg:x1="5.375cm" svg:y1="13.356cm" svg:x2="9.565cm" svg:y2="13.356cm">
          <text:p/>
        </draw:line>
        <draw:line draw:style-name="gr15" draw:text-style-name="P7" draw:layer="layout" svg:x1="5.375cm" svg:y1="13.959cm" svg:x2="9.565cm" svg:y2="13.959cm">
          <text:p/>
        </draw:line>
        <draw:line draw:style-name="gr15" draw:text-style-name="P7" draw:layer="layout" svg:x1="5.375cm" svg:y1="14.572cm" svg:x2="9.565cm" svg:y2="14.572cm">
          <text:p/>
        </draw:line>
        <draw:line draw:style-name="gr15" draw:text-style-name="P7" draw:layer="layout" svg:x1="5.375cm" svg:y1="15.176cm" svg:x2="9.565cm" svg:y2="15.176cm">
          <text:p/>
        </draw:line>
        <draw:line draw:style-name="gr15" draw:text-style-name="P7" draw:layer="layout" svg:x1="5.375cm" svg:y1="15.783cm" svg:x2="9.564cm" svg:y2="15.783cm">
          <text:p/>
        </draw:line>
        <draw:line draw:style-name="gr15" draw:text-style-name="P7" draw:layer="layout" svg:x1="5.375cm" svg:y1="16.386cm" svg:x2="9.565cm" svg:y2="16.386cm">
          <text:p/>
        </draw:line>
        <draw:line draw:style-name="gr15" draw:text-style-name="P7" draw:layer="layout" svg:x1="5.375cm" svg:y1="16.991cm" svg:x2="9.565cm" svg:y2="16.991cm">
          <text:p/>
        </draw:line>
        <draw:line draw:style-name="gr15" draw:text-style-name="P7" draw:layer="layout" svg:x1="5.375cm" svg:y1="17.592cm" svg:x2="9.565cm" svg:y2="17.592cm">
          <text:p/>
        </draw:line>
        <draw:line draw:style-name="gr15" draw:text-style-name="P7" draw:layer="layout" svg:x1="5.375cm" svg:y1="18.197cm" svg:x2="9.565cm" svg:y2="18.197cm">
          <text:p/>
        </draw:line>
        <draw:line draw:style-name="gr15" draw:text-style-name="P7" draw:layer="layout" svg:x1="5.375cm" svg:y1="18.802cm" svg:x2="9.565cm" svg:y2="18.802cm">
          <text:p/>
        </draw:line>
        <draw:line draw:style-name="gr15" draw:text-style-name="P7" draw:layer="layout" svg:x1="5.375cm" svg:y1="19.405cm" svg:x2="9.565cm" svg:y2="19.405cm">
          <text:p/>
        </draw:line>
        <draw:line draw:style-name="gr15" draw:text-style-name="P7" draw:layer="layout" svg:x1="5.375cm" svg:y1="20.009cm" svg:x2="9.565cm" svg:y2="20.009cm">
          <text:p/>
        </draw:line>
        <draw:line draw:style-name="gr15" draw:text-style-name="P7" draw:layer="layout" svg:x1="5.375cm" svg:y1="20.612cm" svg:x2="9.565cm" svg:y2="20.612cm">
          <text:p/>
        </draw:line>
        <draw:frame draw:style-name="gr18" draw:text-style-name="P6" draw:layer="layout" svg:width="0.411cm" svg:height="0.617cm" svg:x="5.41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5.41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5.41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5.41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5.41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5.41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5.41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5.41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5.41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9.813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9.813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9.813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9.813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9.813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9.813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9.813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9.813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9.813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9.813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9.813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9.778cm" svg:y1="2.479cm" svg:x2="13.967cm" svg:y2="2.479cm">
          <text:p/>
        </draw:line>
        <draw:line draw:style-name="gr15" draw:text-style-name="P7" draw:layer="layout" svg:x1="9.778cm" svg:y1="3.083cm" svg:x2="13.968cm" svg:y2="3.083cm">
          <text:p/>
        </draw:line>
        <draw:line draw:style-name="gr15" draw:text-style-name="P7" draw:layer="layout" svg:x1="9.778cm" svg:y1="3.687cm" svg:x2="13.968cm" svg:y2="3.687cm">
          <text:p/>
        </draw:line>
        <draw:line draw:style-name="gr15" draw:text-style-name="P7" draw:layer="layout" svg:x1="9.778cm" svg:y1="4.289cm" svg:x2="13.968cm" svg:y2="4.289cm">
          <text:p/>
        </draw:line>
        <draw:line draw:style-name="gr15" draw:text-style-name="P7" draw:layer="layout" svg:x1="9.778cm" svg:y1="4.894cm" svg:x2="13.968cm" svg:y2="4.894cm">
          <text:p/>
        </draw:line>
        <draw:line draw:style-name="gr15" draw:text-style-name="P7" draw:layer="layout" svg:x1="9.778cm" svg:y1="5.499cm" svg:x2="13.968cm" svg:y2="5.499cm">
          <text:p/>
        </draw:line>
        <draw:line draw:style-name="gr15" draw:text-style-name="P7" draw:layer="layout" svg:x1="9.778cm" svg:y1="6.102cm" svg:x2="13.968cm" svg:y2="6.102cm">
          <text:p/>
        </draw:line>
        <draw:line draw:style-name="gr15" draw:text-style-name="P7" draw:layer="layout" svg:x1="9.778cm" svg:y1="6.705cm" svg:x2="13.968cm" svg:y2="6.705cm">
          <text:p/>
        </draw:line>
        <draw:line draw:style-name="gr15" draw:text-style-name="P7" draw:layer="layout" svg:x1="9.778cm" svg:y1="7.308cm" svg:x2="13.968cm" svg:y2="7.308cm">
          <text:p/>
        </draw:line>
        <draw:line draw:style-name="gr15" draw:text-style-name="P7" draw:layer="layout" svg:x1="9.778cm" svg:y1="7.921cm" svg:x2="13.968cm" svg:y2="7.921cm">
          <text:p/>
        </draw:line>
        <draw:line draw:style-name="gr15" draw:text-style-name="P7" draw:layer="layout" svg:x1="9.778cm" svg:y1="8.525cm" svg:x2="13.968cm" svg:y2="8.525cm">
          <text:p/>
        </draw:line>
        <draw:frame draw:style-name="gr16" draw:text-style-name="P6" draw:layer="layout" svg:width="0.563cm" svg:height="0.617cm" svg:x="9.814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9.814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9.814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9.814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9.814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9.814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9.814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9.814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9.814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9.814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9.814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9.78cm" svg:y1="9.13cm" svg:x2="13.969cm" svg:y2="9.13cm">
          <text:p/>
        </draw:line>
        <draw:line draw:style-name="gr15" draw:text-style-name="P7" draw:layer="layout" svg:x1="9.78cm" svg:y1="9.733cm" svg:x2="13.97cm" svg:y2="9.733cm">
          <text:p/>
        </draw:line>
        <draw:line draw:style-name="gr15" draw:text-style-name="P7" draw:layer="layout" svg:x1="9.78cm" svg:y1="10.338cm" svg:x2="13.97cm" svg:y2="10.338cm">
          <text:p/>
        </draw:line>
        <draw:line draw:style-name="gr15" draw:text-style-name="P7" draw:layer="layout" svg:x1="9.78cm" svg:y1="10.94cm" svg:x2="13.97cm" svg:y2="10.94cm">
          <text:p/>
        </draw:line>
        <draw:line draw:style-name="gr15" draw:text-style-name="P7" draw:layer="layout" svg:x1="9.78cm" svg:y1="11.545cm" svg:x2="13.97cm" svg:y2="11.545cm">
          <text:p/>
        </draw:line>
        <draw:line draw:style-name="gr15" draw:text-style-name="P7" draw:layer="layout" svg:x1="9.78cm" svg:y1="12.15cm" svg:x2="13.97cm" svg:y2="12.15cm">
          <text:p/>
        </draw:line>
        <draw:line draw:style-name="gr15" draw:text-style-name="P7" draw:layer="layout" svg:x1="9.78cm" svg:y1="12.753cm" svg:x2="13.97cm" svg:y2="12.753cm">
          <text:p/>
        </draw:line>
        <draw:line draw:style-name="gr15" draw:text-style-name="P7" draw:layer="layout" svg:x1="9.78cm" svg:y1="13.356cm" svg:x2="13.97cm" svg:y2="13.356cm">
          <text:p/>
        </draw:line>
        <draw:line draw:style-name="gr15" draw:text-style-name="P7" draw:layer="layout" svg:x1="9.78cm" svg:y1="13.959cm" svg:x2="13.97cm" svg:y2="13.959cm">
          <text:p/>
        </draw:line>
        <draw:line draw:style-name="gr15" draw:text-style-name="P7" draw:layer="layout" svg:x1="9.78cm" svg:y1="14.572cm" svg:x2="13.97cm" svg:y2="14.572cm">
          <text:p/>
        </draw:line>
        <draw:line draw:style-name="gr15" draw:text-style-name="P7" draw:layer="layout" svg:x1="9.78cm" svg:y1="15.176cm" svg:x2="13.97cm" svg:y2="15.176cm">
          <text:p/>
        </draw:line>
        <draw:line draw:style-name="gr15" draw:text-style-name="P7" draw:layer="layout" svg:x1="9.78cm" svg:y1="15.783cm" svg:x2="13.969cm" svg:y2="15.783cm">
          <text:p/>
        </draw:line>
        <draw:line draw:style-name="gr15" draw:text-style-name="P7" draw:layer="layout" svg:x1="9.78cm" svg:y1="16.386cm" svg:x2="13.97cm" svg:y2="16.386cm">
          <text:p/>
        </draw:line>
        <draw:line draw:style-name="gr15" draw:text-style-name="P7" draw:layer="layout" svg:x1="9.78cm" svg:y1="16.991cm" svg:x2="13.97cm" svg:y2="16.991cm">
          <text:p/>
        </draw:line>
        <draw:line draw:style-name="gr15" draw:text-style-name="P7" draw:layer="layout" svg:x1="9.78cm" svg:y1="17.592cm" svg:x2="13.97cm" svg:y2="17.592cm">
          <text:p/>
        </draw:line>
        <draw:line draw:style-name="gr15" draw:text-style-name="P7" draw:layer="layout" svg:x1="9.78cm" svg:y1="18.197cm" svg:x2="13.97cm" svg:y2="18.197cm">
          <text:p/>
        </draw:line>
        <draw:line draw:style-name="gr15" draw:text-style-name="P7" draw:layer="layout" svg:x1="9.78cm" svg:y1="18.802cm" svg:x2="13.97cm" svg:y2="18.802cm">
          <text:p/>
        </draw:line>
        <draw:line draw:style-name="gr15" draw:text-style-name="P7" draw:layer="layout" svg:x1="9.78cm" svg:y1="19.405cm" svg:x2="13.97cm" svg:y2="19.405cm">
          <text:p/>
        </draw:line>
        <draw:line draw:style-name="gr15" draw:text-style-name="P7" draw:layer="layout" svg:x1="9.78cm" svg:y1="20.009cm" svg:x2="13.97cm" svg:y2="20.009cm">
          <text:p/>
        </draw:line>
        <draw:line draw:style-name="gr15" draw:text-style-name="P7" draw:layer="layout" svg:x1="9.78cm" svg:y1="20.612cm" svg:x2="13.97cm" svg:y2="20.612cm">
          <text:p/>
        </draw:line>
        <draw:frame draw:style-name="gr7" draw:text-style-name="P6" draw:layer="layout" svg:width="0.41cm" svg:height="0.617cm" svg:x="9.815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9.815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9.815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9.815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9.815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9.815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9.815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9.815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9.815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line draw:style-name="gr15" draw:text-style-name="P7" draw:layer="layout" svg:x1="14.242cm" svg:y1="20.612cm" svg:x2="18.432cm" svg:y2="20.612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4.277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line draw:style-name="gr15" draw:text-style-name="P7" draw:layer="layout" svg:x1="23.053cm" svg:y1="20.612cm" svg:x2="27.243cm" svg:y2="20.612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23.088cm" svg:y="20.273cm">
          <draw:text-box>
            <text:p text:style-name="P1"><text:span text:style-name="T4">31</text:span></text:p>
          </draw:text-box>
        </draw:frame>
        <draw:frame draw:style-name="gr42" draw:text-style-name="P4" draw:layer="layout" svg:width="1.327cm" svg:height="0.533cm" svg:x="6.95cm" svg:y="1.408cm">
          <draw:text-box>
            <text:p text:style-name="P1"><text:span text:style-name="T2">Agosto</text:span></text:p>
          </draw:text-box>
        </draw:frame>
        <draw:frame draw:style-name="gr43" draw:text-style-name="P4" draw:layer="layout" svg:width="2.153cm" svg:height="0.533cm" svg:x="10.951cm" svg:y="1.409cm">
          <draw:text-box>
            <text:p text:style-name="P1"><text:span text:style-name="T2">Septiembre</text:span></text:p>
          </draw:text-box>
        </draw:frame>
        <draw:frame draw:style-name="gr44" draw:text-style-name="P4" draw:layer="layout" svg:width="1.518cm" svg:height="0.533cm" svg:x="15.65cm" svg:y="1.408cm">
          <draw:text-box>
            <text:p text:style-name="P1"><text:span text:style-name="T2">Octubre</text:span></text:p>
          </draw:text-box>
        </draw:frame>
        <draw:frame draw:style-name="gr45" draw:text-style-name="P4" draw:layer="layout" svg:width="2.051cm" svg:height="0.533cm" svg:x="19.75cm" svg:y="1.409cm">
          <draw:text-box>
            <text:p text:style-name="P1"><text:span text:style-name="T2">Noviembre</text:span></text:p>
          </draw:text-box>
        </draw:frame>
        <draw:frame draw:style-name="gr46" draw:text-style-name="P4" draw:layer="layout" svg:width="1.907cm" svg:height="0.533cm" svg:x="24.251cm" svg:y="1.41cm">
          <draw:text-box>
            <text:p text:style-name="P1"><text:span text:style-name="T2">Diciembre</text:span></text:p>
          </draw:text-box>
        </draw:frame>
      </draw:page>
      <draw:page draw:name="page3" draw:style-name="dp1" draw:master-page-name="master-page79">
        <draw:line draw:style-name="gr2" draw:text-style-name="P3" draw:layer="layout" svg:x1="0.706cm" svg:y1="1.961cm" svg:x2="13.956cm" svg:y2="1.961cm">
          <text:p/>
        </draw:line>
        <draw:frame draw:style-name="gr4" draw:text-style-name="P5" draw:layer="layout" svg:width="5.184cm" svg:height="0.776cm" svg:x="0.92cm" svg:y="0.697cm">
          <draw:text-box>
            <text:p text:style-name="P1"><text:span text:style-name="T3">Gastos mensuales</text:span></text:p>
          </draw:text-box>
        </draw:frame>
        <draw:line draw:style-name="gr15" draw:text-style-name="P7" draw:layer="layout" svg:x1="0.967cm" svg:y1="2.479cm" svg:x2="3.767cm" svg:y2="2.479cm">
          <text:p/>
        </draw:line>
        <draw:line draw:style-name="gr15" draw:text-style-name="P7" draw:layer="layout" svg:x1="0.967cm" svg:y1="3.083cm" svg:x2="3.767cm" svg:y2="3.083cm">
          <text:p/>
        </draw:line>
        <draw:line draw:style-name="gr15" draw:text-style-name="P7" draw:layer="layout" svg:x1="0.967cm" svg:y1="3.687cm" svg:x2="3.767cm" svg:y2="3.687cm">
          <text:p/>
        </draw:line>
        <draw:line draw:style-name="gr15" draw:text-style-name="P7" draw:layer="layout" svg:x1="0.967cm" svg:y1="4.289cm" svg:x2="3.767cm" svg:y2="4.289cm">
          <text:p/>
        </draw:line>
        <draw:line draw:style-name="gr15" draw:text-style-name="P7" draw:layer="layout" svg:x1="0.967cm" svg:y1="4.894cm" svg:x2="3.767cm" svg:y2="4.894cm">
          <text:p/>
        </draw:line>
        <draw:line draw:style-name="gr15" draw:text-style-name="P7" draw:layer="layout" svg:x1="0.967cm" svg:y1="5.499cm" svg:x2="3.767cm" svg:y2="5.499cm">
          <text:p/>
        </draw:line>
        <draw:line draw:style-name="gr15" draw:text-style-name="P7" draw:layer="layout" svg:x1="0.967cm" svg:y1="6.102cm" svg:x2="3.767cm" svg:y2="6.102cm">
          <text:p/>
        </draw:line>
        <draw:line draw:style-name="gr15" draw:text-style-name="P7" draw:layer="layout" svg:x1="0.967cm" svg:y1="6.705cm" svg:x2="3.767cm" svg:y2="6.705cm">
          <text:p/>
        </draw:line>
        <draw:line draw:style-name="gr15" draw:text-style-name="P7" draw:layer="layout" svg:x1="0.967cm" svg:y1="7.308cm" svg:x2="3.767cm" svg:y2="7.308cm">
          <text:p/>
        </draw:line>
        <draw:line draw:style-name="gr15" draw:text-style-name="P7" draw:layer="layout" svg:x1="0.967cm" svg:y1="7.921cm" svg:x2="3.767cm" svg:y2="7.921cm">
          <text:p/>
        </draw:line>
        <draw:line draw:style-name="gr15" draw:text-style-name="P7" draw:layer="layout" svg:x1="0.967cm" svg:y1="8.525cm" svg:x2="3.767cm" svg:y2="8.525cm">
          <text:p/>
        </draw:line>
        <draw:line draw:style-name="gr2" draw:text-style-name="P3" draw:layer="layout" svg:x1="14.407cm" svg:y1="1.964cm" svg:x2="27.256cm" svg:y2="1.964cm">
          <text:p/>
        </draw:line>
        <draw:line draw:style-name="gr15" draw:text-style-name="P7" draw:layer="layout" svg:x1="0.968cm" svg:y1="9.13cm" svg:x2="3.768cm" svg:y2="9.13cm">
          <text:p/>
        </draw:line>
        <draw:line draw:style-name="gr15" draw:text-style-name="P7" draw:layer="layout" svg:x1="0.968cm" svg:y1="9.733cm" svg:x2="3.768cm" svg:y2="9.733cm">
          <text:p/>
        </draw:line>
        <draw:line draw:style-name="gr15" draw:text-style-name="P7" draw:layer="layout" svg:x1="0.968cm" svg:y1="10.338cm" svg:x2="3.768cm" svg:y2="10.338cm">
          <text:p/>
        </draw:line>
        <draw:line draw:style-name="gr15" draw:text-style-name="P7" draw:layer="layout" svg:x1="0.968cm" svg:y1="10.94cm" svg:x2="3.768cm" svg:y2="10.94cm">
          <text:p/>
        </draw:line>
        <draw:line draw:style-name="gr15" draw:text-style-name="P7" draw:layer="layout" svg:x1="0.968cm" svg:y1="11.545cm" svg:x2="3.768cm" svg:y2="11.545cm">
          <text:p/>
        </draw:line>
        <draw:line draw:style-name="gr15" draw:text-style-name="P7" draw:layer="layout" svg:x1="0.97cm" svg:y1="12.15cm" svg:x2="7.108cm" svg:y2="12.15cm">
          <text:p/>
        </draw:line>
        <draw:line draw:style-name="gr15" draw:text-style-name="P7" draw:layer="layout" svg:x1="0.97cm" svg:y1="12.753cm" svg:x2="7.108cm" svg:y2="12.753cm">
          <text:p/>
        </draw:line>
        <draw:line draw:style-name="gr15" draw:text-style-name="P7" draw:layer="layout" svg:x1="0.97cm" svg:y1="13.356cm" svg:x2="7.108cm" svg:y2="13.356cm">
          <text:p/>
        </draw:line>
        <draw:line draw:style-name="gr15" draw:text-style-name="P7" draw:layer="layout" svg:x1="0.97cm" svg:y1="13.959cm" svg:x2="7.108cm" svg:y2="13.959cm">
          <text:p/>
        </draw:line>
        <draw:line draw:style-name="gr15" draw:text-style-name="P7" draw:layer="layout" svg:x1="0.97cm" svg:y1="14.572cm" svg:x2="7.108cm" svg:y2="14.572cm">
          <text:p/>
        </draw:line>
        <draw:line draw:style-name="gr15" draw:text-style-name="P7" draw:layer="layout" svg:x1="0.97cm" svg:y1="15.176cm" svg:x2="7.108cm" svg:y2="15.176cm">
          <text:p/>
        </draw:line>
        <draw:line draw:style-name="gr15" draw:text-style-name="P7" draw:layer="layout" svg:x1="0.97cm" svg:y1="15.783cm" svg:x2="7.107cm" svg:y2="15.783cm">
          <text:p/>
        </draw:line>
        <draw:line draw:style-name="gr15" draw:text-style-name="P7" draw:layer="layout" svg:x1="0.97cm" svg:y1="16.386cm" svg:x2="7.108cm" svg:y2="16.386cm">
          <text:p/>
        </draw:line>
        <draw:line draw:style-name="gr15" draw:text-style-name="P7" draw:layer="layout" svg:x1="0.97cm" svg:y1="16.991cm" svg:x2="7.108cm" svg:y2="16.991cm">
          <text:p/>
        </draw:line>
        <draw:line draw:style-name="gr15" draw:text-style-name="P7" draw:layer="layout" svg:x1="0.97cm" svg:y1="17.592cm" svg:x2="7.108cm" svg:y2="17.592cm">
          <text:p/>
        </draw:line>
        <draw:line draw:style-name="gr15" draw:text-style-name="P7" draw:layer="layout" svg:x1="0.97cm" svg:y1="18.197cm" svg:x2="7.108cm" svg:y2="18.197cm">
          <text:p/>
        </draw:line>
        <draw:line draw:style-name="gr15" draw:text-style-name="P7" draw:layer="layout" svg:x1="0.97cm" svg:y1="18.802cm" svg:x2="7.108cm" svg:y2="18.802cm">
          <text:p/>
        </draw:line>
        <draw:line draw:style-name="gr15" draw:text-style-name="P7" draw:layer="layout" svg:x1="0.97cm" svg:y1="19.405cm" svg:x2="7.108cm" svg:y2="19.405cm">
          <text:p/>
        </draw:line>
        <draw:line draw:style-name="gr15" draw:text-style-name="P7" draw:layer="layout" svg:x1="0.97cm" svg:y1="20.009cm" svg:x2="7.108cm" svg:y2="20.009cm">
          <text:p/>
        </draw:line>
        <draw:line draw:style-name="gr15" draw:text-style-name="P7" draw:layer="layout" svg:x1="0.97cm" svg:y1="20.612cm" svg:x2="7.108cm" svg:y2="20.612cm">
          <text:p/>
        </draw:line>
        <draw:line draw:style-name="gr15" draw:text-style-name="P7" draw:layer="layout" svg:x1="3.938cm" svg:y1="2.479cm" svg:x2="5.429cm" svg:y2="2.479cm">
          <text:p/>
        </draw:line>
        <draw:line draw:style-name="gr15" draw:text-style-name="P7" draw:layer="layout" svg:x1="3.938cm" svg:y1="3.083cm" svg:x2="5.43cm" svg:y2="3.083cm">
          <text:p/>
        </draw:line>
        <draw:line draw:style-name="gr15" draw:text-style-name="P7" draw:layer="layout" svg:x1="3.938cm" svg:y1="3.687cm" svg:x2="5.43cm" svg:y2="3.687cm">
          <text:p/>
        </draw:line>
        <draw:line draw:style-name="gr15" draw:text-style-name="P7" draw:layer="layout" svg:x1="3.938cm" svg:y1="4.289cm" svg:x2="5.43cm" svg:y2="4.289cm">
          <text:p/>
        </draw:line>
        <draw:line draw:style-name="gr15" draw:text-style-name="P7" draw:layer="layout" svg:x1="3.938cm" svg:y1="4.894cm" svg:x2="5.43cm" svg:y2="4.894cm">
          <text:p/>
        </draw:line>
        <draw:line draw:style-name="gr15" draw:text-style-name="P7" draw:layer="layout" svg:x1="3.938cm" svg:y1="5.499cm" svg:x2="5.43cm" svg:y2="5.499cm">
          <text:p/>
        </draw:line>
        <draw:line draw:style-name="gr15" draw:text-style-name="P7" draw:layer="layout" svg:x1="3.938cm" svg:y1="6.102cm" svg:x2="5.43cm" svg:y2="6.102cm">
          <text:p/>
        </draw:line>
        <draw:line draw:style-name="gr15" draw:text-style-name="P7" draw:layer="layout" svg:x1="3.938cm" svg:y1="6.705cm" svg:x2="5.43cm" svg:y2="6.705cm">
          <text:p/>
        </draw:line>
        <draw:line draw:style-name="gr15" draw:text-style-name="P7" draw:layer="layout" svg:x1="3.938cm" svg:y1="7.308cm" svg:x2="5.43cm" svg:y2="7.308cm">
          <text:p/>
        </draw:line>
        <draw:line draw:style-name="gr15" draw:text-style-name="P7" draw:layer="layout" svg:x1="3.938cm" svg:y1="7.921cm" svg:x2="5.43cm" svg:y2="7.921cm">
          <text:p/>
        </draw:line>
        <draw:line draw:style-name="gr15" draw:text-style-name="P7" draw:layer="layout" svg:x1="3.938cm" svg:y1="8.525cm" svg:x2="5.43cm" svg:y2="8.525cm">
          <text:p/>
        </draw:line>
        <draw:line draw:style-name="gr15" draw:text-style-name="P7" draw:layer="layout" svg:x1="3.939cm" svg:y1="9.13cm" svg:x2="5.43cm" svg:y2="9.13cm">
          <text:p/>
        </draw:line>
        <draw:line draw:style-name="gr15" draw:text-style-name="P7" draw:layer="layout" svg:x1="3.939cm" svg:y1="9.733cm" svg:x2="5.431cm" svg:y2="9.733cm">
          <text:p/>
        </draw:line>
        <draw:line draw:style-name="gr15" draw:text-style-name="P7" draw:layer="layout" svg:x1="3.939cm" svg:y1="10.338cm" svg:x2="5.431cm" svg:y2="10.338cm">
          <text:p/>
        </draw:line>
        <draw:line draw:style-name="gr15" draw:text-style-name="P7" draw:layer="layout" svg:x1="3.939cm" svg:y1="10.94cm" svg:x2="5.431cm" svg:y2="10.94cm">
          <text:p/>
        </draw:line>
        <draw:line draw:style-name="gr15" draw:text-style-name="P7" draw:layer="layout" svg:x1="3.939cm" svg:y1="11.545cm" svg:x2="5.431cm" svg:y2="11.545cm">
          <text:p/>
        </draw:line>
        <draw:line draw:style-name="gr15" draw:text-style-name="P7" draw:layer="layout" svg:x1="7.263cm" svg:y1="12.15cm" svg:x2="10.533cm" svg:y2="12.15cm">
          <text:p/>
        </draw:line>
        <draw:line draw:style-name="gr15" draw:text-style-name="P7" draw:layer="layout" svg:x1="7.263cm" svg:y1="12.753cm" svg:x2="10.533cm" svg:y2="12.753cm">
          <text:p/>
        </draw:line>
        <draw:line draw:style-name="gr15" draw:text-style-name="P7" draw:layer="layout" svg:x1="7.263cm" svg:y1="13.356cm" svg:x2="10.533cm" svg:y2="13.356cm">
          <text:p/>
        </draw:line>
        <draw:line draw:style-name="gr15" draw:text-style-name="P7" draw:layer="layout" svg:x1="7.263cm" svg:y1="13.959cm" svg:x2="10.533cm" svg:y2="13.959cm">
          <text:p/>
        </draw:line>
        <draw:line draw:style-name="gr15" draw:text-style-name="P7" draw:layer="layout" svg:x1="7.263cm" svg:y1="14.572cm" svg:x2="10.533cm" svg:y2="14.572cm">
          <text:p/>
        </draw:line>
        <draw:line draw:style-name="gr15" draw:text-style-name="P7" draw:layer="layout" svg:x1="7.263cm" svg:y1="15.176cm" svg:x2="10.533cm" svg:y2="15.176cm">
          <text:p/>
        </draw:line>
        <draw:line draw:style-name="gr15" draw:text-style-name="P7" draw:layer="layout" svg:x1="7.263cm" svg:y1="15.783cm" svg:x2="10.532cm" svg:y2="15.783cm">
          <text:p/>
        </draw:line>
        <draw:line draw:style-name="gr15" draw:text-style-name="P7" draw:layer="layout" svg:x1="7.263cm" svg:y1="16.386cm" svg:x2="10.533cm" svg:y2="16.386cm">
          <text:p/>
        </draw:line>
        <draw:line draw:style-name="gr15" draw:text-style-name="P7" draw:layer="layout" svg:x1="7.263cm" svg:y1="16.991cm" svg:x2="10.533cm" svg:y2="16.991cm">
          <text:p/>
        </draw:line>
        <draw:line draw:style-name="gr15" draw:text-style-name="P7" draw:layer="layout" svg:x1="7.263cm" svg:y1="17.592cm" svg:x2="10.533cm" svg:y2="17.592cm">
          <text:p/>
        </draw:line>
        <draw:line draw:style-name="gr15" draw:text-style-name="P7" draw:layer="layout" svg:x1="7.263cm" svg:y1="18.197cm" svg:x2="10.533cm" svg:y2="18.197cm">
          <text:p/>
        </draw:line>
        <draw:line draw:style-name="gr15" draw:text-style-name="P7" draw:layer="layout" svg:x1="7.263cm" svg:y1="18.802cm" svg:x2="10.533cm" svg:y2="18.802cm">
          <text:p/>
        </draw:line>
        <draw:line draw:style-name="gr15" draw:text-style-name="P7" draw:layer="layout" svg:x1="7.263cm" svg:y1="19.405cm" svg:x2="10.533cm" svg:y2="19.405cm">
          <text:p/>
        </draw:line>
        <draw:line draw:style-name="gr15" draw:text-style-name="P7" draw:layer="layout" svg:x1="7.263cm" svg:y1="20.009cm" svg:x2="10.533cm" svg:y2="20.009cm">
          <text:p/>
        </draw:line>
        <draw:line draw:style-name="gr15" draw:text-style-name="P7" draw:layer="layout" svg:x1="7.263cm" svg:y1="20.612cm" svg:x2="10.533cm" svg:y2="20.612cm">
          <text:p/>
        </draw:line>
        <draw:line draw:style-name="gr15" draw:text-style-name="P7" draw:layer="layout" svg:x1="5.607cm" svg:y1="2.479cm" svg:x2="7.098cm" svg:y2="2.479cm">
          <text:p/>
        </draw:line>
        <draw:line draw:style-name="gr15" draw:text-style-name="P7" draw:layer="layout" svg:x1="5.607cm" svg:y1="3.083cm" svg:x2="7.099cm" svg:y2="3.083cm">
          <text:p/>
        </draw:line>
        <draw:line draw:style-name="gr15" draw:text-style-name="P7" draw:layer="layout" svg:x1="5.607cm" svg:y1="3.687cm" svg:x2="7.099cm" svg:y2="3.687cm">
          <text:p/>
        </draw:line>
        <draw:line draw:style-name="gr15" draw:text-style-name="P7" draw:layer="layout" svg:x1="5.607cm" svg:y1="4.289cm" svg:x2="7.099cm" svg:y2="4.289cm">
          <text:p/>
        </draw:line>
        <draw:line draw:style-name="gr15" draw:text-style-name="P7" draw:layer="layout" svg:x1="5.607cm" svg:y1="4.894cm" svg:x2="7.099cm" svg:y2="4.894cm">
          <text:p/>
        </draw:line>
        <draw:line draw:style-name="gr15" draw:text-style-name="P7" draw:layer="layout" svg:x1="5.607cm" svg:y1="5.499cm" svg:x2="7.099cm" svg:y2="5.499cm">
          <text:p/>
        </draw:line>
        <draw:line draw:style-name="gr15" draw:text-style-name="P7" draw:layer="layout" svg:x1="5.607cm" svg:y1="6.102cm" svg:x2="7.099cm" svg:y2="6.102cm">
          <text:p/>
        </draw:line>
        <draw:line draw:style-name="gr15" draw:text-style-name="P7" draw:layer="layout" svg:x1="5.607cm" svg:y1="6.705cm" svg:x2="7.099cm" svg:y2="6.705cm">
          <text:p/>
        </draw:line>
        <draw:line draw:style-name="gr15" draw:text-style-name="P7" draw:layer="layout" svg:x1="5.607cm" svg:y1="7.308cm" svg:x2="7.099cm" svg:y2="7.308cm">
          <text:p/>
        </draw:line>
        <draw:line draw:style-name="gr15" draw:text-style-name="P7" draw:layer="layout" svg:x1="5.607cm" svg:y1="7.921cm" svg:x2="7.099cm" svg:y2="7.921cm">
          <text:p/>
        </draw:line>
        <draw:line draw:style-name="gr15" draw:text-style-name="P7" draw:layer="layout" svg:x1="5.607cm" svg:y1="8.525cm" svg:x2="7.099cm" svg:y2="8.525cm">
          <text:p/>
        </draw:line>
        <draw:line draw:style-name="gr15" draw:text-style-name="P7" draw:layer="layout" svg:x1="5.607cm" svg:y1="9.13cm" svg:x2="7.098cm" svg:y2="9.13cm">
          <text:p/>
        </draw:line>
        <draw:line draw:style-name="gr15" draw:text-style-name="P7" draw:layer="layout" svg:x1="5.607cm" svg:y1="9.733cm" svg:x2="7.099cm" svg:y2="9.733cm">
          <text:p/>
        </draw:line>
        <draw:line draw:style-name="gr15" draw:text-style-name="P7" draw:layer="layout" svg:x1="5.607cm" svg:y1="10.338cm" svg:x2="7.099cm" svg:y2="10.338cm">
          <text:p/>
        </draw:line>
        <draw:line draw:style-name="gr15" draw:text-style-name="P7" draw:layer="layout" svg:x1="5.607cm" svg:y1="10.94cm" svg:x2="7.099cm" svg:y2="10.94cm">
          <text:p/>
        </draw:line>
        <draw:line draw:style-name="gr15" draw:text-style-name="P7" draw:layer="layout" svg:x1="5.607cm" svg:y1="11.545cm" svg:x2="7.099cm" svg:y2="11.545cm">
          <text:p/>
        </draw:line>
        <draw:line draw:style-name="gr15" draw:text-style-name="P7" draw:layer="layout" svg:x1="10.7cm" svg:y1="12.15cm" svg:x2="13.97cm" svg:y2="12.15cm">
          <text:p/>
        </draw:line>
        <draw:line draw:style-name="gr15" draw:text-style-name="P7" draw:layer="layout" svg:x1="10.7cm" svg:y1="12.753cm" svg:x2="13.97cm" svg:y2="12.753cm">
          <text:p/>
        </draw:line>
        <draw:line draw:style-name="gr15" draw:text-style-name="P7" draw:layer="layout" svg:x1="10.7cm" svg:y1="13.356cm" svg:x2="13.97cm" svg:y2="13.356cm">
          <text:p/>
        </draw:line>
        <draw:line draw:style-name="gr15" draw:text-style-name="P7" draw:layer="layout" svg:x1="10.7cm" svg:y1="13.959cm" svg:x2="13.97cm" svg:y2="13.959cm">
          <text:p/>
        </draw:line>
        <draw:line draw:style-name="gr15" draw:text-style-name="P7" draw:layer="layout" svg:x1="10.7cm" svg:y1="14.572cm" svg:x2="13.97cm" svg:y2="14.572cm">
          <text:p/>
        </draw:line>
        <draw:line draw:style-name="gr15" draw:text-style-name="P7" draw:layer="layout" svg:x1="10.7cm" svg:y1="15.176cm" svg:x2="13.97cm" svg:y2="15.176cm">
          <text:p/>
        </draw:line>
        <draw:line draw:style-name="gr15" draw:text-style-name="P7" draw:layer="layout" svg:x1="10.7cm" svg:y1="15.783cm" svg:x2="13.969cm" svg:y2="15.783cm">
          <text:p/>
        </draw:line>
        <draw:line draw:style-name="gr15" draw:text-style-name="P7" draw:layer="layout" svg:x1="10.7cm" svg:y1="16.386cm" svg:x2="13.97cm" svg:y2="16.386cm">
          <text:p/>
        </draw:line>
        <draw:line draw:style-name="gr15" draw:text-style-name="P7" draw:layer="layout" svg:x1="10.7cm" svg:y1="16.991cm" svg:x2="13.97cm" svg:y2="16.991cm">
          <text:p/>
        </draw:line>
        <draw:line draw:style-name="gr15" draw:text-style-name="P7" draw:layer="layout" svg:x1="10.7cm" svg:y1="17.592cm" svg:x2="13.97cm" svg:y2="17.592cm">
          <text:p/>
        </draw:line>
        <draw:line draw:style-name="gr15" draw:text-style-name="P7" draw:layer="layout" svg:x1="10.7cm" svg:y1="18.197cm" svg:x2="13.97cm" svg:y2="18.197cm">
          <text:p/>
        </draw:line>
        <draw:line draw:style-name="gr15" draw:text-style-name="P7" draw:layer="layout" svg:x1="10.7cm" svg:y1="18.802cm" svg:x2="13.97cm" svg:y2="18.802cm">
          <text:p/>
        </draw:line>
        <draw:line draw:style-name="gr15" draw:text-style-name="P7" draw:layer="layout" svg:x1="10.7cm" svg:y1="19.405cm" svg:x2="13.97cm" svg:y2="19.405cm">
          <text:p/>
        </draw:line>
        <draw:line draw:style-name="gr15" draw:text-style-name="P7" draw:layer="layout" svg:x1="10.7cm" svg:y1="20.009cm" svg:x2="13.97cm" svg:y2="20.009cm">
          <text:p/>
        </draw:line>
        <draw:line draw:style-name="gr15" draw:text-style-name="P7" draw:layer="layout" svg:x1="10.7cm" svg:y1="20.612cm" svg:x2="13.97cm" svg:y2="20.612cm">
          <text:p/>
        </draw:line>
        <draw:line draw:style-name="gr15" draw:text-style-name="P7" draw:layer="layout" svg:x1="14.24cm" svg:y1="2.479cm" svg:x2="20.35cm" svg:y2="2.479cm">
          <text:p/>
        </draw:line>
        <draw:line draw:style-name="gr15" draw:text-style-name="P7" draw:layer="layout" svg:x1="14.24cm" svg:y1="3.083cm" svg:x2="20.351cm" svg:y2="3.083cm">
          <text:p/>
        </draw:line>
        <draw:line draw:style-name="gr15" draw:text-style-name="P7" draw:layer="layout" svg:x1="14.24cm" svg:y1="3.687cm" svg:x2="20.351cm" svg:y2="3.687cm">
          <text:p/>
        </draw:line>
        <draw:line draw:style-name="gr15" draw:text-style-name="P7" draw:layer="layout" svg:x1="14.24cm" svg:y1="4.289cm" svg:x2="20.351cm" svg:y2="4.289cm">
          <text:p/>
        </draw:line>
        <draw:line draw:style-name="gr15" draw:text-style-name="P7" draw:layer="layout" svg:x1="14.24cm" svg:y1="4.894cm" svg:x2="20.351cm" svg:y2="4.894cm">
          <text:p/>
        </draw:line>
        <draw:line draw:style-name="gr15" draw:text-style-name="P7" draw:layer="layout" svg:x1="14.24cm" svg:y1="5.499cm" svg:x2="20.351cm" svg:y2="5.499cm">
          <text:p/>
        </draw:line>
        <draw:line draw:style-name="gr15" draw:text-style-name="P7" draw:layer="layout" svg:x1="14.24cm" svg:y1="6.102cm" svg:x2="20.351cm" svg:y2="6.102cm">
          <text:p/>
        </draw:line>
        <draw:line draw:style-name="gr15" draw:text-style-name="P7" draw:layer="layout" svg:x1="14.24cm" svg:y1="6.705cm" svg:x2="20.351cm" svg:y2="6.705cm">
          <text:p/>
        </draw:line>
        <draw:line draw:style-name="gr15" draw:text-style-name="P7" draw:layer="layout" svg:x1="14.24cm" svg:y1="7.308cm" svg:x2="20.351cm" svg:y2="7.308cm">
          <text:p/>
        </draw:line>
        <draw:line draw:style-name="gr15" draw:text-style-name="P7" draw:layer="layout" svg:x1="14.24cm" svg:y1="7.921cm" svg:x2="20.351cm" svg:y2="7.921cm">
          <text:p/>
        </draw:line>
        <draw:line draw:style-name="gr15" draw:text-style-name="P7" draw:layer="layout" svg:x1="14.24cm" svg:y1="8.525cm" svg:x2="20.351cm" svg:y2="8.525cm">
          <text:p/>
        </draw:line>
        <draw:line draw:style-name="gr15" draw:text-style-name="P7" draw:layer="layout" svg:x1="14.243cm" svg:y1="9.13cm" svg:x2="20.353cm" svg:y2="9.13cm">
          <text:p/>
        </draw:line>
        <draw:line draw:style-name="gr15" draw:text-style-name="P7" draw:layer="layout" svg:x1="14.243cm" svg:y1="9.733cm" svg:x2="20.354cm" svg:y2="9.733cm">
          <text:p/>
        </draw:line>
        <draw:line draw:style-name="gr15" draw:text-style-name="P7" draw:layer="layout" svg:x1="14.243cm" svg:y1="10.338cm" svg:x2="20.354cm" svg:y2="10.338cm">
          <text:p/>
        </draw:line>
        <draw:line draw:style-name="gr15" draw:text-style-name="P7" draw:layer="layout" svg:x1="14.243cm" svg:y1="10.94cm" svg:x2="20.354cm" svg:y2="10.94cm">
          <text:p/>
        </draw:line>
        <draw:line draw:style-name="gr15" draw:text-style-name="P7" draw:layer="layout" svg:x1="14.243cm" svg:y1="11.545cm" svg:x2="20.354cm" svg:y2="11.545cm">
          <text:p/>
        </draw:line>
        <draw:line draw:style-name="gr15" draw:text-style-name="P7" draw:layer="layout" svg:x1="14.243cm" svg:y1="12.15cm" svg:x2="20.354cm" svg:y2="12.15cm">
          <text:p/>
        </draw:line>
        <draw:line draw:style-name="gr15" draw:text-style-name="P7" draw:layer="layout" svg:x1="14.243cm" svg:y1="12.753cm" svg:x2="20.354cm" svg:y2="12.753cm">
          <text:p/>
        </draw:line>
        <draw:line draw:style-name="gr15" draw:text-style-name="P7" draw:layer="layout" svg:x1="14.243cm" svg:y1="13.356cm" svg:x2="20.354cm" svg:y2="13.356cm">
          <text:p/>
        </draw:line>
        <draw:line draw:style-name="gr15" draw:text-style-name="P7" draw:layer="layout" svg:x1="14.243cm" svg:y1="13.959cm" svg:x2="20.354cm" svg:y2="13.959cm">
          <text:p/>
        </draw:line>
        <draw:line draw:style-name="gr15" draw:text-style-name="P7" draw:layer="layout" svg:x1="14.243cm" svg:y1="14.572cm" svg:x2="20.354cm" svg:y2="14.572cm">
          <text:p/>
        </draw:line>
        <draw:line draw:style-name="gr15" draw:text-style-name="P7" draw:layer="layout" svg:x1="14.243cm" svg:y1="15.176cm" svg:x2="20.354cm" svg:y2="15.176cm">
          <text:p/>
        </draw:line>
        <draw:line draw:style-name="gr15" draw:text-style-name="P7" draw:layer="layout" svg:x1="14.243cm" svg:y1="15.783cm" svg:x2="20.353cm" svg:y2="15.783cm">
          <text:p/>
        </draw:line>
        <draw:line draw:style-name="gr15" draw:text-style-name="P7" draw:layer="layout" svg:x1="14.243cm" svg:y1="16.386cm" svg:x2="20.354cm" svg:y2="16.386cm">
          <text:p/>
        </draw:line>
        <draw:line draw:style-name="gr15" draw:text-style-name="P7" draw:layer="layout" svg:x1="14.243cm" svg:y1="16.991cm" svg:x2="20.354cm" svg:y2="16.991cm">
          <text:p/>
        </draw:line>
        <draw:line draw:style-name="gr15" draw:text-style-name="P7" draw:layer="layout" svg:x1="14.243cm" svg:y1="17.592cm" svg:x2="20.354cm" svg:y2="17.592cm">
          <text:p/>
        </draw:line>
        <draw:line draw:style-name="gr15" draw:text-style-name="P7" draw:layer="layout" svg:x1="14.243cm" svg:y1="18.197cm" svg:x2="20.354cm" svg:y2="18.197cm">
          <text:p/>
        </draw:line>
        <draw:line draw:style-name="gr15" draw:text-style-name="P7" draw:layer="layout" svg:x1="14.243cm" svg:y1="18.802cm" svg:x2="20.354cm" svg:y2="18.802cm">
          <text:p/>
        </draw:line>
        <draw:line draw:style-name="gr15" draw:text-style-name="P7" draw:layer="layout" svg:x1="14.243cm" svg:y1="19.405cm" svg:x2="20.354cm" svg:y2="19.405cm">
          <text:p/>
        </draw:line>
        <draw:line draw:style-name="gr15" draw:text-style-name="P7" draw:layer="layout" svg:x1="14.243cm" svg:y1="20.009cm" svg:x2="20.354cm" svg:y2="20.009cm">
          <text:p/>
        </draw:line>
        <draw:line draw:style-name="gr15" draw:text-style-name="P7" draw:layer="layout" svg:x1="14.243cm" svg:y1="20.612cm" svg:x2="20.354cm" svg:y2="20.612cm">
          <text:p/>
        </draw:line>
        <draw:line draw:style-name="gr15" draw:text-style-name="P7" draw:layer="layout" svg:x1="20.513cm" svg:y1="2.479cm" svg:x2="23.792cm" svg:y2="2.479cm">
          <text:p/>
        </draw:line>
        <draw:line draw:style-name="gr15" draw:text-style-name="P7" draw:layer="layout" svg:x1="20.513cm" svg:y1="3.083cm" svg:x2="23.793cm" svg:y2="3.083cm">
          <text:p/>
        </draw:line>
        <draw:line draw:style-name="gr15" draw:text-style-name="P7" draw:layer="layout" svg:x1="20.513cm" svg:y1="3.687cm" svg:x2="23.793cm" svg:y2="3.687cm">
          <text:p/>
        </draw:line>
        <draw:line draw:style-name="gr15" draw:text-style-name="P7" draw:layer="layout" svg:x1="20.513cm" svg:y1="4.289cm" svg:x2="23.793cm" svg:y2="4.289cm">
          <text:p/>
        </draw:line>
        <draw:line draw:style-name="gr15" draw:text-style-name="P7" draw:layer="layout" svg:x1="20.513cm" svg:y1="4.894cm" svg:x2="23.793cm" svg:y2="4.894cm">
          <text:p/>
        </draw:line>
        <draw:line draw:style-name="gr15" draw:text-style-name="P7" draw:layer="layout" svg:x1="20.513cm" svg:y1="5.499cm" svg:x2="23.793cm" svg:y2="5.499cm">
          <text:p/>
        </draw:line>
        <draw:line draw:style-name="gr15" draw:text-style-name="P7" draw:layer="layout" svg:x1="20.513cm" svg:y1="6.102cm" svg:x2="23.793cm" svg:y2="6.102cm">
          <text:p/>
        </draw:line>
        <draw:line draw:style-name="gr15" draw:text-style-name="P7" draw:layer="layout" svg:x1="20.513cm" svg:y1="6.705cm" svg:x2="23.793cm" svg:y2="6.705cm">
          <text:p/>
        </draw:line>
        <draw:line draw:style-name="gr15" draw:text-style-name="P7" draw:layer="layout" svg:x1="20.513cm" svg:y1="7.308cm" svg:x2="23.793cm" svg:y2="7.308cm">
          <text:p/>
        </draw:line>
        <draw:line draw:style-name="gr15" draw:text-style-name="P7" draw:layer="layout" svg:x1="20.513cm" svg:y1="7.921cm" svg:x2="23.793cm" svg:y2="7.921cm">
          <text:p/>
        </draw:line>
        <draw:line draw:style-name="gr15" draw:text-style-name="P7" draw:layer="layout" svg:x1="20.513cm" svg:y1="8.525cm" svg:x2="23.793cm" svg:y2="8.525cm">
          <text:p/>
        </draw:line>
        <draw:line draw:style-name="gr15" draw:text-style-name="P7" draw:layer="layout" svg:x1="20.515cm" svg:y1="9.13cm" svg:x2="23.794cm" svg:y2="9.13cm">
          <text:p/>
        </draw:line>
        <draw:line draw:style-name="gr15" draw:text-style-name="P7" draw:layer="layout" svg:x1="20.515cm" svg:y1="9.733cm" svg:x2="23.795cm" svg:y2="9.733cm">
          <text:p/>
        </draw:line>
        <draw:line draw:style-name="gr15" draw:text-style-name="P7" draw:layer="layout" svg:x1="20.515cm" svg:y1="10.338cm" svg:x2="23.795cm" svg:y2="10.338cm">
          <text:p/>
        </draw:line>
        <draw:line draw:style-name="gr15" draw:text-style-name="P7" draw:layer="layout" svg:x1="20.515cm" svg:y1="10.94cm" svg:x2="23.795cm" svg:y2="10.94cm">
          <text:p/>
        </draw:line>
        <draw:line draw:style-name="gr15" draw:text-style-name="P7" draw:layer="layout" svg:x1="20.515cm" svg:y1="11.545cm" svg:x2="23.795cm" svg:y2="11.545cm">
          <text:p/>
        </draw:line>
        <draw:line draw:style-name="gr15" draw:text-style-name="P7" draw:layer="layout" svg:x1="20.515cm" svg:y1="12.15cm" svg:x2="23.795cm" svg:y2="12.15cm">
          <text:p/>
        </draw:line>
        <draw:line draw:style-name="gr15" draw:text-style-name="P7" draw:layer="layout" svg:x1="20.515cm" svg:y1="12.753cm" svg:x2="23.795cm" svg:y2="12.753cm">
          <text:p/>
        </draw:line>
        <draw:line draw:style-name="gr15" draw:text-style-name="P7" draw:layer="layout" svg:x1="20.515cm" svg:y1="13.356cm" svg:x2="23.795cm" svg:y2="13.356cm">
          <text:p/>
        </draw:line>
        <draw:line draw:style-name="gr15" draw:text-style-name="P7" draw:layer="layout" svg:x1="20.515cm" svg:y1="13.959cm" svg:x2="23.795cm" svg:y2="13.959cm">
          <text:p/>
        </draw:line>
        <draw:line draw:style-name="gr15" draw:text-style-name="P7" draw:layer="layout" svg:x1="20.515cm" svg:y1="14.572cm" svg:x2="23.795cm" svg:y2="14.572cm">
          <text:p/>
        </draw:line>
        <draw:line draw:style-name="gr15" draw:text-style-name="P7" draw:layer="layout" svg:x1="20.515cm" svg:y1="15.176cm" svg:x2="23.795cm" svg:y2="15.176cm">
          <text:p/>
        </draw:line>
        <draw:line draw:style-name="gr15" draw:text-style-name="P7" draw:layer="layout" svg:x1="20.515cm" svg:y1="15.783cm" svg:x2="23.794cm" svg:y2="15.783cm">
          <text:p/>
        </draw:line>
        <draw:line draw:style-name="gr15" draw:text-style-name="P7" draw:layer="layout" svg:x1="20.515cm" svg:y1="16.386cm" svg:x2="23.795cm" svg:y2="16.386cm">
          <text:p/>
        </draw:line>
        <draw:line draw:style-name="gr15" draw:text-style-name="P7" draw:layer="layout" svg:x1="20.515cm" svg:y1="16.991cm" svg:x2="23.795cm" svg:y2="16.991cm">
          <text:p/>
        </draw:line>
        <draw:line draw:style-name="gr15" draw:text-style-name="P7" draw:layer="layout" svg:x1="20.515cm" svg:y1="17.592cm" svg:x2="23.795cm" svg:y2="17.592cm">
          <text:p/>
        </draw:line>
        <draw:line draw:style-name="gr15" draw:text-style-name="P7" draw:layer="layout" svg:x1="20.515cm" svg:y1="18.197cm" svg:x2="23.795cm" svg:y2="18.197cm">
          <text:p/>
        </draw:line>
        <draw:line draw:style-name="gr15" draw:text-style-name="P7" draw:layer="layout" svg:x1="20.515cm" svg:y1="18.802cm" svg:x2="23.795cm" svg:y2="18.802cm">
          <text:p/>
        </draw:line>
        <draw:line draw:style-name="gr15" draw:text-style-name="P7" draw:layer="layout" svg:x1="20.515cm" svg:y1="19.405cm" svg:x2="23.795cm" svg:y2="19.405cm">
          <text:p/>
        </draw:line>
        <draw:line draw:style-name="gr15" draw:text-style-name="P7" draw:layer="layout" svg:x1="20.515cm" svg:y1="20.009cm" svg:x2="23.795cm" svg:y2="20.009cm">
          <text:p/>
        </draw:line>
        <draw:line draw:style-name="gr15" draw:text-style-name="P7" draw:layer="layout" svg:x1="20.515cm" svg:y1="20.612cm" svg:x2="23.795cm" svg:y2="20.612cm">
          <text:p/>
        </draw:line>
        <draw:line draw:style-name="gr15" draw:text-style-name="P7" draw:layer="layout" svg:x1="23.961cm" svg:y1="2.479cm" svg:x2="27.24cm" svg:y2="2.479cm">
          <text:p/>
        </draw:line>
        <draw:line draw:style-name="gr15" draw:text-style-name="P7" draw:layer="layout" svg:x1="23.961cm" svg:y1="3.083cm" svg:x2="27.241cm" svg:y2="3.083cm">
          <text:p/>
        </draw:line>
        <draw:line draw:style-name="gr15" draw:text-style-name="P7" draw:layer="layout" svg:x1="23.961cm" svg:y1="3.687cm" svg:x2="27.241cm" svg:y2="3.687cm">
          <text:p/>
        </draw:line>
        <draw:line draw:style-name="gr15" draw:text-style-name="P7" draw:layer="layout" svg:x1="23.961cm" svg:y1="4.289cm" svg:x2="27.241cm" svg:y2="4.289cm">
          <text:p/>
        </draw:line>
        <draw:line draw:style-name="gr15" draw:text-style-name="P7" draw:layer="layout" svg:x1="23.961cm" svg:y1="4.894cm" svg:x2="27.241cm" svg:y2="4.894cm">
          <text:p/>
        </draw:line>
        <draw:line draw:style-name="gr15" draw:text-style-name="P7" draw:layer="layout" svg:x1="23.961cm" svg:y1="5.499cm" svg:x2="27.241cm" svg:y2="5.499cm">
          <text:p/>
        </draw:line>
        <draw:line draw:style-name="gr15" draw:text-style-name="P7" draw:layer="layout" svg:x1="23.961cm" svg:y1="6.102cm" svg:x2="27.241cm" svg:y2="6.102cm">
          <text:p/>
        </draw:line>
        <draw:line draw:style-name="gr15" draw:text-style-name="P7" draw:layer="layout" svg:x1="23.961cm" svg:y1="6.705cm" svg:x2="27.241cm" svg:y2="6.705cm">
          <text:p/>
        </draw:line>
        <draw:line draw:style-name="gr15" draw:text-style-name="P7" draw:layer="layout" svg:x1="23.961cm" svg:y1="7.308cm" svg:x2="27.241cm" svg:y2="7.308cm">
          <text:p/>
        </draw:line>
        <draw:line draw:style-name="gr15" draw:text-style-name="P7" draw:layer="layout" svg:x1="23.961cm" svg:y1="7.921cm" svg:x2="27.241cm" svg:y2="7.921cm">
          <text:p/>
        </draw:line>
        <draw:line draw:style-name="gr15" draw:text-style-name="P7" draw:layer="layout" svg:x1="23.961cm" svg:y1="8.525cm" svg:x2="27.241cm" svg:y2="8.525cm">
          <text:p/>
        </draw:line>
        <draw:line draw:style-name="gr15" draw:text-style-name="P7" draw:layer="layout" svg:x1="23.963cm" svg:y1="9.13cm" svg:x2="27.242cm" svg:y2="9.13cm">
          <text:p/>
        </draw:line>
        <draw:line draw:style-name="gr15" draw:text-style-name="P7" draw:layer="layout" svg:x1="23.963cm" svg:y1="9.733cm" svg:x2="27.243cm" svg:y2="9.733cm">
          <text:p/>
        </draw:line>
        <draw:line draw:style-name="gr15" draw:text-style-name="P7" draw:layer="layout" svg:x1="23.963cm" svg:y1="10.338cm" svg:x2="27.243cm" svg:y2="10.338cm">
          <text:p/>
        </draw:line>
        <draw:line draw:style-name="gr15" draw:text-style-name="P7" draw:layer="layout" svg:x1="23.963cm" svg:y1="10.94cm" svg:x2="27.243cm" svg:y2="10.94cm">
          <text:p/>
        </draw:line>
        <draw:line draw:style-name="gr15" draw:text-style-name="P7" draw:layer="layout" svg:x1="23.963cm" svg:y1="11.545cm" svg:x2="27.243cm" svg:y2="11.545cm">
          <text:p/>
        </draw:line>
        <draw:line draw:style-name="gr15" draw:text-style-name="P7" draw:layer="layout" svg:x1="23.963cm" svg:y1="12.15cm" svg:x2="27.243cm" svg:y2="12.15cm">
          <text:p/>
        </draw:line>
        <draw:line draw:style-name="gr15" draw:text-style-name="P7" draw:layer="layout" svg:x1="23.963cm" svg:y1="12.753cm" svg:x2="27.243cm" svg:y2="12.753cm">
          <text:p/>
        </draw:line>
        <draw:line draw:style-name="gr15" draw:text-style-name="P7" draw:layer="layout" svg:x1="23.963cm" svg:y1="13.356cm" svg:x2="27.243cm" svg:y2="13.356cm">
          <text:p/>
        </draw:line>
        <draw:line draw:style-name="gr15" draw:text-style-name="P7" draw:layer="layout" svg:x1="23.963cm" svg:y1="13.959cm" svg:x2="27.243cm" svg:y2="13.959cm">
          <text:p/>
        </draw:line>
        <draw:line draw:style-name="gr15" draw:text-style-name="P7" draw:layer="layout" svg:x1="23.963cm" svg:y1="14.572cm" svg:x2="27.243cm" svg:y2="14.572cm">
          <text:p/>
        </draw:line>
        <draw:line draw:style-name="gr15" draw:text-style-name="P7" draw:layer="layout" svg:x1="23.963cm" svg:y1="15.176cm" svg:x2="27.243cm" svg:y2="15.176cm">
          <text:p/>
        </draw:line>
        <draw:line draw:style-name="gr15" draw:text-style-name="P7" draw:layer="layout" svg:x1="23.963cm" svg:y1="15.783cm" svg:x2="27.242cm" svg:y2="15.783cm">
          <text:p/>
        </draw:line>
        <draw:line draw:style-name="gr15" draw:text-style-name="P7" draw:layer="layout" svg:x1="23.963cm" svg:y1="16.386cm" svg:x2="27.243cm" svg:y2="16.386cm">
          <text:p/>
        </draw:line>
        <draw:line draw:style-name="gr15" draw:text-style-name="P7" draw:layer="layout" svg:x1="23.963cm" svg:y1="16.991cm" svg:x2="27.243cm" svg:y2="16.991cm">
          <text:p/>
        </draw:line>
        <draw:line draw:style-name="gr15" draw:text-style-name="P7" draw:layer="layout" svg:x1="23.963cm" svg:y1="17.592cm" svg:x2="27.243cm" svg:y2="17.592cm">
          <text:p/>
        </draw:line>
        <draw:line draw:style-name="gr15" draw:text-style-name="P7" draw:layer="layout" svg:x1="23.963cm" svg:y1="18.197cm" svg:x2="27.243cm" svg:y2="18.197cm">
          <text:p/>
        </draw:line>
        <draw:line draw:style-name="gr15" draw:text-style-name="P7" draw:layer="layout" svg:x1="23.963cm" svg:y1="18.802cm" svg:x2="27.243cm" svg:y2="18.802cm">
          <text:p/>
        </draw:line>
        <draw:line draw:style-name="gr15" draw:text-style-name="P7" draw:layer="layout" svg:x1="23.963cm" svg:y1="19.405cm" svg:x2="27.243cm" svg:y2="19.405cm">
          <text:p/>
        </draw:line>
        <draw:line draw:style-name="gr15" draw:text-style-name="P7" draw:layer="layout" svg:x1="23.963cm" svg:y1="20.009cm" svg:x2="27.243cm" svg:y2="20.009cm">
          <text:p/>
        </draw:line>
        <draw:line draw:style-name="gr15" draw:text-style-name="P7" draw:layer="layout" svg:x1="23.963cm" svg:y1="20.612cm" svg:x2="27.243cm" svg:y2="20.612cm">
          <text:p/>
        </draw:line>
        <draw:frame draw:style-name="gr44" draw:text-style-name="P4" draw:layer="layout" svg:width="1.518cm" svg:height="0.533cm" svg:x="15.65cm" svg:y="1.408cm">
          <draw:text-box>
            <text:p text:style-name="P1"><text:span text:style-name="T2">Gasto</text:span></text:p>
          </draw:text-box>
        </draw:frame>
        <draw:frame draw:style-name="gr47" draw:text-style-name="P4" draw:layer="layout" svg:width="2.804cm" svg:height="0.533cm" svg:x="21.377cm" svg:y="1.409cm">
          <draw:text-box>
            <text:p text:style-name="P1"><text:span text:style-name="T2">Presupuestado</text:span></text:p>
          </draw:text-box>
        </draw:frame>
        <draw:frame draw:style-name="gr48" draw:text-style-name="P4" draw:layer="layout" svg:width="1.493cm" svg:height="0.533cm" svg:x="24.901cm" svg:y="1.41cm">
          <draw:text-box>
            <text:p text:style-name="P1"><text:span text:style-name="T2">Real</text:span></text:p>
          </draw:text-box>
        </draw:frame>
        <draw:line draw:style-name="gr2" draw:text-style-name="P3" draw:layer="layout" svg:x1="-4.79cm" svg:y1="16.756cm" svg:x2="-4.79cm" svg:y2="3.506cm">
          <text:p/>
        </draw:line>
        <draw:frame draw:style-name="gr5" draw:text-style-name="P6" draw:layer="layout" svg:width="2.445cm" svg:height="0.617cm" svg:x="1.02cm" svg:y="2.73cm">
          <draw:text-box>
            <text:p text:style-name="P1"><text:span text:style-name="T4">Alquiler / Hipotéca <text:s/></text:span></text:p>
          </draw:text-box>
        </draw:frame>
        <draw:frame draw:style-name="gr49" draw:text-style-name="P6" draw:layer="layout" svg:width="0.667cm" svg:height="0.617cm" svg:x="0.992cm" svg:y="3.334cm">
          <draw:text-box>
            <text:p text:style-name="P1"><text:span text:style-name="T4">Luz <text:s text:c="2"/></text:span></text:p>
          </draw:text-box>
        </draw:frame>
        <draw:frame draw:style-name="gr49" draw:text-style-name="P6" draw:layer="layout" svg:width="0.667cm" svg:height="0.617cm" svg:x="0.992cm" svg:y="3.938cm">
          <draw:text-box>
            <text:p text:style-name="P1"><text:span text:style-name="T4">Agua</text:span></text:p>
          </draw:text-box>
        </draw:frame>
        <draw:frame draw:style-name="gr50" draw:text-style-name="P6" draw:layer="layout" svg:width="0.495cm" svg:height="0.617cm" svg:x="0.992cm" svg:y="4.542cm">
          <draw:text-box>
            <text:p text:style-name="P1"><text:span text:style-name="T4">Gas</text:span></text:p>
          </draw:text-box>
        </draw:frame>
        <draw:frame draw:style-name="gr51" draw:text-style-name="P6" draw:layer="layout" svg:width="1.13cm" svg:height="0.617cm" svg:x="0.992cm" svg:y="5.145cm">
          <draw:text-box>
            <text:p text:style-name="P1"><text:span text:style-name="T4">Teléfono</text:span></text:p>
          </draw:text-box>
        </draw:frame>
        <draw:frame draw:style-name="gr52" draw:text-style-name="P6" draw:layer="layout" svg:width="1.575cm" svg:height="0.619cm" svg:x="0.992cm" svg:y="5.749cm">
          <draw:text-box>
            <text:p text:style-name="P1"><text:span text:style-name="T4">TV / Internet</text:span></text:p>
          </draw:text-box>
        </draw:frame>
        <draw:frame draw:style-name="gr53" draw:text-style-name="P6" draw:layer="layout" svg:width="1.873cm" svg:height="0.617cm" svg:x="0.992cm" svg:y="6.353cm">
          <draw:text-box>
            <text:p text:style-name="P1"><text:span text:style-name="T4">Supermercado</text:span></text:p>
          </draw:text-box>
        </draw:frame>
        <draw:frame draw:style-name="gr54" draw:text-style-name="P6" draw:layer="layout" svg:width="1.211cm" svg:height="0.617cm" svg:x="0.992cm" svg:y="6.956cm">
          <draw:text-box>
            <text:p text:style-name="P1"><text:span text:style-name="T4">Vestuario</text:span></text:p>
          </draw:text-box>
        </draw:frame>
        <draw:frame draw:style-name="gr55" draw:text-style-name="P6" draw:layer="layout" svg:width="0.715cm" svg:height="0.619cm" svg:x="0.992cm" svg:y="7.568cm">
          <draw:text-box>
            <text:p text:style-name="P1"><text:span text:style-name="T4">Salud</text:span></text:p>
          </draw:text-box>
        </draw:frame>
        <draw:frame draw:style-name="gr56" draw:text-style-name="P6" draw:layer="layout" svg:width="0.983cm" svg:height="0.617cm" svg:x="0.992cm" svg:y="8.173cm">
          <draw:text-box>
            <text:p text:style-name="P1"><text:span text:style-name="T4">Colegio</text:span></text:p>
          </draw:text-box>
        </draw:frame>
        <draw:frame draw:style-name="gr57" draw:text-style-name="P6" draw:layer="layout" svg:width="1.38cm" svg:height="0.617cm" svg:x="0.992cm" svg:y="8.778cm">
          <draw:text-box>
            <text:p text:style-name="P1"><text:span text:style-name="T4">Transporte</text:span></text:p>
          </draw:text-box>
        </draw:frame>
        <draw:frame draw:style-name="gr58" draw:text-style-name="P6" draw:layer="layout" svg:width="1.329cm" svg:height="0.617cm" svg:x="0.993cm" svg:y="9.382cm">
          <draw:text-box>
            <text:p text:style-name="P1"><text:span text:style-name="T4">Colación <text:s text:c="2"/></text:span></text:p>
          </draw:text-box>
        </draw:frame>
        <draw:frame draw:style-name="gr59" draw:text-style-name="P6" draw:layer="layout" svg:width="1.234cm" svg:height="0.617cm" svg:x="0.993cm" svg:y="9.988cm">
          <draw:text-box>
            <text:p text:style-name="P1"><text:span text:style-name="T4">Tarjetas <text:s text:c="2"/></text:span></text:p>
          </draw:text-box>
        </draw:frame>
        <draw:frame draw:style-name="gr60" draw:text-style-name="P6" draw:layer="layout" svg:width="1.428cm" svg:height="0.617cm" svg:x="0.993cm" svg:y="10.592cm">
          <draw:text-box>
            <text:p text:style-name="P1"><text:span text:style-name="T4">Recreación</text:span></text:p>
          </draw:text-box>
        </draw:frame>
        <draw:frame draw:style-name="gr61" draw:text-style-name="P6" draw:layer="layout" svg:width="1.453cm" svg:height="0.616cm" svg:x="0.993cm" svg:y="11.197cm">
          <draw:text-box>
            <text:p text:style-name="P1"><text:span text:style-name="T4">Imprevistos</text:span></text:p>
          </draw:text-box>
        </draw:frame>
        <draw:frame draw:style-name="gr62" draw:text-style-name="P6" draw:layer="layout" svg:width="0.801cm" svg:height="0.616cm" svg:x="0.993cm" svg:y="11.802cm">
          <draw:text-box>
            <text:p text:style-name="P1"><text:span text:style-name="T4">Varios</text:span></text:p>
          </draw:text-box>
        </draw:frame>
        <draw:frame draw:style-name="gr21" draw:text-style-name="P6" draw:layer="layout" svg:width="0.427cm" svg:height="0.617cm" svg:x="1.021cm" svg:y="12.4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.021cm" svg:y="13.011cm">
          <draw:text-box>
            <text:p text:style-name="P1"><text:span text:style-name="T4">18</text:span></text:p>
          </draw:text-box>
        </draw:frame>
        <draw:frame draw:style-name="gr63" draw:text-style-name="P6" draw:layer="layout" svg:width="0.62cm" svg:height="0.617cm" draw:transform="rotate (1.5707963267949) translate (0.199cm 4.79cm)">
          <draw:text-box>
            <text:p text:style-name="P1"><text:span text:style-name="T4">Casa</text:span></text:p>
          </draw:text-box>
        </draw:frame>
        <draw:frame draw:style-name="gr5" draw:text-style-name="P6" draw:layer="layout" svg:width="0.73cm" svg:height="0.617cm" svg:x="1.021cm" svg:y="2.131cm">
          <draw:text-box>
            <text:p text:style-name="P1"><text:span text:style-name="T4">Gasto</text:span></text:p>
          </draw:text-box>
        </draw:frame>
        <draw:frame draw:style-name="gr5" draw:text-style-name="P6" draw:layer="layout" svg:width="1.877cm" svg:height="0.617cm" svg:x="3.921cm" svg:y="2.132cm">
          <draw:text-box>
            <text:p text:style-name="P1"><text:span text:style-name="T4">Presupuestado</text:span></text:p>
          </draw:text-box>
        </draw:frame>
        <draw:frame draw:style-name="gr5" draw:text-style-name="P6" draw:layer="layout" svg:width="0.562cm" svg:height="0.617cm" svg:x="6.022cm" svg:y="2.133cm">
          <draw:text-box>
            <text:p text:style-name="P1"><text:span text:style-name="T4">Real</text:span></text:p>
          </draw:text-box>
        </draw:frame>
        <draw:frame draw:style-name="gr63" draw:text-style-name="P6" draw:layer="layout" svg:width="1.082cm" svg:height="0.617cm" draw:transform="rotate (1.5707963267949) translate (7.3cm 4.79cm)">
          <draw:text-box>
            <text:p text:style-name="P1"><text:span text:style-name="T4">Personal</text:span></text:p>
          </draw:text-box>
        </draw:frame>
      </draw:page>
      <draw:page draw:name="page4" draw:style-name="dp1" draw:master-page-name="master-page34">
        <draw:custom-shape draw:style-name="gr64" draw:text-style-name="P8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65" draw:text-style-name="P9" draw:layer="layout" svg:width="1.657cm" svg:height="0.625cm" svg:x="3.257cm" svg:y="1.609cm">
          <draw:text-box>
            <text:p text:style-name="P1"><text:span text:style-name="T5">ENERO</text:span></text:p>
          </draw:text-box>
        </draw:frame>
        <draw:frame draw:style-name="gr66" draw:text-style-name="P9" draw:layer="layout" svg:width="2.212cm" svg:height="0.625cm" svg:x="8.804cm" svg:y="1.609cm">
          <draw:text-box>
            <text:p text:style-name="P1"><text:span text:style-name="T5">FEBRERO</text:span></text:p>
          </draw:text-box>
        </draw:frame>
        <draw:frame draw:style-name="gr67" draw:text-style-name="P10" draw:layer="layout" svg:width="0.231cm" svg:height="0.31cm" svg:x="7.44cm" svg:y="2.955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8.193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8.983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9.812cm" svg:y="2.955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0.58cm" svg:y="2.955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1.378cm" svg:y="2.955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12.155cm" svg:y="2.955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7.458cm" svg:y="3.717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8.219cm" svg:y="3.717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9.012cm" svg:y="3.717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9.801cm" svg:y="3.71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0.588cm" svg:y="3.71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1.378cm" svg:y="3.71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12.176cm" svg:y="3.71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7.43cm" svg:y="4.479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8.218cm" svg:y="4.479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8.966cm" svg:y="4.479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9.788cm" svg:y="4.479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0.549cm" svg:y="4.479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1.342cm" svg:y="4.479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12.132cm" svg:y="4.479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7.389cm" svg:y="5.26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8.179cm" svg:y="5.26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8.977cm" svg:y="5.26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9.76cm" svg:y="5.264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0.548cm" svg:y="5.264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1.306cm" svg:y="5.264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12.129cm" svg:y="5.264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7.36cm" svg:y="5.999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8.154cm" svg:y="5.999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8.943cm" svg:y="5.999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9.73cm" svg:y="5.999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0.519cm" svg:y="5.999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1.318cm" svg:y="5.999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12.1cm" svg:y="5.999cm">
          <draw:text-box>
            <text:p text:style-name="P1"><text:span text:style-name="T7">28</text:span></text:p>
          </draw:text-box>
        </draw:frame>
        <draw:frame draw:style-name="gr67" draw:text-style-name="P10" draw:layer="layout" svg:width="0.231cm" svg:height="0.31cm" svg:x="1.675cm" svg:y="2.955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.429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3.219cm" svg:y="2.955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4.048cm" svg:y="2.955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4.816cm" svg:y="2.955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5.614cm" svg:y="2.955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6.391cm" svg:y="2.955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4.853cm" svg:y="3.721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5.614cm" svg:y="3.721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6.407cm" svg:y="3.721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.668cm" svg:y="4.48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.454cm" svg:y="4.48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3.244cm" svg:y="4.48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4.043cm" svg:y="4.48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4.825cm" svg:y="4.487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5.613cm" svg:y="4.487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6.362cm" svg:y="4.487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.654cm" svg:y="5.254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.416cm" svg:y="5.254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3.209cm" svg:y="5.254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3.998cm" svg:y="5.254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4.784cm" svg:y="5.25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5.575cm" svg:y="5.25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6.373cm" svg:y="5.25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.626cm" svg:y="6.02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.415cm" svg:y="6.02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3.173cm" svg:y="6.02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3.995cm" svg:y="6.02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4.756cm" svg:y="6.02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5.549cm" svg:y="6.02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6.339cm" svg:y="6.02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.596cm" svg:y="6.78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.385cm" svg:y="6.786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3.184cm" svg:y="6.786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3.967cm" svg:y="6.786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4.755cm" svg:y="6.786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5.546cm" svg:y="6.786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6.368cm" svg:y="6.786cm">
          <draw:text-box>
            <text:p text:style-name="P1"><text:span text:style-name="T7">31</text:span></text:p>
          </draw:text-box>
        </draw:frame>
        <draw:frame draw:style-name="gr71" draw:text-style-name="P9" draw:layer="layout" svg:width="1.763cm" svg:height="0.625cm" svg:x="17.139cm" svg:y="1.609cm">
          <draw:text-box>
            <text:p text:style-name="P1"><text:span text:style-name="T5">MARZO</text:span></text:p>
          </draw:text-box>
        </draw:frame>
        <draw:frame draw:style-name="gr72" draw:text-style-name="P9" draw:layer="layout" svg:width="1.361cm" svg:height="0.625cm" svg:x="23.159cm" svg:y="1.609cm">
          <draw:text-box>
            <text:p text:style-name="P1"><text:span text:style-name="T5">ABRIL</text:span></text:p>
          </draw:text-box>
        </draw:frame>
        <draw:frame draw:style-name="gr67" draw:text-style-name="P10" draw:layer="layout" svg:width="0.231cm" svg:height="0.31cm" svg:x="15.605cm" svg:y="3.017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16.358cm" svg:y="3.01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148cm" svg:y="3.01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977cm" svg:y="3.017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8.745cm" svg:y="3.017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9.543cm" svg:y="3.017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0.32cm" svg:y="3.017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15.623cm" svg:y="3.779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16.384cm" svg:y="3.779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7.177cm" svg:y="3.779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7.966cm" svg:y="3.779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8.753cm" svg:y="3.779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9.543cm" svg:y="3.779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0.341cm" svg:y="3.779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15.595cm" svg:y="4.541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16.383cm" svg:y="4.541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7.131cm" svg:y="4.54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7.953cm" svg:y="4.54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8.714cm" svg:y="4.54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9.507cm" svg:y="4.54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0.297cm" svg:y="4.54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15.554cm" svg:y="5.302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16.344cm" svg:y="5.302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7.142cm" svg:y="5.302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7.925cm" svg:y="5.302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8.713cm" svg:y="5.302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9.471cm" svg:y="5.302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0.294cm" svg:y="5.302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15.525cm" svg:y="6.025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16.319cm" svg:y="6.025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7.108cm" svg:y="6.025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7.895cm" svg:y="6.025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8.684cm" svg:y="6.025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9.483cm" svg:y="6.025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0.265cm" svg:y="6.025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15.525cm" svg:y="6.787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16.316cm" svg:y="6.787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7.115cm" svg:y="6.784cm">
          <draw:text-box>
            <text:p text:style-name="P1"><text:span text:style-name="T7">31</text:span></text:p>
          </draw:text-box>
        </draw:frame>
        <draw:frame draw:style-name="gr67" draw:text-style-name="P10" draw:layer="layout" svg:width="0.231cm" svg:height="0.31cm" svg:x="21.385cm" svg:y="3.037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2.138cm" svg:y="3.03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2.928cm" svg:y="3.037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3.757cm" svg:y="3.037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24.525cm" svg:y="3.037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25.323cm" svg:y="3.037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6.1cm" svg:y="3.037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23.772cm" svg:y="3.786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24.533cm" svg:y="3.786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25.327cm" svg:y="3.786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6.116cm" svg:y="3.786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1.374cm" svg:y="4.537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22.163cm" svg:y="4.537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2.962cm" svg:y="4.537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23.744cm" svg:y="4.537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24.533cm" svg:y="4.537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25.281cm" svg:y="4.537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6.103cm" svg:y="4.537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1.334cm" svg:y="5.287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22.128cm" svg:y="5.287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2.918cm" svg:y="5.287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23.704cm" svg:y="5.287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24.493cm" svg:y="5.287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25.292cm" svg:y="5.28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6.075cm" svg:y="5.28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1.334cm" svg:y="6.036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22.092cm" svg:y="6.036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2.914cm" svg:y="6.036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23.675cm" svg:y="6.036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24.469cm" svg:y="6.036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25.258cm" svg:y="6.036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6.045cm" svg:y="6.03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1.305cm" svg:y="6.787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22.104cm" svg:y="6.787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2.886cm" svg:y="6.787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23.675cm" svg:y="6.787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24.466cm" svg:y="6.787cm">
          <draw:text-box>
            <text:p text:style-name="P1"><text:span text:style-name="T7">30</text:span></text:p>
          </draw:text-box>
        </draw:frame>
        <draw:line draw:style-name="gr2" draw:text-style-name="P3" draw:layer="layout" svg:x1="0.702cm" svg:y1="1.266cm" svg:x2="13.953cm" svg:y2="1.266cm">
          <text:p/>
        </draw:line>
        <draw:line draw:style-name="gr2" draw:text-style-name="P7" draw:layer="layout" svg:x1="13.955cm" svg:y1="1.272cm" svg:x2="27.241cm" svg:y2="1.272cm">
          <text:p/>
        </draw:line>
        <draw:frame draw:style-name="gr73" draw:text-style-name="P12" draw:layer="layout" svg:width="4.048cm" svg:height="0.538cm" svg:x="23.08cm" svg:y="0.659cm">
          <draw:text-box>
            <text:p text:style-name="P1"><text:span text:style-name="T8"><text:s text:c="22"/></text:span><text:span text:style-name="T9">2021</text:span></text:p>
          </draw:text-box>
        </draw:frame>
        <draw:line draw:style-name="gr2" draw:text-style-name="P3" draw:layer="layout" svg:x1="0.7cm" svg:y1="20.382cm" svg:x2="13.951cm" svg:y2="20.382cm">
          <text:p/>
        </draw:line>
        <draw:custom-shape draw:style-name="gr64" draw:text-style-name="P8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8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4" draw:text-style-name="P9" draw:layer="layout" svg:width="1.484cm" svg:height="0.625cm" svg:x="9.089cm" svg:y="7.966cm">
          <draw:text-box>
            <text:p text:style-name="P1"><text:span text:style-name="T5">JUNIO</text:span></text:p>
          </draw:text-box>
        </draw:frame>
        <draw:path draw:style-name="gr75" draw:text-style-name="P13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76" draw:text-style-name="P9" draw:layer="layout" svg:width="1.471cm" svg:height="0.625cm" svg:x="3.357cm" svg:y="7.966cm">
          <draw:text-box>
            <text:p text:style-name="P1"><text:span text:style-name="T5">MAYO</text:span></text:p>
          </draw:text-box>
        </draw:frame>
        <draw:path draw:style-name="gr75" draw:text-style-name="P13" draw:layer="layout" svg:width="1.579cm" svg:height="0.766cm" svg:x="7.113cm" svg:y="12.262cm" svg:viewBox="0 0 1580 767" svg:d="M790 0v767h-790v-767zM1580 0v767h-790v-767z">
          <text:p/>
        </draw:path>
        <draw:frame draw:style-name="gr67" draw:text-style-name="P10" draw:layer="layout" svg:width="0.231cm" svg:height="0.31cm" svg:x="7.451cm" svg:y="9.306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8.205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8.995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9.824cm" svg:y="9.306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0.592cm" svg:y="9.306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1.39cm" svg:y="9.306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12.167cm" svg:y="9.306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8.259cm" svg:y="10.072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9.02cm" svg:y="10.072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9.813cm" svg:y="10.072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10.604cm" svg:y="10.072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1.389cm" svg:y="10.072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2.179cm" svg:y="10.072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7.449cm" svg:y="10.839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8.231cm" svg:y="10.839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9.02cm" svg:y="10.839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9.768cm" svg:y="10.839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10.59cm" svg:y="10.839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1.351cm" svg:y="10.839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2.144cm" svg:y="10.839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7.405cm" svg:y="11.606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8.191cm" svg:y="11.606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8.981cm" svg:y="11.606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9.78cm" svg:y="11.606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10.561cm" svg:y="11.606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1.351cm" svg:y="11.606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2.109cm" svg:y="11.606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7.401cm" svg:y="12.373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8.162cm" svg:y="12.373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8.955cm" svg:y="12.373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9.746cm" svg:y="12.373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10.531cm" svg:y="12.373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1.321cm" svg:y="12.373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2.12cm" svg:y="12.373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7.373cm" svg:y="13.139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8.161cm" svg:y="13.139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8.953cm" svg:y="13.139cm">
          <draw:text-box>
            <text:p text:style-name="P1"><text:span text:style-name="T7">30</text:span></text:p>
          </draw:text-box>
        </draw:frame>
        <draw:frame draw:style-name="gr67" draw:text-style-name="P10" draw:layer="layout" svg:width="0.231cm" svg:height="0.31cm" svg:x="1.673cm" svg:y="9.312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.426cm" svg:y="9.312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3.216cm" svg:y="9.312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4.045cm" svg:y="9.312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4.814cm" svg:y="9.312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5.612cm" svg:y="9.312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6.388cm" svg:y="9.312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5.641cm" svg:y="10.078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6.402cm" svg:y="10.078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.666cm" svg:y="10.844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.455cm" svg:y="10.844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3.242cm" svg:y="10.844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4.031cm" svg:y="10.844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4.831cm" svg:y="10.844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5.612cm" svg:y="10.844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6.401cm" svg:y="10.844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.62cm" svg:y="11.61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.442cm" svg:y="11.61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3.202cm" svg:y="11.61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3.996cm" svg:y="11.61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4.785cm" svg:y="11.61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5.572cm" svg:y="11.611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6.362cm" svg:y="11.611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.631cm" svg:y="12.37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.414cm" svg:y="12.37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3.202cm" svg:y="12.377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3.96cm" svg:y="12.377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4.783cm" svg:y="12.377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5.544cm" svg:y="12.377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6.337cm" svg:y="12.377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.597cm" svg:y="13.143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.384cm" svg:y="13.143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3.173cm" svg:y="13.143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3.972cm" svg:y="13.143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4.754cm" svg:y="13.143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5.543cm" svg:y="13.143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6.334cm" svg:y="13.143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.626cm" svg:y="13.905cm">
          <draw:text-box>
            <text:p text:style-name="P1"><text:span text:style-name="T7">31</text:span></text:p>
          </draw:text-box>
        </draw:frame>
        <draw:frame draw:style-name="gr77" draw:text-style-name="P9" draw:layer="layout" svg:width="1.382cm" svg:height="0.625cm" svg:x="17.381cm" svg:y="7.966cm">
          <draw:text-box>
            <text:p text:style-name="P1"><text:span text:style-name="T5">JULIO</text:span></text:p>
          </draw:text-box>
        </draw:frame>
        <draw:frame draw:style-name="gr78" draw:text-style-name="P9" draw:layer="layout" svg:width="2.085cm" svg:height="0.625cm" svg:x="22.797cm" svg:y="7.966cm">
          <draw:text-box>
            <text:p text:style-name="P1"><text:span text:style-name="T5">AGOSTO</text:span></text:p>
          </draw:text-box>
        </draw:frame>
        <draw:frame draw:style-name="gr67" draw:text-style-name="P10" draw:layer="layout" svg:width="0.231cm" svg:height="0.31cm" svg:x="21.37cm" svg:y="9.306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22.122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2.912cm" svg:y="9.306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23.741cm" svg:y="9.306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24.51cm" svg:y="9.306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25.307cm" svg:y="9.306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6.085cm" svg:y="9.306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26.126cm" svg:y="10.073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21.358cm" svg:y="10.842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22.151cm" svg:y="10.842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2.941cm" svg:y="10.842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23.728cm" svg:y="10.842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24.517cm" svg:y="10.842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25.316cm" svg:y="10.842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26.099cm" svg:y="10.842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21.358cm" svg:y="11.61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22.106cm" svg:y="11.61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2.927cm" svg:y="11.61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23.688cm" svg:y="11.61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24.481cm" svg:y="11.61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25.272cm" svg:y="11.61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26.058cm" svg:y="11.61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21.319cm" svg:y="12.377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22.117cm" svg:y="12.377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2.899cm" svg:y="12.377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23.688cm" svg:y="12.377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24.447cm" svg:y="12.377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25.268cm" svg:y="12.377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26.029cm" svg:y="12.377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21.293cm" svg:y="13.146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22.084cm" svg:y="13.146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2.869cm" svg:y="13.146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23.659cm" svg:y="13.146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24.458cm" svg:y="13.146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25.24cm" svg:y="13.146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26.029cm" svg:y="13.146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21.29cm" svg:y="13.913cm">
          <draw:text-box>
            <text:p text:style-name="P1"><text:span text:style-name="T7">30</text:span></text:p>
          </draw:text-box>
        </draw:frame>
        <draw:frame draw:style-name="gr67" draw:text-style-name="P10" draw:layer="layout" svg:width="0.231cm" svg:height="0.31cm" svg:x="15.583cm" svg:y="9.3cm">
          <draw:text-box>
            <text:p text:style-name="P1"><text:span text:style-name="T6">L</text:span></text:p>
          </draw:text-box>
        </draw:frame>
        <draw:frame draw:style-name="gr67" draw:text-style-name="P10" draw:layer="layout" svg:width="0.231cm" svg:height="0.31cm" svg:x="16.336cm" svg:y="9.3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126cm" svg:y="9.3cm">
          <draw:text-box>
            <text:p text:style-name="P1"><text:span text:style-name="T6">M</text:span></text:p>
          </draw:text-box>
        </draw:frame>
        <draw:frame draw:style-name="gr67" draw:text-style-name="P10" draw:layer="layout" svg:width="0.231cm" svg:height="0.31cm" svg:x="17.955cm" svg:y="9.3cm">
          <draw:text-box>
            <text:p text:style-name="P1"><text:span text:style-name="T6">J</text:span></text:p>
          </draw:text-box>
        </draw:frame>
        <draw:frame draw:style-name="gr67" draw:text-style-name="P10" draw:layer="layout" svg:width="0.231cm" svg:height="0.31cm" svg:x="18.723cm" svg:y="9.3cm">
          <draw:text-box>
            <text:p text:style-name="P1"><text:span text:style-name="T6">V</text:span></text:p>
          </draw:text-box>
        </draw:frame>
        <draw:frame draw:style-name="gr67" draw:text-style-name="P10" draw:layer="layout" svg:width="0.231cm" svg:height="0.31cm" svg:x="19.521cm" svg:y="9.3cm">
          <draw:text-box>
            <text:p text:style-name="P1"><text:span text:style-name="T6">S</text:span></text:p>
          </draw:text-box>
        </draw:frame>
        <draw:frame draw:style-name="gr67" draw:text-style-name="P10" draw:layer="layout" svg:width="0.231cm" svg:height="0.31cm" svg:x="20.298cm" svg:y="9.3cm">
          <draw:text-box>
            <text:p text:style-name="P1"><text:span text:style-name="T6">D</text:span></text:p>
          </draw:text-box>
        </draw:frame>
        <draw:frame draw:style-name="gr67" draw:text-style-name="P11" draw:layer="layout" svg:width="0.231cm" svg:height="0.31cm" svg:x="17.97cm" svg:y="10.067cm">
          <draw:text-box>
            <text:p text:style-name="P1"><text:span text:style-name="T7">1</text:span></text:p>
          </draw:text-box>
        </draw:frame>
        <draw:frame draw:style-name="gr67" draw:text-style-name="P11" draw:layer="layout" svg:width="0.231cm" svg:height="0.31cm" svg:x="18.731cm" svg:y="10.067cm">
          <draw:text-box>
            <text:p text:style-name="P1"><text:span text:style-name="T7">2</text:span></text:p>
          </draw:text-box>
        </draw:frame>
        <draw:frame draw:style-name="gr67" draw:text-style-name="P11" draw:layer="layout" svg:width="0.231cm" svg:height="0.31cm" svg:x="19.525cm" svg:y="10.067cm">
          <draw:text-box>
            <text:p text:style-name="P1"><text:span text:style-name="T7">3</text:span></text:p>
          </draw:text-box>
        </draw:frame>
        <draw:frame draw:style-name="gr67" draw:text-style-name="P11" draw:layer="layout" svg:width="0.231cm" svg:height="0.31cm" svg:x="20.314cm" svg:y="10.067cm">
          <draw:text-box>
            <text:p text:style-name="P1"><text:span text:style-name="T7">4</text:span></text:p>
          </draw:text-box>
        </draw:frame>
        <draw:frame draw:style-name="gr67" draw:text-style-name="P11" draw:layer="layout" svg:width="0.231cm" svg:height="0.31cm" svg:x="15.572cm" svg:y="10.836cm">
          <draw:text-box>
            <text:p text:style-name="P1"><text:span text:style-name="T7">5</text:span></text:p>
          </draw:text-box>
        </draw:frame>
        <draw:frame draw:style-name="gr67" draw:text-style-name="P11" draw:layer="layout" svg:width="0.231cm" svg:height="0.31cm" svg:x="16.361cm" svg:y="10.836cm">
          <draw:text-box>
            <text:p text:style-name="P1"><text:span text:style-name="T7">6</text:span></text:p>
          </draw:text-box>
        </draw:frame>
        <draw:frame draw:style-name="gr67" draw:text-style-name="P11" draw:layer="layout" svg:width="0.231cm" svg:height="0.31cm" svg:x="17.16cm" svg:y="10.836cm">
          <draw:text-box>
            <text:p text:style-name="P1"><text:span text:style-name="T7">7</text:span></text:p>
          </draw:text-box>
        </draw:frame>
        <draw:frame draw:style-name="gr67" draw:text-style-name="P11" draw:layer="layout" svg:width="0.231cm" svg:height="0.31cm" svg:x="17.942cm" svg:y="10.836cm">
          <draw:text-box>
            <text:p text:style-name="P1"><text:span text:style-name="T7">8</text:span></text:p>
          </draw:text-box>
        </draw:frame>
        <draw:frame draw:style-name="gr67" draw:text-style-name="P11" draw:layer="layout" svg:width="0.231cm" svg:height="0.31cm" svg:x="18.731cm" svg:y="10.836cm">
          <draw:text-box>
            <text:p text:style-name="P1"><text:span text:style-name="T7">9</text:span></text:p>
          </draw:text-box>
        </draw:frame>
        <draw:frame draw:style-name="gr68" draw:text-style-name="P11" draw:layer="layout" svg:width="0.296cm" svg:height="0.31cm" svg:x="19.479cm" svg:y="10.836cm">
          <draw:text-box>
            <text:p text:style-name="P1"><text:span text:style-name="T7">10</text:span></text:p>
          </draw:text-box>
        </draw:frame>
        <draw:frame draw:style-name="gr68" draw:text-style-name="P11" draw:layer="layout" svg:width="0.296cm" svg:height="0.31cm" svg:x="20.301cm" svg:y="10.836cm">
          <draw:text-box>
            <text:p text:style-name="P1"><text:span text:style-name="T7">11</text:span></text:p>
          </draw:text-box>
        </draw:frame>
        <draw:frame draw:style-name="gr68" draw:text-style-name="P11" draw:layer="layout" svg:width="0.296cm" svg:height="0.31cm" svg:x="15.532cm" svg:y="11.604cm">
          <draw:text-box>
            <text:p text:style-name="P1"><text:span text:style-name="T7">12</text:span></text:p>
          </draw:text-box>
        </draw:frame>
        <draw:frame draw:style-name="gr68" draw:text-style-name="P11" draw:layer="layout" svg:width="0.296cm" svg:height="0.31cm" svg:x="16.326cm" svg:y="11.604cm">
          <draw:text-box>
            <text:p text:style-name="P1"><text:span text:style-name="T7">13</text:span></text:p>
          </draw:text-box>
        </draw:frame>
        <draw:frame draw:style-name="gr68" draw:text-style-name="P11" draw:layer="layout" svg:width="0.296cm" svg:height="0.31cm" svg:x="17.116cm" svg:y="11.604cm">
          <draw:text-box>
            <text:p text:style-name="P1"><text:span text:style-name="T7">14</text:span></text:p>
          </draw:text-box>
        </draw:frame>
        <draw:frame draw:style-name="gr68" draw:text-style-name="P11" draw:layer="layout" svg:width="0.296cm" svg:height="0.31cm" svg:x="17.902cm" svg:y="11.604cm">
          <draw:text-box>
            <text:p text:style-name="P1"><text:span text:style-name="T7">15</text:span></text:p>
          </draw:text-box>
        </draw:frame>
        <draw:frame draw:style-name="gr68" draw:text-style-name="P11" draw:layer="layout" svg:width="0.296cm" svg:height="0.31cm" svg:x="18.691cm" svg:y="11.604cm">
          <draw:text-box>
            <text:p text:style-name="P1"><text:span text:style-name="T7">16</text:span></text:p>
          </draw:text-box>
        </draw:frame>
        <draw:frame draw:style-name="gr68" draw:text-style-name="P11" draw:layer="layout" svg:width="0.296cm" svg:height="0.31cm" svg:x="19.49cm" svg:y="11.604cm">
          <draw:text-box>
            <text:p text:style-name="P1"><text:span text:style-name="T7">17</text:span></text:p>
          </draw:text-box>
        </draw:frame>
        <draw:frame draw:style-name="gr68" draw:text-style-name="P11" draw:layer="layout" svg:width="0.296cm" svg:height="0.31cm" svg:x="20.273cm" svg:y="11.604cm">
          <draw:text-box>
            <text:p text:style-name="P1"><text:span text:style-name="T7">18</text:span></text:p>
          </draw:text-box>
        </draw:frame>
        <draw:frame draw:style-name="gr68" draw:text-style-name="P11" draw:layer="layout" svg:width="0.296cm" svg:height="0.31cm" svg:x="15.532cm" svg:y="12.371cm">
          <draw:text-box>
            <text:p text:style-name="P1"><text:span text:style-name="T7">19</text:span></text:p>
          </draw:text-box>
        </draw:frame>
        <draw:frame draw:style-name="gr69" draw:text-style-name="P11" draw:layer="layout" svg:width="0.307cm" svg:height="0.31cm" svg:x="16.29cm" svg:y="12.371cm">
          <draw:text-box>
            <text:p text:style-name="P1"><text:span text:style-name="T7">20</text:span></text:p>
          </draw:text-box>
        </draw:frame>
        <draw:frame draw:style-name="gr68" draw:text-style-name="P11" draw:layer="layout" svg:width="0.296cm" svg:height="0.31cm" svg:x="17.112cm" svg:y="12.371cm">
          <draw:text-box>
            <text:p text:style-name="P1"><text:span text:style-name="T7">21</text:span></text:p>
          </draw:text-box>
        </draw:frame>
        <draw:frame draw:style-name="gr70" draw:text-style-name="P11" draw:layer="layout" svg:width="0.298cm" svg:height="0.31cm" svg:x="17.873cm" svg:y="12.371cm">
          <draw:text-box>
            <text:p text:style-name="P1"><text:span text:style-name="T7">22</text:span></text:p>
          </draw:text-box>
        </draw:frame>
        <draw:frame draw:style-name="gr68" draw:text-style-name="P11" draw:layer="layout" svg:width="0.296cm" svg:height="0.31cm" svg:x="18.667cm" svg:y="12.371cm">
          <draw:text-box>
            <text:p text:style-name="P1"><text:span text:style-name="T7">23</text:span></text:p>
          </draw:text-box>
        </draw:frame>
        <draw:frame draw:style-name="gr68" draw:text-style-name="P11" draw:layer="layout" svg:width="0.296cm" svg:height="0.31cm" svg:x="19.456cm" svg:y="12.371cm">
          <draw:text-box>
            <text:p text:style-name="P1"><text:span text:style-name="T7">24</text:span></text:p>
          </draw:text-box>
        </draw:frame>
        <draw:frame draw:style-name="gr70" draw:text-style-name="P11" draw:layer="layout" svg:width="0.298cm" svg:height="0.31cm" svg:x="20.243cm" svg:y="12.371cm">
          <draw:text-box>
            <text:p text:style-name="P1"><text:span text:style-name="T7">25</text:span></text:p>
          </draw:text-box>
        </draw:frame>
        <draw:frame draw:style-name="gr70" draw:text-style-name="P11" draw:layer="layout" svg:width="0.298cm" svg:height="0.31cm" svg:x="15.503cm" svg:y="13.14cm">
          <draw:text-box>
            <text:p text:style-name="P1"><text:span text:style-name="T7">26</text:span></text:p>
          </draw:text-box>
        </draw:frame>
        <draw:frame draw:style-name="gr68" draw:text-style-name="P11" draw:layer="layout" svg:width="0.296cm" svg:height="0.31cm" svg:x="16.302cm" svg:y="13.14cm">
          <draw:text-box>
            <text:p text:style-name="P1"><text:span text:style-name="T7">27</text:span></text:p>
          </draw:text-box>
        </draw:frame>
        <draw:frame draw:style-name="gr70" draw:text-style-name="P11" draw:layer="layout" svg:width="0.298cm" svg:height="0.31cm" svg:x="17.084cm" svg:y="13.14cm">
          <draw:text-box>
            <text:p text:style-name="P1"><text:span text:style-name="T7">28</text:span></text:p>
          </draw:text-box>
        </draw:frame>
        <draw:frame draw:style-name="gr70" draw:text-style-name="P11" draw:layer="layout" svg:width="0.298cm" svg:height="0.31cm" svg:x="17.873cm" svg:y="13.14cm">
          <draw:text-box>
            <text:p text:style-name="P1"><text:span text:style-name="T7">29</text:span></text:p>
          </draw:text-box>
        </draw:frame>
        <draw:frame draw:style-name="gr70" draw:text-style-name="P11" draw:layer="layout" svg:width="0.298cm" svg:height="0.31cm" svg:x="18.664cm" svg:y="13.14cm">
          <draw:text-box>
            <text:p text:style-name="P1"><text:span text:style-name="T7">30</text:span></text:p>
          </draw:text-box>
        </draw:frame>
        <draw:frame draw:style-name="gr68" draw:text-style-name="P11" draw:layer="layout" svg:width="0.296cm" svg:height="0.31cm" svg:x="19.485cm" svg:y="13.14cm">
          <draw:text-box>
            <text:p text:style-name="P1"><text:span text:style-name="T7">31</text:span></text:p>
          </draw:text-box>
        </draw:frame>
        <draw:g>
          <draw:custom-shape draw:style-name="gr64" draw:text-style-name="P8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8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79" draw:text-style-name="P9" draw:layer="layout" svg:width="2.322cm" svg:height="0.625cm" svg:x="8.772cm" svg:y="14.603cm">
            <draw:text-box>
              <text:p text:style-name="P1"><text:span text:style-name="T5">OCTUBRE</text:span></text:p>
            </draw:text-box>
          </draw:frame>
          <draw:frame draw:style-name="gr80" draw:text-style-name="P9" draw:layer="layout" svg:width="2.944cm" svg:height="0.625cm" svg:x="2.658cm" svg:y="14.603cm">
            <draw:text-box>
              <text:p text:style-name="P1"><text:span text:style-name="T5">SEPTIEMBRE</text:span></text:p>
            </draw:text-box>
          </draw:frame>
          <draw:frame draw:style-name="gr67" draw:text-style-name="P10" draw:layer="layout" svg:width="0.231cm" svg:height="0.31cm" svg:x="1.668cm" svg:y="15.957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2.421cm" svg:y="15.957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3.211cm" svg:y="15.957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4.04cm" svg:y="15.957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4.809cm" svg:y="15.957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5.607cm" svg:y="15.957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6.383cm" svg:y="15.957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3.266cm" svg:y="16.723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4.027cm" svg:y="16.723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4.82cm" svg:y="16.723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5.61cm" svg:y="16.723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6.396cm" svg:y="16.723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1.657cm" svg:y="17.488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.456cm" svg:y="17.488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3.238cm" svg:y="17.488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4.027cm" svg:y="17.488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4.775cm" svg:y="17.488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5.596cm" svg:y="17.488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6.357cm" svg:y="17.488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1.621cm" svg:y="18.253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.412cm" svg:y="18.253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3.197cm" svg:y="18.253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3.987cm" svg:y="18.253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4.786cm" svg:y="18.253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5.568cm" svg:y="18.253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6.357cm" svg:y="18.253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1.587cm" svg:y="19.018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.408cm" svg:y="19.018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3.169cm" svg:y="19.018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3.962cm" svg:y="19.018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4.752cm" svg:y="19.018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5.538cm" svg:y="19.018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6.328cm" svg:y="19.018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1.598cm" svg:y="19.784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.38cm" svg:y="19.784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3.168cm" svg:y="19.784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3.959cm" svg:y="19.784cm">
            <draw:text-box>
              <text:p text:style-name="P1"><text:span text:style-name="T7">30</text:span></text:p>
            </draw:text-box>
          </draw:frame>
          <draw:frame draw:style-name="gr67" draw:text-style-name="P10" draw:layer="layout" svg:width="0.231cm" svg:height="0.31cm" svg:x="7.448cm" svg:y="15.94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8.202cm" svg:y="15.94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8.992cm" svg:y="15.94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9.821cm" svg:y="15.94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10.589cm" svg:y="15.94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11.387cm" svg:y="15.94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12.164cm" svg:y="15.94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10.626cm" svg:y="16.706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11.387cm" svg:y="16.706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12.18cm" svg:y="16.706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7.441cm" svg:y="17.472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8.227cm" svg:y="17.472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9.017cm" svg:y="17.472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9.816cm" svg:y="17.472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10.598cm" svg:y="17.472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11.386cm" svg:y="17.472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12.135cm" svg:y="17.472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7.427cm" svg:y="18.239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8.189cm" svg:y="18.239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8.982cm" svg:y="18.239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9.771cm" svg:y="18.239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10.557cm" svg:y="18.239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11.348cm" svg:y="18.239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12.146cm" svg:y="18.239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7.399cm" svg:y="19.005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8.188cm" svg:y="19.005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8.946cm" svg:y="19.005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9.768cm" svg:y="19.005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10.529cm" svg:y="19.005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11.322cm" svg:y="19.005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12.112cm" svg:y="19.005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7.369cm" svg:y="19.771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8.158cm" svg:y="19.771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8.957cm" svg:y="19.771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9.74cm" svg:y="19.771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10.528cm" svg:y="19.771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11.319cm" svg:y="19.771cm">
            <draw:text-box>
              <text:p text:style-name="P1"><text:span text:style-name="T7">30</text:span></text:p>
            </draw:text-box>
          </draw:frame>
          <draw:frame draw:style-name="gr68" draw:text-style-name="P11" draw:layer="layout" svg:width="0.296cm" svg:height="0.31cm" svg:x="12.141cm" svg:y="19.771cm">
            <draw:text-box>
              <text:p text:style-name="P1"><text:span text:style-name="T7">31</text:span></text:p>
            </draw:text-box>
          </draw:frame>
          <draw:frame draw:style-name="gr81" draw:text-style-name="P9" draw:layer="layout" svg:width="2.855cm" svg:height="0.625cm" svg:x="16.708cm" svg:y="14.603cm">
            <draw:text-box>
              <text:p text:style-name="P1"><text:span text:style-name="T5">NOVIEMBRE</text:span></text:p>
            </draw:text-box>
          </draw:frame>
          <draw:frame draw:style-name="gr82" draw:text-style-name="P9" draw:layer="layout" svg:width="2.598cm" svg:height="0.625cm" svg:x="22.571cm" svg:y="14.603cm">
            <draw:text-box>
              <text:p text:style-name="P1"><text:span text:style-name="T5">DICIEMBRE</text:span></text:p>
            </draw:text-box>
          </draw:frame>
          <draw:frame draw:style-name="gr67" draw:text-style-name="P10" draw:layer="layout" svg:width="0.231cm" svg:height="0.31cm" svg:x="15.592cm" svg:y="16.005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16.345cm" svg:y="16.005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17.135cm" svg:y="16.005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17.964cm" svg:y="16.005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18.732cm" svg:y="16.005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19.53cm" svg:y="16.005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20.307cm" svg:y="16.005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15.61cm" svg:y="16.767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16.371cm" svg:y="16.767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17.164cm" svg:y="16.767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17.953cm" svg:y="16.767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18.74cm" svg:y="16.767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19.53cm" svg:y="16.767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0.328cm" svg:y="16.767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15.582cm" svg:y="17.529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16.37cm" svg:y="17.529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17.118cm" svg:y="17.529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17.94cm" svg:y="17.529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18.701cm" svg:y="17.529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19.494cm" svg:y="17.529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0.284cm" svg:y="17.529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15.541cm" svg:y="18.29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16.331cm" svg:y="18.29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17.129cm" svg:y="18.29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17.912cm" svg:y="18.29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18.7cm" svg:y="18.29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19.458cm" svg:y="18.29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0.281cm" svg:y="18.29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15.512cm" svg:y="19.013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16.306cm" svg:y="19.013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17.095cm" svg:y="19.013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17.882cm" svg:y="19.013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18.671cm" svg:y="19.013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19.47cm" svg:y="19.013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0.252cm" svg:y="19.013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15.512cm" svg:y="19.775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16.303cm" svg:y="19.775cm">
            <draw:text-box>
              <text:p text:style-name="P1"><text:span text:style-name="T7">30</text:span></text:p>
            </draw:text-box>
          </draw:frame>
          <draw:frame draw:style-name="gr67" draw:text-style-name="P10" draw:layer="layout" svg:width="0.231cm" svg:height="0.31cm" svg:x="21.37cm" svg:y="15.959cm">
            <draw:text-box>
              <text:p text:style-name="P1"><text:span text:style-name="T6">L</text:span></text:p>
            </draw:text-box>
          </draw:frame>
          <draw:frame draw:style-name="gr67" draw:text-style-name="P10" draw:layer="layout" svg:width="0.231cm" svg:height="0.31cm" svg:x="22.122cm" svg:y="15.959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22.912cm" svg:y="15.959cm">
            <draw:text-box>
              <text:p text:style-name="P1"><text:span text:style-name="T6">M</text:span></text:p>
            </draw:text-box>
          </draw:frame>
          <draw:frame draw:style-name="gr67" draw:text-style-name="P10" draw:layer="layout" svg:width="0.231cm" svg:height="0.31cm" svg:x="23.741cm" svg:y="15.959cm">
            <draw:text-box>
              <text:p text:style-name="P1"><text:span text:style-name="T6">J</text:span></text:p>
            </draw:text-box>
          </draw:frame>
          <draw:frame draw:style-name="gr67" draw:text-style-name="P10" draw:layer="layout" svg:width="0.231cm" svg:height="0.31cm" svg:x="24.51cm" svg:y="15.959cm">
            <draw:text-box>
              <text:p text:style-name="P1"><text:span text:style-name="T6">V</text:span></text:p>
            </draw:text-box>
          </draw:frame>
          <draw:frame draw:style-name="gr67" draw:text-style-name="P10" draw:layer="layout" svg:width="0.231cm" svg:height="0.31cm" svg:x="25.307cm" svg:y="15.959cm">
            <draw:text-box>
              <text:p text:style-name="P1"><text:span text:style-name="T6">S</text:span></text:p>
            </draw:text-box>
          </draw:frame>
          <draw:frame draw:style-name="gr67" draw:text-style-name="P10" draw:layer="layout" svg:width="0.231cm" svg:height="0.31cm" svg:x="26.085cm" svg:y="15.959cm">
            <draw:text-box>
              <text:p text:style-name="P1"><text:span text:style-name="T6">D</text:span></text:p>
            </draw:text-box>
          </draw:frame>
          <draw:frame draw:style-name="gr67" draw:text-style-name="P11" draw:layer="layout" svg:width="0.231cm" svg:height="0.31cm" svg:x="22.967cm" svg:y="16.722cm">
            <draw:text-box>
              <text:p text:style-name="P1"><text:span text:style-name="T7">1</text:span></text:p>
            </draw:text-box>
          </draw:frame>
          <draw:frame draw:style-name="gr67" draw:text-style-name="P11" draw:layer="layout" svg:width="0.231cm" svg:height="0.31cm" svg:x="23.728cm" svg:y="16.722cm">
            <draw:text-box>
              <text:p text:style-name="P1"><text:span text:style-name="T7">2</text:span></text:p>
            </draw:text-box>
          </draw:frame>
          <draw:frame draw:style-name="gr67" draw:text-style-name="P11" draw:layer="layout" svg:width="0.231cm" svg:height="0.31cm" svg:x="24.521cm" svg:y="16.722cm">
            <draw:text-box>
              <text:p text:style-name="P1"><text:span text:style-name="T7">3</text:span></text:p>
            </draw:text-box>
          </draw:frame>
          <draw:frame draw:style-name="gr67" draw:text-style-name="P11" draw:layer="layout" svg:width="0.231cm" svg:height="0.31cm" svg:x="25.311cm" svg:y="16.722cm">
            <draw:text-box>
              <text:p text:style-name="P1"><text:span text:style-name="T7">4</text:span></text:p>
            </draw:text-box>
          </draw:frame>
          <draw:frame draw:style-name="gr67" draw:text-style-name="P11" draw:layer="layout" svg:width="0.231cm" svg:height="0.31cm" svg:x="26.097cm" svg:y="16.722cm">
            <draw:text-box>
              <text:p text:style-name="P1"><text:span text:style-name="T7">5</text:span></text:p>
            </draw:text-box>
          </draw:frame>
          <draw:frame draw:style-name="gr67" draw:text-style-name="P11" draw:layer="layout" svg:width="0.231cm" svg:height="0.31cm" svg:x="21.358cm" svg:y="17.485cm">
            <draw:text-box>
              <text:p text:style-name="P1"><text:span text:style-name="T7">6</text:span></text:p>
            </draw:text-box>
          </draw:frame>
          <draw:frame draw:style-name="gr67" draw:text-style-name="P11" draw:layer="layout" svg:width="0.231cm" svg:height="0.31cm" svg:x="22.157cm" svg:y="17.485cm">
            <draw:text-box>
              <text:p text:style-name="P1"><text:span text:style-name="T7">7</text:span></text:p>
            </draw:text-box>
          </draw:frame>
          <draw:frame draw:style-name="gr67" draw:text-style-name="P11" draw:layer="layout" svg:width="0.231cm" svg:height="0.31cm" svg:x="22.939cm" svg:y="17.485cm">
            <draw:text-box>
              <text:p text:style-name="P1"><text:span text:style-name="T7">8</text:span></text:p>
            </draw:text-box>
          </draw:frame>
          <draw:frame draw:style-name="gr67" draw:text-style-name="P11" draw:layer="layout" svg:width="0.231cm" svg:height="0.31cm" svg:x="23.727cm" svg:y="17.485cm">
            <draw:text-box>
              <text:p text:style-name="P1"><text:span text:style-name="T7">9</text:span></text:p>
            </draw:text-box>
          </draw:frame>
          <draw:frame draw:style-name="gr68" draw:text-style-name="P11" draw:layer="layout" svg:width="0.296cm" svg:height="0.31cm" svg:x="24.476cm" svg:y="17.485cm">
            <draw:text-box>
              <text:p text:style-name="P1"><text:span text:style-name="T7">10</text:span></text:p>
            </draw:text-box>
          </draw:frame>
          <draw:frame draw:style-name="gr68" draw:text-style-name="P11" draw:layer="layout" svg:width="0.296cm" svg:height="0.31cm" svg:x="25.297cm" svg:y="17.485cm">
            <draw:text-box>
              <text:p text:style-name="P1"><text:span text:style-name="T7">11</text:span></text:p>
            </draw:text-box>
          </draw:frame>
          <draw:frame draw:style-name="gr68" draw:text-style-name="P11" draw:layer="layout" svg:width="0.296cm" svg:height="0.31cm" svg:x="26.058cm" svg:y="17.485cm">
            <draw:text-box>
              <text:p text:style-name="P1"><text:span text:style-name="T7">12</text:span></text:p>
            </draw:text-box>
          </draw:frame>
          <draw:frame draw:style-name="gr68" draw:text-style-name="P11" draw:layer="layout" svg:width="0.296cm" svg:height="0.31cm" svg:x="21.322cm" svg:y="18.248cm">
            <draw:text-box>
              <text:p text:style-name="P1"><text:span text:style-name="T7">13</text:span></text:p>
            </draw:text-box>
          </draw:frame>
          <draw:frame draw:style-name="gr68" draw:text-style-name="P11" draw:layer="layout" svg:width="0.296cm" svg:height="0.31cm" svg:x="22.112cm" svg:y="18.248cm">
            <draw:text-box>
              <text:p text:style-name="P1"><text:span text:style-name="T7">14</text:span></text:p>
            </draw:text-box>
          </draw:frame>
          <draw:frame draw:style-name="gr68" draw:text-style-name="P11" draw:layer="layout" svg:width="0.296cm" svg:height="0.31cm" svg:x="22.898cm" svg:y="18.248cm">
            <draw:text-box>
              <text:p text:style-name="P1"><text:span text:style-name="T7">15</text:span></text:p>
            </draw:text-box>
          </draw:frame>
          <draw:frame draw:style-name="gr68" draw:text-style-name="P11" draw:layer="layout" svg:width="0.296cm" svg:height="0.31cm" svg:x="23.688cm" svg:y="18.248cm">
            <draw:text-box>
              <text:p text:style-name="P1"><text:span text:style-name="T7">16</text:span></text:p>
            </draw:text-box>
          </draw:frame>
          <draw:frame draw:style-name="gr68" draw:text-style-name="P11" draw:layer="layout" svg:width="0.296cm" svg:height="0.31cm" svg:x="24.487cm" svg:y="18.248cm">
            <draw:text-box>
              <text:p text:style-name="P1"><text:span text:style-name="T7">17</text:span></text:p>
            </draw:text-box>
          </draw:frame>
          <draw:frame draw:style-name="gr68" draw:text-style-name="P11" draw:layer="layout" svg:width="0.296cm" svg:height="0.31cm" svg:x="25.269cm" svg:y="18.248cm">
            <draw:text-box>
              <text:p text:style-name="P1"><text:span text:style-name="T7">18</text:span></text:p>
            </draw:text-box>
          </draw:frame>
          <draw:frame draw:style-name="gr68" draw:text-style-name="P11" draw:layer="layout" svg:width="0.296cm" svg:height="0.31cm" svg:x="26.057cm" svg:y="18.248cm">
            <draw:text-box>
              <text:p text:style-name="P1"><text:span text:style-name="T7">19</text:span></text:p>
            </draw:text-box>
          </draw:frame>
          <draw:frame draw:style-name="gr69" draw:text-style-name="P11" draw:layer="layout" svg:width="0.307cm" svg:height="0.31cm" svg:x="21.287cm" svg:y="19.013cm">
            <draw:text-box>
              <text:p text:style-name="P1"><text:span text:style-name="T7">20</text:span></text:p>
            </draw:text-box>
          </draw:frame>
          <draw:frame draw:style-name="gr68" draw:text-style-name="P11" draw:layer="layout" svg:width="0.296cm" svg:height="0.31cm" svg:x="22.109cm" svg:y="19.013cm">
            <draw:text-box>
              <text:p text:style-name="P1"><text:span text:style-name="T7">21</text:span></text:p>
            </draw:text-box>
          </draw:frame>
          <draw:frame draw:style-name="gr70" draw:text-style-name="P11" draw:layer="layout" svg:width="0.298cm" svg:height="0.31cm" svg:x="22.87cm" svg:y="19.013cm">
            <draw:text-box>
              <text:p text:style-name="P1"><text:span text:style-name="T7">22</text:span></text:p>
            </draw:text-box>
          </draw:frame>
          <draw:frame draw:style-name="gr68" draw:text-style-name="P11" draw:layer="layout" svg:width="0.296cm" svg:height="0.31cm" svg:x="23.663cm" svg:y="19.013cm">
            <draw:text-box>
              <text:p text:style-name="P1"><text:span text:style-name="T7">23</text:span></text:p>
            </draw:text-box>
          </draw:frame>
          <draw:frame draw:style-name="gr68" draw:text-style-name="P11" draw:layer="layout" svg:width="0.296cm" svg:height="0.31cm" svg:x="24.453cm" svg:y="19.013cm">
            <draw:text-box>
              <text:p text:style-name="P1"><text:span text:style-name="T7">24</text:span></text:p>
            </draw:text-box>
          </draw:frame>
          <draw:frame draw:style-name="gr70" draw:text-style-name="P11" draw:layer="layout" svg:width="0.298cm" svg:height="0.31cm" svg:x="25.239cm" svg:y="19.013cm">
            <draw:text-box>
              <text:p text:style-name="P1"><text:span text:style-name="T7">25</text:span></text:p>
            </draw:text-box>
          </draw:frame>
          <draw:frame draw:style-name="gr70" draw:text-style-name="P11" draw:layer="layout" svg:width="0.298cm" svg:height="0.31cm" svg:x="26.029cm" svg:y="19.013cm">
            <draw:text-box>
              <text:p text:style-name="P1"><text:span text:style-name="T7">26</text:span></text:p>
            </draw:text-box>
          </draw:frame>
          <draw:frame draw:style-name="gr68" draw:text-style-name="P11" draw:layer="layout" svg:width="0.296cm" svg:height="0.31cm" svg:x="21.298cm" svg:y="19.776cm">
            <draw:text-box>
              <text:p text:style-name="P1"><text:span text:style-name="T7">27</text:span></text:p>
            </draw:text-box>
          </draw:frame>
          <draw:frame draw:style-name="gr70" draw:text-style-name="P11" draw:layer="layout" svg:width="0.298cm" svg:height="0.31cm" svg:x="22.081cm" svg:y="19.776cm">
            <draw:text-box>
              <text:p text:style-name="P1"><text:span text:style-name="T7">28</text:span></text:p>
            </draw:text-box>
          </draw:frame>
          <draw:frame draw:style-name="gr70" draw:text-style-name="P11" draw:layer="layout" svg:width="0.298cm" svg:height="0.31cm" svg:x="22.869cm" svg:y="19.776cm">
            <draw:text-box>
              <text:p text:style-name="P1"><text:span text:style-name="T7">29</text:span></text:p>
            </draw:text-box>
          </draw:frame>
          <draw:frame draw:style-name="gr70" draw:text-style-name="P11" draw:layer="layout" svg:width="0.298cm" svg:height="0.31cm" svg:x="23.66cm" svg:y="19.776cm">
            <draw:text-box>
              <text:p text:style-name="P1"><text:span text:style-name="T7">30</text:span></text:p>
            </draw:text-box>
          </draw:frame>
          <draw:frame draw:style-name="gr68" draw:text-style-name="P11" draw:layer="layout" svg:width="0.296cm" svg:height="0.31cm" svg:x="24.481cm" svg:y="19.776cm">
            <draw:text-box>
              <text:p text:style-name="P1"><text:span text:style-name="T7">31</text:span></text:p>
            </draw:text-box>
          </draw:frame>
        </draw:g>
        <draw:frame draw:style-name="gr68" draw:text-style-name="P11" draw:layer="layout" svg:width="0.296cm" svg:height="0.31cm" svg:x="22.086cm" svg:y="13.907cm">
          <draw:text-box>
            <text:p text:style-name="P1"><text:span text:style-name="T7">31</text:span></text:p>
          </draw:text-box>
        </draw:frame>
        <draw:line draw:style-name="gr2" draw:text-style-name="P7" draw:layer="layout" svg:x1="13.96cm" svg:y1="20.38cm" svg:x2="27.246cm" svg:y2="20.38cm">
          <text:p/>
        </draw:line>
        <draw:frame draw:style-name="gr83" draw:text-style-name="P12" draw:layer="layout" svg:width="4.207cm" svg:height="0.538cm" svg:x="1.459cm" svg:y="0.7cm">
          <draw:text-box>
            <text:p text:style-name="P1"><text:span text:style-name="T9">2021</text:span></text:p>
          </draw:text-box>
        </draw:frame>
      </draw:page>
      <draw:page draw:name="page5" draw:style-name="dp1" draw:master-page-name="master-page79">
        <draw:line draw:style-name="gr2" draw:text-style-name="P3" draw:layer="layout" svg:x1="14.407cm" svg:y1="1.964cm" svg:x2="27.256cm" svg:y2="1.964cm">
          <text:p/>
        </draw:line>
        <draw:frame draw:style-name="gr5" draw:text-style-name="P6" draw:layer="layout" svg:width="0.562cm" svg:height="0.617cm" svg:x="14.275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14.275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4.275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4.275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14.275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4.275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4.275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4.275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14.275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14.275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14.275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4.24cm" svg:y1="2.479cm" svg:x2="18.429cm" svg:y2="2.479cm">
          <text:p/>
        </draw:line>
        <draw:line draw:style-name="gr15" draw:text-style-name="P7" draw:layer="layout" svg:x1="14.24cm" svg:y1="3.083cm" svg:x2="18.43cm" svg:y2="3.083cm">
          <text:p/>
        </draw:line>
        <draw:line draw:style-name="gr15" draw:text-style-name="P7" draw:layer="layout" svg:x1="14.24cm" svg:y1="3.687cm" svg:x2="18.43cm" svg:y2="3.687cm">
          <text:p/>
        </draw:line>
        <draw:line draw:style-name="gr15" draw:text-style-name="P7" draw:layer="layout" svg:x1="14.24cm" svg:y1="4.289cm" svg:x2="18.43cm" svg:y2="4.289cm">
          <text:p/>
        </draw:line>
        <draw:line draw:style-name="gr15" draw:text-style-name="P7" draw:layer="layout" svg:x1="14.24cm" svg:y1="4.894cm" svg:x2="18.43cm" svg:y2="4.894cm">
          <text:p/>
        </draw:line>
        <draw:line draw:style-name="gr15" draw:text-style-name="P7" draw:layer="layout" svg:x1="14.24cm" svg:y1="5.499cm" svg:x2="18.43cm" svg:y2="5.499cm">
          <text:p/>
        </draw:line>
        <draw:line draw:style-name="gr15" draw:text-style-name="P7" draw:layer="layout" svg:x1="14.24cm" svg:y1="6.102cm" svg:x2="18.43cm" svg:y2="6.102cm">
          <text:p/>
        </draw:line>
        <draw:line draw:style-name="gr15" draw:text-style-name="P7" draw:layer="layout" svg:x1="14.24cm" svg:y1="6.705cm" svg:x2="18.43cm" svg:y2="6.705cm">
          <text:p/>
        </draw:line>
        <draw:line draw:style-name="gr15" draw:text-style-name="P7" draw:layer="layout" svg:x1="14.24cm" svg:y1="7.308cm" svg:x2="18.43cm" svg:y2="7.308cm">
          <text:p/>
        </draw:line>
        <draw:line draw:style-name="gr15" draw:text-style-name="P7" draw:layer="layout" svg:x1="14.24cm" svg:y1="7.921cm" svg:x2="18.43cm" svg:y2="7.921cm">
          <text:p/>
        </draw:line>
        <draw:line draw:style-name="gr15" draw:text-style-name="P7" draw:layer="layout" svg:x1="14.24cm" svg:y1="8.525cm" svg:x2="18.43cm" svg:y2="8.525cm">
          <text:p/>
        </draw:line>
        <draw:frame draw:style-name="gr16" draw:text-style-name="P6" draw:layer="layout" svg:width="0.563cm" svg:height="0.617cm" svg:x="14.276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14.276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14.276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14.276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14.276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14.276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14.276cm" svg:y="12.411cm">
          <draw:text-box>
            <text:p text:style-name="P1"><text:span text:style-name="T4">18</text:span></text:p>
          </draw:text-box>
        </draw:frame>
        <draw:frame draw:style-name="gr23" draw:text-style-name="P6" draw:layer="layout" svg:width="0.479cm" svg:height="0.617cm" svg:x="14.276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4.276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14.276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4.276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4.242cm" svg:y1="9.13cm" svg:x2="18.431cm" svg:y2="9.13cm">
          <text:p/>
        </draw:line>
        <draw:line draw:style-name="gr15" draw:text-style-name="P7" draw:layer="layout" svg:x1="14.242cm" svg:y1="9.733cm" svg:x2="18.432cm" svg:y2="9.733cm">
          <text:p/>
        </draw:line>
        <draw:line draw:style-name="gr15" draw:text-style-name="P7" draw:layer="layout" svg:x1="14.242cm" svg:y1="10.338cm" svg:x2="18.432cm" svg:y2="10.338cm">
          <text:p/>
        </draw:line>
        <draw:line draw:style-name="gr15" draw:text-style-name="P7" draw:layer="layout" svg:x1="14.242cm" svg:y1="10.94cm" svg:x2="18.432cm" svg:y2="10.94cm">
          <text:p/>
        </draw:line>
        <draw:line draw:style-name="gr15" draw:text-style-name="P7" draw:layer="layout" svg:x1="14.242cm" svg:y1="11.545cm" svg:x2="18.432cm" svg:y2="11.545cm">
          <text:p/>
        </draw:line>
        <draw:line draw:style-name="gr15" draw:text-style-name="P7" draw:layer="layout" svg:x1="14.242cm" svg:y1="12.15cm" svg:x2="18.432cm" svg:y2="12.15cm">
          <text:p/>
        </draw:line>
        <draw:line draw:style-name="gr15" draw:text-style-name="P7" draw:layer="layout" svg:x1="14.242cm" svg:y1="12.753cm" svg:x2="18.432cm" svg:y2="12.753cm">
          <text:p/>
        </draw:line>
        <draw:line draw:style-name="gr15" draw:text-style-name="P7" draw:layer="layout" svg:x1="14.242cm" svg:y1="13.356cm" svg:x2="18.432cm" svg:y2="13.356cm">
          <text:p/>
        </draw:line>
        <draw:line draw:style-name="gr15" draw:text-style-name="P7" draw:layer="layout" svg:x1="14.242cm" svg:y1="13.959cm" svg:x2="18.432cm" svg:y2="13.959cm">
          <text:p/>
        </draw:line>
        <draw:line draw:style-name="gr15" draw:text-style-name="P7" draw:layer="layout" svg:x1="14.242cm" svg:y1="14.572cm" svg:x2="18.432cm" svg:y2="14.572cm">
          <text:p/>
        </draw:line>
        <draw:line draw:style-name="gr15" draw:text-style-name="P7" draw:layer="layout" svg:x1="14.242cm" svg:y1="15.176cm" svg:x2="18.432cm" svg:y2="15.176cm">
          <text:p/>
        </draw:line>
        <draw:line draw:style-name="gr15" draw:text-style-name="P7" draw:layer="layout" svg:x1="14.242cm" svg:y1="15.783cm" svg:x2="18.431cm" svg:y2="15.783cm">
          <text:p/>
        </draw:line>
        <draw:line draw:style-name="gr15" draw:text-style-name="P7" draw:layer="layout" svg:x1="14.242cm" svg:y1="16.386cm" svg:x2="18.432cm" svg:y2="16.386cm">
          <text:p/>
        </draw:line>
        <draw:line draw:style-name="gr15" draw:text-style-name="P7" draw:layer="layout" svg:x1="14.242cm" svg:y1="16.991cm" svg:x2="18.432cm" svg:y2="16.991cm">
          <text:p/>
        </draw:line>
        <draw:line draw:style-name="gr15" draw:text-style-name="P7" draw:layer="layout" svg:x1="14.242cm" svg:y1="17.592cm" svg:x2="18.432cm" svg:y2="17.592cm">
          <text:p/>
        </draw:line>
        <draw:line draw:style-name="gr15" draw:text-style-name="P7" draw:layer="layout" svg:x1="14.242cm" svg:y1="18.197cm" svg:x2="18.432cm" svg:y2="18.197cm">
          <text:p/>
        </draw:line>
        <draw:line draw:style-name="gr15" draw:text-style-name="P7" draw:layer="layout" svg:x1="14.242cm" svg:y1="18.802cm" svg:x2="18.432cm" svg:y2="18.802cm">
          <text:p/>
        </draw:line>
        <draw:line draw:style-name="gr15" draw:text-style-name="P7" draw:layer="layout" svg:x1="14.242cm" svg:y1="19.405cm" svg:x2="18.432cm" svg:y2="19.405cm">
          <text:p/>
        </draw:line>
        <draw:line draw:style-name="gr15" draw:text-style-name="P7" draw:layer="layout" svg:x1="14.242cm" svg:y1="20.009cm" svg:x2="18.432cm" svg:y2="20.009cm">
          <text:p/>
        </draw:line>
        <draw:frame draw:style-name="gr18" draw:text-style-name="P6" draw:layer="layout" svg:width="0.411cm" svg:height="0.617cm" svg:x="14.277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4.277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4.277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14.277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14.277cm" svg:y="17.849cm">
          <draw:text-box>
            <text:p text:style-name="P1"><text:span text:style-name="T4">27</text:span></text:p>
          </draw:text-box>
        </draw:frame>
        <draw:frame draw:style-name="gr29" draw:text-style-name="P6" draw:layer="layout" svg:width="0.478cm" svg:height="0.617cm" svg:x="14.277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4.277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4.277cm" svg:y="19.669cm">
          <draw:text-box>
            <text:p text:style-name="P1"><text:span text:style-name="T4">30</text:span></text:p>
          </draw:text-box>
        </draw:frame>
        <draw:frame draw:style-name="gr5" draw:text-style-name="P6" draw:layer="layout" svg:width="0.562cm" svg:height="0.617cm" svg:x="18.681cm" svg:y="2.13cm">
          <draw:text-box>
            <text:p text:style-name="P1"><text:span text:style-name="T4">1 <text:s text:c="2"/></text:span></text:p>
          </draw:text-box>
        </draw:frame>
        <draw:frame draw:style-name="gr17" draw:text-style-name="P6" draw:layer="layout" svg:width="0.552cm" svg:height="0.617cm" svg:x="18.681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18.681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18.681cm" svg:y="3.942cm">
          <draw:text-box>
            <text:p text:style-name="P1"><text:span text:style-name="T4">4</text:span></text:p>
          </draw:text-box>
        </draw:frame>
        <draw:frame draw:style-name="gr25" draw:text-style-name="P6" draw:layer="layout" svg:width="0.472cm" svg:height="0.617cm" svg:x="18.681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18.681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18.681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18.681cm" svg:y="6.356cm">
          <draw:text-box>
            <text:p text:style-name="P1"><text:span text:style-name="T4">8</text:span></text:p>
          </draw:text-box>
        </draw:frame>
        <draw:frame draw:style-name="gr30" draw:text-style-name="P6" draw:layer="layout" svg:width="0.467cm" svg:height="0.619cm" svg:x="18.681cm" svg:y="6.968cm">
          <draw:text-box>
            <text:p text:style-name="P1"><text:span text:style-name="T4">9</text:span></text:p>
          </draw:text-box>
        </draw:frame>
        <draw:frame draw:style-name="gr25" draw:text-style-name="P6" draw:layer="layout" svg:width="0.472cm" svg:height="0.617cm" svg:x="18.681cm" svg:y="7.573cm">
          <draw:text-box>
            <text:p text:style-name="P1"><text:span text:style-name="T4">10</text:span></text:p>
          </draw:text-box>
        </draw:frame>
        <draw:frame draw:style-name="gr26" draw:text-style-name="P6" draw:layer="layout" svg:width="0.461cm" svg:height="0.617cm" svg:x="18.681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18.646cm" svg:y1="2.479cm" svg:x2="22.835cm" svg:y2="2.479cm">
          <text:p/>
        </draw:line>
        <draw:line draw:style-name="gr15" draw:text-style-name="P7" draw:layer="layout" svg:x1="18.646cm" svg:y1="3.083cm" svg:x2="22.836cm" svg:y2="3.083cm">
          <text:p/>
        </draw:line>
        <draw:line draw:style-name="gr15" draw:text-style-name="P7" draw:layer="layout" svg:x1="18.646cm" svg:y1="3.687cm" svg:x2="22.836cm" svg:y2="3.687cm">
          <text:p/>
        </draw:line>
        <draw:line draw:style-name="gr15" draw:text-style-name="P7" draw:layer="layout" svg:x1="18.646cm" svg:y1="4.289cm" svg:x2="22.836cm" svg:y2="4.289cm">
          <text:p/>
        </draw:line>
        <draw:line draw:style-name="gr15" draw:text-style-name="P7" draw:layer="layout" svg:x1="18.646cm" svg:y1="4.894cm" svg:x2="22.836cm" svg:y2="4.894cm">
          <text:p/>
        </draw:line>
        <draw:line draw:style-name="gr15" draw:text-style-name="P7" draw:layer="layout" svg:x1="18.646cm" svg:y1="5.499cm" svg:x2="22.836cm" svg:y2="5.499cm">
          <text:p/>
        </draw:line>
        <draw:line draw:style-name="gr15" draw:text-style-name="P7" draw:layer="layout" svg:x1="18.646cm" svg:y1="6.102cm" svg:x2="22.836cm" svg:y2="6.102cm">
          <text:p/>
        </draw:line>
        <draw:line draw:style-name="gr15" draw:text-style-name="P7" draw:layer="layout" svg:x1="18.646cm" svg:y1="6.705cm" svg:x2="22.836cm" svg:y2="6.705cm">
          <text:p/>
        </draw:line>
        <draw:line draw:style-name="gr15" draw:text-style-name="P7" draw:layer="layout" svg:x1="18.646cm" svg:y1="7.308cm" svg:x2="22.836cm" svg:y2="7.308cm">
          <text:p/>
        </draw:line>
        <draw:line draw:style-name="gr15" draw:text-style-name="P7" draw:layer="layout" svg:x1="18.646cm" svg:y1="7.921cm" svg:x2="22.836cm" svg:y2="7.921cm">
          <text:p/>
        </draw:line>
        <draw:line draw:style-name="gr15" draw:text-style-name="P7" draw:layer="layout" svg:x1="18.646cm" svg:y1="8.525cm" svg:x2="22.836cm" svg:y2="8.525cm">
          <text:p/>
        </draw:line>
        <draw:frame draw:style-name="gr5" draw:text-style-name="P6" draw:layer="layout" svg:width="0.562cm" svg:height="0.617cm" svg:x="18.683cm" svg:y="8.782cm">
          <draw:text-box>
            <text:p text:style-name="P1"><text:span text:style-name="T4">12 <text:s text:c="2"/></text:span></text:p>
          </draw:text-box>
        </draw:frame>
        <draw:frame draw:style-name="gr6" draw:text-style-name="P6" draw:layer="layout" svg:width="0.551cm" svg:height="0.617cm" svg:x="18.683cm" svg:y="9.388cm">
          <draw:text-box>
            <text:p text:style-name="P1"><text:span text:style-name="T4">13 <text:s text:c="2"/></text:span></text:p>
          </draw:text-box>
        </draw:frame>
        <draw:frame draw:style-name="gr7" draw:text-style-name="P6" draw:layer="layout" svg:width="0.41cm" svg:height="0.617cm" svg:x="18.683cm" svg:y="9.992cm">
          <draw:text-box>
            <text:p text:style-name="P1"><text:span text:style-name="T4">14</text:span></text:p>
          </draw:text-box>
        </draw:frame>
        <draw:frame draw:style-name="gr31" draw:text-style-name="P6" draw:layer="layout" svg:width="0.482cm" svg:height="0.616cm" svg:x="18.683cm" svg:y="10.597cm">
          <draw:text-box>
            <text:p text:style-name="P1"><text:span text:style-name="T4">15</text:span></text:p>
          </draw:text-box>
        </draw:frame>
        <draw:frame draw:style-name="gr32" draw:text-style-name="P6" draw:layer="layout" svg:width="0.471cm" svg:height="0.616cm" svg:x="18.683cm" svg:y="11.202cm">
          <draw:text-box>
            <text:p text:style-name="P1"><text:span text:style-name="T4">16</text:span></text:p>
          </draw:text-box>
        </draw:frame>
        <draw:frame draw:style-name="gr33" draw:text-style-name="P6" draw:layer="layout" svg:width="0.426cm" svg:height="0.617cm" svg:x="18.683cm" svg:y="11.807cm">
          <draw:text-box>
            <text:p text:style-name="P1"><text:span text:style-name="T4">17</text:span></text:p>
          </draw:text-box>
        </draw:frame>
        <draw:frame draw:style-name="gr11" draw:text-style-name="P6" draw:layer="layout" svg:width="0.415cm" svg:height="0.617cm" svg:x="18.683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18.683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18.683cm" svg:y="13.621cm">
          <draw:text-box>
            <text:p text:style-name="P1"><text:span text:style-name="T4">20</text:span></text:p>
          </draw:text-box>
        </draw:frame>
        <draw:frame draw:style-name="gr9" draw:text-style-name="P6" draw:layer="layout" svg:width="0.471cm" svg:height="0.617cm" svg:x="18.683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18.683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18.648cm" svg:y1="9.13cm" svg:x2="22.837cm" svg:y2="9.13cm">
          <text:p/>
        </draw:line>
        <draw:line draw:style-name="gr15" draw:text-style-name="P7" draw:layer="layout" svg:x1="18.648cm" svg:y1="9.733cm" svg:x2="22.838cm" svg:y2="9.733cm">
          <text:p/>
        </draw:line>
        <draw:line draw:style-name="gr15" draw:text-style-name="P7" draw:layer="layout" svg:x1="18.648cm" svg:y1="10.338cm" svg:x2="22.838cm" svg:y2="10.338cm">
          <text:p/>
        </draw:line>
        <draw:line draw:style-name="gr15" draw:text-style-name="P7" draw:layer="layout" svg:x1="18.648cm" svg:y1="10.94cm" svg:x2="22.838cm" svg:y2="10.94cm">
          <text:p/>
        </draw:line>
        <draw:line draw:style-name="gr15" draw:text-style-name="P7" draw:layer="layout" svg:x1="18.648cm" svg:y1="11.545cm" svg:x2="22.838cm" svg:y2="11.545cm">
          <text:p/>
        </draw:line>
        <draw:line draw:style-name="gr15" draw:text-style-name="P7" draw:layer="layout" svg:x1="18.648cm" svg:y1="12.15cm" svg:x2="22.838cm" svg:y2="12.15cm">
          <text:p/>
        </draw:line>
        <draw:line draw:style-name="gr15" draw:text-style-name="P7" draw:layer="layout" svg:x1="18.648cm" svg:y1="12.753cm" svg:x2="22.838cm" svg:y2="12.753cm">
          <text:p/>
        </draw:line>
        <draw:line draw:style-name="gr15" draw:text-style-name="P7" draw:layer="layout" svg:x1="18.648cm" svg:y1="13.356cm" svg:x2="22.838cm" svg:y2="13.356cm">
          <text:p/>
        </draw:line>
        <draw:line draw:style-name="gr15" draw:text-style-name="P7" draw:layer="layout" svg:x1="18.648cm" svg:y1="13.959cm" svg:x2="22.838cm" svg:y2="13.959cm">
          <text:p/>
        </draw:line>
        <draw:line draw:style-name="gr15" draw:text-style-name="P7" draw:layer="layout" svg:x1="18.648cm" svg:y1="14.572cm" svg:x2="22.838cm" svg:y2="14.572cm">
          <text:p/>
        </draw:line>
        <draw:line draw:style-name="gr15" draw:text-style-name="P7" draw:layer="layout" svg:x1="18.648cm" svg:y1="15.176cm" svg:x2="22.838cm" svg:y2="15.176cm">
          <text:p/>
        </draw:line>
        <draw:line draw:style-name="gr15" draw:text-style-name="P7" draw:layer="layout" svg:x1="18.648cm" svg:y1="15.783cm" svg:x2="22.837cm" svg:y2="15.783cm">
          <text:p/>
        </draw:line>
        <draw:line draw:style-name="gr15" draw:text-style-name="P7" draw:layer="layout" svg:x1="18.648cm" svg:y1="16.386cm" svg:x2="22.838cm" svg:y2="16.386cm">
          <text:p/>
        </draw:line>
        <draw:line draw:style-name="gr15" draw:text-style-name="P7" draw:layer="layout" svg:x1="18.648cm" svg:y1="16.991cm" svg:x2="22.838cm" svg:y2="16.991cm">
          <text:p/>
        </draw:line>
        <draw:line draw:style-name="gr15" draw:text-style-name="P7" draw:layer="layout" svg:x1="18.648cm" svg:y1="17.592cm" svg:x2="22.838cm" svg:y2="17.592cm">
          <text:p/>
        </draw:line>
        <draw:line draw:style-name="gr15" draw:text-style-name="P7" draw:layer="layout" svg:x1="18.648cm" svg:y1="18.197cm" svg:x2="22.838cm" svg:y2="18.197cm">
          <text:p/>
        </draw:line>
        <draw:line draw:style-name="gr15" draw:text-style-name="P7" draw:layer="layout" svg:x1="18.648cm" svg:y1="18.802cm" svg:x2="22.838cm" svg:y2="18.802cm">
          <text:p/>
        </draw:line>
        <draw:line draw:style-name="gr15" draw:text-style-name="P7" draw:layer="layout" svg:x1="18.648cm" svg:y1="19.405cm" svg:x2="22.838cm" svg:y2="19.405cm">
          <text:p/>
        </draw:line>
        <draw:line draw:style-name="gr15" draw:text-style-name="P7" draw:layer="layout" svg:x1="18.648cm" svg:y1="20.009cm" svg:x2="22.838cm" svg:y2="20.009cm">
          <text:p/>
        </draw:line>
        <draw:line draw:style-name="gr15" draw:text-style-name="P7" draw:layer="layout" svg:x1="18.648cm" svg:y1="20.612cm" svg:x2="22.838cm" svg:y2="20.612cm">
          <text:p/>
        </draw:line>
        <draw:frame draw:style-name="gr18" draw:text-style-name="P6" draw:layer="layout" svg:width="0.411cm" svg:height="0.617cm" svg:x="18.683cm" svg:y="15.435cm">
          <draw:text-box>
            <text:p text:style-name="P1"><text:span text:style-name="T4">23</text:span></text:p>
          </draw:text-box>
        </draw:frame>
        <draw:frame draw:style-name="gr27" draw:text-style-name="P6" draw:layer="layout" svg:width="0.483cm" svg:height="0.617cm" svg:x="18.683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18.683cm" svg:y="16.641cm">
          <draw:text-box>
            <text:p text:style-name="P1"><text:span text:style-name="T4">25</text:span></text:p>
          </draw:text-box>
        </draw:frame>
        <draw:frame draw:style-name="gr34" draw:text-style-name="P6" draw:layer="layout" svg:width="0.427cm" svg:height="0.618cm" svg:x="18.683cm" svg:y="17.247cm">
          <draw:text-box>
            <text:p text:style-name="P1"><text:span text:style-name="T4">26</text:span></text:p>
          </draw:text-box>
        </draw:frame>
        <draw:frame draw:style-name="gr35" draw:text-style-name="P6" draw:layer="layout" svg:width="0.417cm" svg:height="0.617cm" svg:x="18.683cm" svg:y="17.849cm">
          <draw:text-box>
            <text:p text:style-name="P1"><text:span text:style-name="T4">27</text:span></text:p>
          </draw:text-box>
        </draw:frame>
        <draw:frame draw:style-name="gr23" draw:text-style-name="P6" draw:layer="layout" svg:width="0.479cm" svg:height="0.617cm" svg:x="18.683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18.683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18.683cm" svg:y="19.669cm">
          <draw:text-box>
            <text:p text:style-name="P1"><text:span text:style-name="T4">30</text:span></text:p>
          </draw:text-box>
        </draw:frame>
        <draw:frame draw:style-name="gr26" draw:text-style-name="P6" draw:layer="layout" svg:width="0.461cm" svg:height="0.617cm" svg:x="18.683cm" svg:y="20.273cm">
          <draw:text-box>
            <text:p text:style-name="P1"><text:span text:style-name="T4">31</text:span></text:p>
          </draw:text-box>
        </draw:frame>
        <draw:frame draw:style-name="gr5" draw:text-style-name="P6" draw:layer="layout" svg:width="0.562cm" svg:height="0.617cm" svg:x="23.086cm" svg:y="2.13cm">
          <draw:text-box>
            <text:p text:style-name="P1"><text:span text:style-name="T4">1 <text:s text:c="2"/></text:span></text:p>
          </draw:text-box>
        </draw:frame>
        <draw:frame draw:style-name="gr6" draw:text-style-name="P6" draw:layer="layout" svg:width="0.551cm" svg:height="0.617cm" svg:x="23.086cm" svg:y="2.734cm">
          <draw:text-box>
            <text:p text:style-name="P1"><text:span text:style-name="T4">2 <text:s text:c="2"/></text:span></text:p>
          </draw:text-box>
        </draw:frame>
        <draw:frame draw:style-name="gr7" draw:text-style-name="P6" draw:layer="layout" svg:width="0.41cm" svg:height="0.617cm" svg:x="23.086cm" svg:y="3.338cm">
          <draw:text-box>
            <text:p text:style-name="P1"><text:span text:style-name="T4">3</text:span></text:p>
          </draw:text-box>
        </draw:frame>
        <draw:frame draw:style-name="gr8" draw:text-style-name="P6" draw:layer="layout" svg:width="0.482cm" svg:height="0.617cm" svg:x="23.086cm" svg:y="3.942cm">
          <draw:text-box>
            <text:p text:style-name="P1"><text:span text:style-name="T4">4</text:span></text:p>
          </draw:text-box>
        </draw:frame>
        <draw:frame draw:style-name="gr9" draw:text-style-name="P6" draw:layer="layout" svg:width="0.471cm" svg:height="0.617cm" svg:x="23.086cm" svg:y="4.545cm">
          <draw:text-box>
            <text:p text:style-name="P1"><text:span text:style-name="T4">5</text:span></text:p>
          </draw:text-box>
        </draw:frame>
        <draw:frame draw:style-name="gr10" draw:text-style-name="P6" draw:layer="layout" svg:width="0.426cm" svg:height="0.619cm" svg:x="23.086cm" svg:y="5.149cm">
          <draw:text-box>
            <text:p text:style-name="P1"><text:span text:style-name="T4">6</text:span></text:p>
          </draw:text-box>
        </draw:frame>
        <draw:frame draw:style-name="gr11" draw:text-style-name="P6" draw:layer="layout" svg:width="0.415cm" svg:height="0.617cm" svg:x="23.086cm" svg:y="5.753cm">
          <draw:text-box>
            <text:p text:style-name="P1"><text:span text:style-name="T4">7</text:span></text:p>
          </draw:text-box>
        </draw:frame>
        <draw:frame draw:style-name="gr12" draw:text-style-name="P6" draw:layer="layout" svg:width="0.477cm" svg:height="0.617cm" svg:x="23.086cm" svg:y="6.356cm">
          <draw:text-box>
            <text:p text:style-name="P1"><text:span text:style-name="T4">8</text:span></text:p>
          </draw:text-box>
        </draw:frame>
        <draw:frame draw:style-name="gr13" draw:text-style-name="P6" draw:layer="layout" svg:width="0.466cm" svg:height="0.619cm" svg:x="23.086cm" svg:y="6.968cm">
          <draw:text-box>
            <text:p text:style-name="P1"><text:span text:style-name="T4">9</text:span></text:p>
          </draw:text-box>
        </draw:frame>
        <draw:frame draw:style-name="gr9" draw:text-style-name="P6" draw:layer="layout" svg:width="0.471cm" svg:height="0.617cm" svg:x="23.086cm" svg:y="7.573cm">
          <draw:text-box>
            <text:p text:style-name="P1"><text:span text:style-name="T4">10</text:span></text:p>
          </draw:text-box>
        </draw:frame>
        <draw:frame draw:style-name="gr14" draw:text-style-name="P6" draw:layer="layout" svg:width="0.46cm" svg:height="0.617cm" svg:x="23.086cm" svg:y="8.178cm">
          <draw:text-box>
            <text:p text:style-name="P1"><text:span text:style-name="T4">11</text:span></text:p>
          </draw:text-box>
        </draw:frame>
        <draw:line draw:style-name="gr15" draw:text-style-name="P7" draw:layer="layout" svg:x1="23.051cm" svg:y1="2.479cm" svg:x2="27.24cm" svg:y2="2.479cm">
          <text:p/>
        </draw:line>
        <draw:line draw:style-name="gr15" draw:text-style-name="P7" draw:layer="layout" svg:x1="23.051cm" svg:y1="3.083cm" svg:x2="27.241cm" svg:y2="3.083cm">
          <text:p/>
        </draw:line>
        <draw:line draw:style-name="gr15" draw:text-style-name="P7" draw:layer="layout" svg:x1="23.051cm" svg:y1="3.687cm" svg:x2="27.241cm" svg:y2="3.687cm">
          <text:p/>
        </draw:line>
        <draw:line draw:style-name="gr15" draw:text-style-name="P7" draw:layer="layout" svg:x1="23.051cm" svg:y1="4.289cm" svg:x2="27.241cm" svg:y2="4.289cm">
          <text:p/>
        </draw:line>
        <draw:line draw:style-name="gr15" draw:text-style-name="P7" draw:layer="layout" svg:x1="23.051cm" svg:y1="4.894cm" svg:x2="27.241cm" svg:y2="4.894cm">
          <text:p/>
        </draw:line>
        <draw:line draw:style-name="gr15" draw:text-style-name="P7" draw:layer="layout" svg:x1="23.051cm" svg:y1="5.499cm" svg:x2="27.241cm" svg:y2="5.499cm">
          <text:p/>
        </draw:line>
        <draw:line draw:style-name="gr15" draw:text-style-name="P7" draw:layer="layout" svg:x1="23.051cm" svg:y1="6.102cm" svg:x2="27.241cm" svg:y2="6.102cm">
          <text:p/>
        </draw:line>
        <draw:line draw:style-name="gr15" draw:text-style-name="P7" draw:layer="layout" svg:x1="23.051cm" svg:y1="6.705cm" svg:x2="27.241cm" svg:y2="6.705cm">
          <text:p/>
        </draw:line>
        <draw:line draw:style-name="gr15" draw:text-style-name="P7" draw:layer="layout" svg:x1="23.051cm" svg:y1="7.308cm" svg:x2="27.241cm" svg:y2="7.308cm">
          <text:p/>
        </draw:line>
        <draw:line draw:style-name="gr15" draw:text-style-name="P7" draw:layer="layout" svg:x1="23.051cm" svg:y1="7.921cm" svg:x2="27.241cm" svg:y2="7.921cm">
          <text:p/>
        </draw:line>
        <draw:line draw:style-name="gr15" draw:text-style-name="P7" draw:layer="layout" svg:x1="23.051cm" svg:y1="8.525cm" svg:x2="27.241cm" svg:y2="8.525cm">
          <text:p/>
        </draw:line>
        <draw:frame draw:style-name="gr16" draw:text-style-name="P6" draw:layer="layout" svg:width="0.563cm" svg:height="0.617cm" svg:x="23.087cm" svg:y="8.782cm">
          <draw:text-box>
            <text:p text:style-name="P1"><text:span text:style-name="T4">12 <text:s text:c="2"/></text:span></text:p>
          </draw:text-box>
        </draw:frame>
        <draw:frame draw:style-name="gr17" draw:text-style-name="P6" draw:layer="layout" svg:width="0.552cm" svg:height="0.617cm" svg:x="23.087cm" svg:y="9.388cm">
          <draw:text-box>
            <text:p text:style-name="P1"><text:span text:style-name="T4">13 <text:s text:c="2"/></text:span></text:p>
          </draw:text-box>
        </draw:frame>
        <draw:frame draw:style-name="gr18" draw:text-style-name="P6" draw:layer="layout" svg:width="0.411cm" svg:height="0.617cm" svg:x="23.087cm" svg:y="9.992cm">
          <draw:text-box>
            <text:p text:style-name="P1"><text:span text:style-name="T4">14</text:span></text:p>
          </draw:text-box>
        </draw:frame>
        <draw:frame draw:style-name="gr19" draw:text-style-name="P6" draw:layer="layout" svg:width="0.483cm" svg:height="0.616cm" svg:x="23.087cm" svg:y="10.597cm">
          <draw:text-box>
            <text:p text:style-name="P1"><text:span text:style-name="T4">15</text:span></text:p>
          </draw:text-box>
        </draw:frame>
        <draw:frame draw:style-name="gr20" draw:text-style-name="P6" draw:layer="layout" svg:width="0.472cm" svg:height="0.616cm" svg:x="23.087cm" svg:y="11.202cm">
          <draw:text-box>
            <text:p text:style-name="P1"><text:span text:style-name="T4">16</text:span></text:p>
          </draw:text-box>
        </draw:frame>
        <draw:frame draw:style-name="gr21" draw:text-style-name="P6" draw:layer="layout" svg:width="0.427cm" svg:height="0.617cm" svg:x="23.087cm" svg:y="11.807cm">
          <draw:text-box>
            <text:p text:style-name="P1"><text:span text:style-name="T4">17</text:span></text:p>
          </draw:text-box>
        </draw:frame>
        <draw:frame draw:style-name="gr22" draw:text-style-name="P6" draw:layer="layout" svg:width="0.416cm" svg:height="0.617cm" svg:x="23.087cm" svg:y="12.411cm">
          <draw:text-box>
            <text:p text:style-name="P1"><text:span text:style-name="T4">18</text:span></text:p>
          </draw:text-box>
        </draw:frame>
        <draw:frame draw:style-name="gr29" draw:text-style-name="P6" draw:layer="layout" svg:width="0.478cm" svg:height="0.617cm" svg:x="23.087cm" svg:y="13.015cm">
          <draw:text-box>
            <text:p text:style-name="P1"><text:span text:style-name="T4">19</text:span></text:p>
          </draw:text-box>
        </draw:frame>
        <draw:frame draw:style-name="gr24" draw:text-style-name="P6" draw:layer="layout" svg:width="0.467cm" svg:height="0.618cm" svg:x="23.087cm" svg:y="13.621cm">
          <draw:text-box>
            <text:p text:style-name="P1"><text:span text:style-name="T4">20</text:span></text:p>
          </draw:text-box>
        </draw:frame>
        <draw:frame draw:style-name="gr25" draw:text-style-name="P6" draw:layer="layout" svg:width="0.472cm" svg:height="0.617cm" svg:x="23.087cm" svg:y="14.225cm">
          <draw:text-box>
            <text:p text:style-name="P1"><text:span text:style-name="T4">21</text:span></text:p>
          </draw:text-box>
        </draw:frame>
        <draw:frame draw:style-name="gr26" draw:text-style-name="P6" draw:layer="layout" svg:width="0.461cm" svg:height="0.617cm" svg:x="23.087cm" svg:y="14.829cm">
          <draw:text-box>
            <text:p text:style-name="P1"><text:span text:style-name="T4">22</text:span></text:p>
          </draw:text-box>
        </draw:frame>
        <draw:line draw:style-name="gr15" draw:text-style-name="P7" draw:layer="layout" svg:x1="23.053cm" svg:y1="9.13cm" svg:x2="27.242cm" svg:y2="9.13cm">
          <text:p/>
        </draw:line>
        <draw:line draw:style-name="gr15" draw:text-style-name="P7" draw:layer="layout" svg:x1="23.053cm" svg:y1="9.733cm" svg:x2="27.243cm" svg:y2="9.733cm">
          <text:p/>
        </draw:line>
        <draw:line draw:style-name="gr15" draw:text-style-name="P7" draw:layer="layout" svg:x1="23.053cm" svg:y1="10.338cm" svg:x2="27.243cm" svg:y2="10.338cm">
          <text:p/>
        </draw:line>
        <draw:line draw:style-name="gr15" draw:text-style-name="P7" draw:layer="layout" svg:x1="23.053cm" svg:y1="10.94cm" svg:x2="27.243cm" svg:y2="10.94cm">
          <text:p/>
        </draw:line>
        <draw:line draw:style-name="gr15" draw:text-style-name="P7" draw:layer="layout" svg:x1="23.053cm" svg:y1="11.545cm" svg:x2="27.243cm" svg:y2="11.545cm">
          <text:p/>
        </draw:line>
        <draw:line draw:style-name="gr15" draw:text-style-name="P7" draw:layer="layout" svg:x1="23.053cm" svg:y1="12.15cm" svg:x2="27.243cm" svg:y2="12.15cm">
          <text:p/>
        </draw:line>
        <draw:line draw:style-name="gr15" draw:text-style-name="P7" draw:layer="layout" svg:x1="23.053cm" svg:y1="12.753cm" svg:x2="27.243cm" svg:y2="12.753cm">
          <text:p/>
        </draw:line>
        <draw:line draw:style-name="gr15" draw:text-style-name="P7" draw:layer="layout" svg:x1="23.053cm" svg:y1="13.356cm" svg:x2="27.243cm" svg:y2="13.356cm">
          <text:p/>
        </draw:line>
        <draw:line draw:style-name="gr15" draw:text-style-name="P7" draw:layer="layout" svg:x1="23.053cm" svg:y1="13.959cm" svg:x2="27.243cm" svg:y2="13.959cm">
          <text:p/>
        </draw:line>
        <draw:line draw:style-name="gr15" draw:text-style-name="P7" draw:layer="layout" svg:x1="23.053cm" svg:y1="14.572cm" svg:x2="27.243cm" svg:y2="14.572cm">
          <text:p/>
        </draw:line>
        <draw:line draw:style-name="gr15" draw:text-style-name="P7" draw:layer="layout" svg:x1="23.053cm" svg:y1="15.176cm" svg:x2="27.243cm" svg:y2="15.176cm">
          <text:p/>
        </draw:line>
        <draw:line draw:style-name="gr15" draw:text-style-name="P7" draw:layer="layout" svg:x1="23.053cm" svg:y1="15.783cm" svg:x2="27.242cm" svg:y2="15.783cm">
          <text:p/>
        </draw:line>
        <draw:line draw:style-name="gr15" draw:text-style-name="P7" draw:layer="layout" svg:x1="23.053cm" svg:y1="16.386cm" svg:x2="27.243cm" svg:y2="16.386cm">
          <text:p/>
        </draw:line>
        <draw:line draw:style-name="gr15" draw:text-style-name="P7" draw:layer="layout" svg:x1="23.053cm" svg:y1="16.991cm" svg:x2="27.243cm" svg:y2="16.991cm">
          <text:p/>
        </draw:line>
        <draw:line draw:style-name="gr15" draw:text-style-name="P7" draw:layer="layout" svg:x1="23.053cm" svg:y1="17.592cm" svg:x2="27.243cm" svg:y2="17.592cm">
          <text:p/>
        </draw:line>
        <draw:line draw:style-name="gr15" draw:text-style-name="P7" draw:layer="layout" svg:x1="23.053cm" svg:y1="18.197cm" svg:x2="27.243cm" svg:y2="18.197cm">
          <text:p/>
        </draw:line>
        <draw:line draw:style-name="gr15" draw:text-style-name="P7" draw:layer="layout" svg:x1="23.053cm" svg:y1="18.802cm" svg:x2="27.243cm" svg:y2="18.802cm">
          <text:p/>
        </draw:line>
        <draw:line draw:style-name="gr15" draw:text-style-name="P7" draw:layer="layout" svg:x1="23.053cm" svg:y1="19.405cm" svg:x2="27.243cm" svg:y2="19.405cm">
          <text:p/>
        </draw:line>
        <draw:line draw:style-name="gr15" draw:text-style-name="P7" draw:layer="layout" svg:x1="23.053cm" svg:y1="20.009cm" svg:x2="27.243cm" svg:y2="20.009cm">
          <text:p/>
        </draw:line>
        <draw:frame draw:style-name="gr7" draw:text-style-name="P6" draw:layer="layout" svg:width="0.41cm" svg:height="0.617cm" svg:x="23.088cm" svg:y="15.435cm">
          <draw:text-box>
            <text:p text:style-name="P1"><text:span text:style-name="T4">23</text:span></text:p>
          </draw:text-box>
        </draw:frame>
        <draw:frame draw:style-name="gr8" draw:text-style-name="P6" draw:layer="layout" svg:width="0.482cm" svg:height="0.617cm" svg:x="23.088cm" svg:y="16.04cm">
          <draw:text-box>
            <text:p text:style-name="P1"><text:span text:style-name="T4">24</text:span></text:p>
          </draw:text-box>
        </draw:frame>
        <draw:frame draw:style-name="gr25" draw:text-style-name="P6" draw:layer="layout" svg:width="0.472cm" svg:height="0.617cm" svg:x="23.088cm" svg:y="16.641cm">
          <draw:text-box>
            <text:p text:style-name="P1"><text:span text:style-name="T4">25</text:span></text:p>
          </draw:text-box>
        </draw:frame>
        <draw:frame draw:style-name="gr28" draw:text-style-name="P6" draw:layer="layout" svg:width="0.426cm" svg:height="0.618cm" svg:x="23.088cm" svg:y="17.247cm">
          <draw:text-box>
            <text:p text:style-name="P1"><text:span text:style-name="T4">26</text:span></text:p>
          </draw:text-box>
        </draw:frame>
        <draw:frame draw:style-name="gr11" draw:text-style-name="P6" draw:layer="layout" svg:width="0.415cm" svg:height="0.617cm" svg:x="23.088cm" svg:y="17.849cm">
          <draw:text-box>
            <text:p text:style-name="P1"><text:span text:style-name="T4">27</text:span></text:p>
          </draw:text-box>
        </draw:frame>
        <draw:frame draw:style-name="gr12" draw:text-style-name="P6" draw:layer="layout" svg:width="0.477cm" svg:height="0.617cm" svg:x="23.088cm" svg:y="18.452cm">
          <draw:text-box>
            <text:p text:style-name="P1"><text:span text:style-name="T4">28</text:span></text:p>
          </draw:text-box>
        </draw:frame>
        <draw:frame draw:style-name="gr30" draw:text-style-name="P6" draw:layer="layout" svg:width="0.467cm" svg:height="0.619cm" svg:x="23.088cm" svg:y="19.063cm">
          <draw:text-box>
            <text:p text:style-name="P1"><text:span text:style-name="T4">29</text:span></text:p>
          </draw:text-box>
        </draw:frame>
        <draw:frame draw:style-name="gr25" draw:text-style-name="P6" draw:layer="layout" svg:width="0.472cm" svg:height="0.617cm" svg:x="23.088cm" svg:y="19.669cm">
          <draw:text-box>
            <text:p text:style-name="P1"><text:span text:style-name="T4">30</text:span></text:p>
          </draw:text-box>
        </draw:frame>
        <draw:frame draw:style-name="gr38" draw:text-style-name="P4" draw:layer="layout" svg:width="0.861cm" svg:height="0.533cm" svg:x="15.95cm" svg:y="1.408cm">
          <draw:text-box>
            <text:p text:style-name="P1"><text:span text:style-name="T2">Abril</text:span></text:p>
          </draw:text-box>
        </draw:frame>
        <draw:frame draw:style-name="gr39" draw:text-style-name="P4" draw:layer="layout" svg:width="1.018cm" svg:height="0.533cm" svg:x="20.35cm" svg:y="1.409cm">
          <draw:text-box>
            <text:p text:style-name="P1"><text:span text:style-name="T2">Mayo</text:span></text:p>
          </draw:text-box>
        </draw:frame>
        <draw:frame draw:style-name="gr40" draw:text-style-name="P4" draw:layer="layout" svg:width="1.01cm" svg:height="0.533cm" svg:x="24.751cm" svg:y="1.41cm">
          <draw:text-box>
            <text:p text:style-name="P1"><text:span text:style-name="T2">Junio</text:span></text:p>
          </draw:text-box>
        </draw:frame>
      </draw:page>
      <draw:page draw:name="page6" draw:style-name="dp1" draw:master-page-name="master-page79">
        <draw:frame draw:style-name="gr84" draw:text-style-name="P2" draw:layer="layout" svg:width="2.869cm" svg:height="0.398cm" svg:x="1.365cm" svg:y="1.3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84" draw:text-style-name="P2" draw:layer="layout" svg:width="2.869cm" svg:height="0.398cm" svg:x="1.366cm" svg:y="1.3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1.407cm">
          <draw:text-box>
            <text:p text:style-name="P1"><text:span text:style-name="T2">Lunes</text:span></text:p>
          </draw:text-box>
        </draw:frame>
        <draw:frame draw:style-name="gr86" draw:text-style-name="P14" draw:layer="layout" svg:width="0.552cm" svg:height="0.687cm" svg:x="0.92cm" svg:y="1.41cm">
          <draw:text-box>
            <text:p text:style-name="P1"><text:span text:style-name="T10">18</text:span></text:p>
          </draw:text-box>
        </draw:frame>
        <draw:frame draw:style-name="gr87" draw:text-style-name="P5" draw:layer="layout" svg:width="2.917cm" svg:height="0.776cm" svg:x="0.92cm" svg:y="0.697cm">
          <draw:text-box>
            <text:p text:style-name="P1"><text:span text:style-name="T3">ENERO</text:span></text:p>
          </draw:text-box>
        </draw:frame>
        <draw:frame draw:style-name="gr84" draw:text-style-name="P2" draw:layer="layout" svg:width="2.869cm" svg:height="0.398cm" svg:x="1.365cm" svg:y="6.372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366cm" svg:y="6.3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2.36cm" svg:x2="13.94cm" svg:y2="2.36cm">
          <text:p/>
        </draw:line>
        <draw:line draw:style-name="gr15" draw:text-style-name="P7" draw:layer="layout" svg:x1="7.567cm" svg:y1="2.759cm" svg:x2="13.941cm" svg:y2="2.759cm">
          <text:p/>
        </draw:line>
        <draw:line draw:style-name="gr15" draw:text-style-name="P7" draw:layer="layout" svg:x1="7.567cm" svg:y1="3.159cm" svg:x2="13.941cm" svg:y2="3.159cm">
          <text:p/>
        </draw:line>
        <draw:line draw:style-name="gr15" draw:text-style-name="P7" draw:layer="layout" svg:x1="7.567cm" svg:y1="3.557cm" svg:x2="13.941cm" svg:y2="3.557cm">
          <text:p/>
        </draw:line>
        <draw:line draw:style-name="gr15" draw:text-style-name="P7" draw:layer="layout" svg:x1="7.567cm" svg:y1="3.957cm" svg:x2="13.941cm" svg:y2="3.957cm">
          <text:p/>
        </draw:line>
        <draw:line draw:style-name="gr15" draw:text-style-name="P7" draw:layer="layout" svg:x1="7.567cm" svg:y1="4.357cm" svg:x2="13.941cm" svg:y2="4.357cm">
          <text:p/>
        </draw:line>
        <draw:line draw:style-name="gr15" draw:text-style-name="P7" draw:layer="layout" svg:x1="7.567cm" svg:y1="4.756cm" svg:x2="13.941cm" svg:y2="4.756cm">
          <text:p/>
        </draw:line>
        <draw:line draw:style-name="gr15" draw:text-style-name="P7" draw:layer="layout" svg:x1="7.567cm" svg:y1="5.155cm" svg:x2="13.941cm" svg:y2="5.155cm">
          <text:p/>
        </draw:line>
        <draw:line draw:style-name="gr15" draw:text-style-name="P7" draw:layer="layout" svg:x1="7.567cm" svg:y1="5.554cm" svg:x2="13.941cm" svg:y2="5.554cm">
          <text:p/>
        </draw:line>
        <draw:line draw:style-name="gr15" draw:text-style-name="P7" draw:layer="layout" svg:x1="7.567cm" svg:y1="5.953cm" svg:x2="13.941cm" svg:y2="5.953cm">
          <text:p/>
        </draw:line>
        <draw:line draw:style-name="gr15" draw:text-style-name="P7" draw:layer="layout" svg:x1="7.567cm" svg:y1="6.353cm" svg:x2="13.941cm" svg:y2="6.353cm">
          <text:p/>
        </draw:line>
        <draw:frame draw:style-name="gr88" draw:text-style-name="P15" draw:layer="layout" svg:width="0.855cm" svg:height="0.408cm" svg:x="1.017cm" svg:y="2.1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7cm" svg:y="2.5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7cm" svg:y="2.92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7cm" svg:y="3.32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7cm" svg:y="3.72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7cm" svg:y="4.12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7cm" svg:y="4.52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7cm" svg:y="4.92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7cm" svg:y="5.32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7cm" svg:y="5.72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7cm" svg:y="6.123cm">
          <draw:text-box>
            <text:p text:style-name="P1"><text:span text:style-name="T11">13:00</text:span></text:p>
          </draw:text-box>
        </draw:frame>
        <draw:line draw:style-name="gr15" draw:text-style-name="P7" draw:layer="layout" svg:x1="0.967cm" svg:y1="2.361cm" svg:x2="7.34cm" svg:y2="2.361cm">
          <text:p/>
        </draw:line>
        <draw:line draw:style-name="gr15" draw:text-style-name="P7" draw:layer="layout" svg:x1="0.967cm" svg:y1="2.76cm" svg:x2="7.341cm" svg:y2="2.76cm">
          <text:p/>
        </draw:line>
        <draw:line draw:style-name="gr15" draw:text-style-name="P7" draw:layer="layout" svg:x1="0.967cm" svg:y1="3.16cm" svg:x2="7.341cm" svg:y2="3.16cm">
          <text:p/>
        </draw:line>
        <draw:line draw:style-name="gr15" draw:text-style-name="P7" draw:layer="layout" svg:x1="0.967cm" svg:y1="3.558cm" svg:x2="7.341cm" svg:y2="3.558cm">
          <text:p/>
        </draw:line>
        <draw:line draw:style-name="gr15" draw:text-style-name="P7" draw:layer="layout" svg:x1="0.967cm" svg:y1="3.958cm" svg:x2="7.341cm" svg:y2="3.958cm">
          <text:p/>
        </draw:line>
        <draw:line draw:style-name="gr15" draw:text-style-name="P7" draw:layer="layout" svg:x1="0.967cm" svg:y1="4.358cm" svg:x2="7.341cm" svg:y2="4.358cm">
          <text:p/>
        </draw:line>
        <draw:line draw:style-name="gr15" draw:text-style-name="P7" draw:layer="layout" svg:x1="0.967cm" svg:y1="4.757cm" svg:x2="7.341cm" svg:y2="4.757cm">
          <text:p/>
        </draw:line>
        <draw:line draw:style-name="gr15" draw:text-style-name="P7" draw:layer="layout" svg:x1="0.967cm" svg:y1="5.156cm" svg:x2="7.341cm" svg:y2="5.156cm">
          <text:p/>
        </draw:line>
        <draw:line draw:style-name="gr15" draw:text-style-name="P7" draw:layer="layout" svg:x1="0.967cm" svg:y1="5.555cm" svg:x2="7.341cm" svg:y2="5.555cm">
          <text:p/>
        </draw:line>
        <draw:line draw:style-name="gr15" draw:text-style-name="P7" draw:layer="layout" svg:x1="0.967cm" svg:y1="5.954cm" svg:x2="7.341cm" svg:y2="5.954cm">
          <text:p/>
        </draw:line>
        <draw:line draw:style-name="gr15" draw:text-style-name="P7" draw:layer="layout" svg:x1="0.967cm" svg:y1="6.354cm" svg:x2="7.341cm" svg:y2="6.354cm">
          <text:p/>
        </draw:line>
        <draw:frame draw:style-name="gr84" draw:text-style-name="P2" draw:layer="layout" svg:width="2.869cm" svg:height="0.398cm" svg:x="1.365cm" svg:y="6.4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84" draw:text-style-name="P2" draw:layer="layout" svg:width="2.869cm" svg:height="0.398cm" svg:x="1.366cm" svg:y="6.4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6.507cm">
          <draw:text-box>
            <text:p text:style-name="P1"><text:span text:style-name="T2">Martes</text:span></text:p>
          </draw:text-box>
        </draw:frame>
        <draw:frame draw:style-name="gr98" draw:text-style-name="P14" draw:layer="layout" svg:width="0.54cm" svg:height="0.687cm" svg:x="0.92cm" svg:y="6.51cm">
          <draw:text-box>
            <text:p text:style-name="P1"><text:span text:style-name="T10">19</text:span></text:p>
          </draw:text-box>
        </draw:frame>
        <draw:frame draw:style-name="gr84" draw:text-style-name="P2" draw:layer="layout" svg:width="2.869cm" svg:height="0.398cm" svg:x="1.365cm" svg:y="11.572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366cm" svg:y="11.573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7.567cm" svg:y1="7.46cm" svg:x2="13.94cm" svg:y2="7.46cm">
          <text:p/>
        </draw:line>
        <draw:line draw:style-name="gr15" draw:text-style-name="P7" draw:layer="layout" svg:x1="7.567cm" svg:y1="7.859cm" svg:x2="13.941cm" svg:y2="7.859cm">
          <text:p/>
        </draw:line>
        <draw:line draw:style-name="gr15" draw:text-style-name="P7" draw:layer="layout" svg:x1="7.567cm" svg:y1="8.259cm" svg:x2="13.941cm" svg:y2="8.259cm">
          <text:p/>
        </draw:line>
        <draw:line draw:style-name="gr15" draw:text-style-name="P7" draw:layer="layout" svg:x1="7.567cm" svg:y1="8.657cm" svg:x2="13.941cm" svg:y2="8.657cm">
          <text:p/>
        </draw:line>
        <draw:line draw:style-name="gr15" draw:text-style-name="P7" draw:layer="layout" svg:x1="7.567cm" svg:y1="9.057cm" svg:x2="13.941cm" svg:y2="9.057cm">
          <text:p/>
        </draw:line>
        <draw:line draw:style-name="gr15" draw:text-style-name="P7" draw:layer="layout" svg:x1="7.567cm" svg:y1="9.457cm" svg:x2="13.941cm" svg:y2="9.457cm">
          <text:p/>
        </draw:line>
        <draw:line draw:style-name="gr15" draw:text-style-name="P7" draw:layer="layout" svg:x1="7.567cm" svg:y1="9.856cm" svg:x2="13.941cm" svg:y2="9.856cm">
          <text:p/>
        </draw:line>
        <draw:line draw:style-name="gr15" draw:text-style-name="P7" draw:layer="layout" svg:x1="7.567cm" svg:y1="10.255cm" svg:x2="13.941cm" svg:y2="10.255cm">
          <text:p/>
        </draw:line>
        <draw:line draw:style-name="gr15" draw:text-style-name="P7" draw:layer="layout" svg:x1="7.567cm" svg:y1="10.654cm" svg:x2="13.941cm" svg:y2="10.654cm">
          <text:p/>
        </draw:line>
        <draw:line draw:style-name="gr15" draw:text-style-name="P7" draw:layer="layout" svg:x1="7.567cm" svg:y1="11.053cm" svg:x2="13.941cm" svg:y2="11.053cm">
          <text:p/>
        </draw:line>
        <draw:line draw:style-name="gr15" draw:text-style-name="P7" draw:layer="layout" svg:x1="7.567cm" svg:y1="11.453cm" svg:x2="13.941cm" svg:y2="11.453cm">
          <text:p/>
        </draw:line>
        <draw:line draw:style-name="gr15" draw:text-style-name="P7" draw:layer="layout" svg:x1="0.967cm" svg:y1="7.461cm" svg:x2="7.34cm" svg:y2="7.461cm">
          <text:p/>
        </draw:line>
        <draw:line draw:style-name="gr15" draw:text-style-name="P7" draw:layer="layout" svg:x1="0.967cm" svg:y1="7.86cm" svg:x2="7.341cm" svg:y2="7.86cm">
          <text:p/>
        </draw:line>
        <draw:line draw:style-name="gr15" draw:text-style-name="P7" draw:layer="layout" svg:x1="0.967cm" svg:y1="8.26cm" svg:x2="7.341cm" svg:y2="8.26cm">
          <text:p/>
        </draw:line>
        <draw:line draw:style-name="gr15" draw:text-style-name="P7" draw:layer="layout" svg:x1="0.967cm" svg:y1="8.658cm" svg:x2="7.341cm" svg:y2="8.658cm">
          <text:p/>
        </draw:line>
        <draw:line draw:style-name="gr15" draw:text-style-name="P7" draw:layer="layout" svg:x1="0.967cm" svg:y1="9.058cm" svg:x2="7.341cm" svg:y2="9.058cm">
          <text:p/>
        </draw:line>
        <draw:line draw:style-name="gr15" draw:text-style-name="P7" draw:layer="layout" svg:x1="0.967cm" svg:y1="9.458cm" svg:x2="7.341cm" svg:y2="9.458cm">
          <text:p/>
        </draw:line>
        <draw:line draw:style-name="gr15" draw:text-style-name="P7" draw:layer="layout" svg:x1="0.967cm" svg:y1="9.857cm" svg:x2="7.341cm" svg:y2="9.857cm">
          <text:p/>
        </draw:line>
        <draw:line draw:style-name="gr15" draw:text-style-name="P7" draw:layer="layout" svg:x1="0.967cm" svg:y1="10.256cm" svg:x2="7.341cm" svg:y2="10.256cm">
          <text:p/>
        </draw:line>
        <draw:line draw:style-name="gr15" draw:text-style-name="P7" draw:layer="layout" svg:x1="0.967cm" svg:y1="10.655cm" svg:x2="7.341cm" svg:y2="10.655cm">
          <text:p/>
        </draw:line>
        <draw:line draw:style-name="gr15" draw:text-style-name="P7" draw:layer="layout" svg:x1="0.967cm" svg:y1="11.054cm" svg:x2="7.341cm" svg:y2="11.054cm">
          <text:p/>
        </draw:line>
        <draw:line draw:style-name="gr15" draw:text-style-name="P7" draw:layer="layout" svg:x1="0.967cm" svg:y1="11.454cm" svg:x2="7.341cm" svg:y2="11.454cm">
          <text:p/>
        </draw:line>
        <draw:frame draw:style-name="gr84" draw:text-style-name="P2" draw:layer="layout" svg:width="2.869cm" svg:height="0.398cm" svg:x="1.365cm" svg:y="11.571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84" draw:text-style-name="P2" draw:layer="layout" svg:width="2.869cm" svg:height="0.398cm" svg:x="1.366cm" svg:y="11.572cm">
          <draw:text-box>
            <text:p text:style-name="P1"><text:span text:style-name="T1"><text:s text:c="30"/></text:span></text:p>
          </draw:text-box>
        </draw:frame>
        <draw:frame draw:style-name="gr85" draw:text-style-name="P4" draw:layer="layout" svg:width="1.894cm" svg:height="0.533cm" svg:x="1.9cm" svg:y="11.607cm">
          <draw:text-box>
            <text:p text:style-name="P1"><text:span text:style-name="T2">Miércoles</text:span></text:p>
          </draw:text-box>
        </draw:frame>
        <draw:frame draw:style-name="gr99" draw:text-style-name="P14" draw:layer="layout" svg:width="0.557cm" svg:height="0.687cm" svg:x="0.92cm" svg:y="11.61cm">
          <draw:text-box>
            <text:p text:style-name="P1"><text:span text:style-name="T10">20</text:span></text:p>
          </draw:text-box>
        </draw:frame>
        <draw:line draw:style-name="gr15" draw:text-style-name="P7" draw:layer="layout" svg:x1="7.567cm" svg:y1="12.56cm" svg:x2="13.94cm" svg:y2="12.56cm">
          <text:p/>
        </draw:line>
        <draw:line draw:style-name="gr15" draw:text-style-name="P7" draw:layer="layout" svg:x1="7.567cm" svg:y1="12.959cm" svg:x2="13.941cm" svg:y2="12.959cm">
          <text:p/>
        </draw:line>
        <draw:line draw:style-name="gr15" draw:text-style-name="P7" draw:layer="layout" svg:x1="7.567cm" svg:y1="13.359cm" svg:x2="13.941cm" svg:y2="13.359cm">
          <text:p/>
        </draw:line>
        <draw:line draw:style-name="gr15" draw:text-style-name="P7" draw:layer="layout" svg:x1="7.567cm" svg:y1="13.757cm" svg:x2="13.941cm" svg:y2="13.757cm">
          <text:p/>
        </draw:line>
        <draw:line draw:style-name="gr15" draw:text-style-name="P7" draw:layer="layout" svg:x1="7.567cm" svg:y1="14.157cm" svg:x2="13.941cm" svg:y2="14.157cm">
          <text:p/>
        </draw:line>
        <draw:line draw:style-name="gr15" draw:text-style-name="P7" draw:layer="layout" svg:x1="7.567cm" svg:y1="14.557cm" svg:x2="13.941cm" svg:y2="14.557cm">
          <text:p/>
        </draw:line>
        <draw:line draw:style-name="gr15" draw:text-style-name="P7" draw:layer="layout" svg:x1="7.567cm" svg:y1="14.956cm" svg:x2="13.941cm" svg:y2="14.956cm">
          <text:p/>
        </draw:line>
        <draw:line draw:style-name="gr15" draw:text-style-name="P7" draw:layer="layout" svg:x1="7.567cm" svg:y1="15.355cm" svg:x2="13.941cm" svg:y2="15.355cm">
          <text:p/>
        </draw:line>
        <draw:line draw:style-name="gr15" draw:text-style-name="P7" draw:layer="layout" svg:x1="7.567cm" svg:y1="15.754cm" svg:x2="13.941cm" svg:y2="15.754cm">
          <text:p/>
        </draw:line>
        <draw:line draw:style-name="gr15" draw:text-style-name="P7" draw:layer="layout" svg:x1="7.567cm" svg:y1="16.153cm" svg:x2="13.941cm" svg:y2="16.153cm">
          <text:p/>
        </draw:line>
        <draw:line draw:style-name="gr15" draw:text-style-name="P7" draw:layer="layout" svg:x1="7.567cm" svg:y1="16.553cm" svg:x2="13.941cm" svg:y2="16.553cm">
          <text:p/>
        </draw:line>
        <draw:line draw:style-name="gr15" draw:text-style-name="P7" draw:layer="layout" svg:x1="0.967cm" svg:y1="12.561cm" svg:x2="7.34cm" svg:y2="12.561cm">
          <text:p/>
        </draw:line>
        <draw:line draw:style-name="gr15" draw:text-style-name="P7" draw:layer="layout" svg:x1="0.967cm" svg:y1="12.96cm" svg:x2="7.341cm" svg:y2="12.96cm">
          <text:p/>
        </draw:line>
        <draw:line draw:style-name="gr15" draw:text-style-name="P7" draw:layer="layout" svg:x1="0.967cm" svg:y1="13.36cm" svg:x2="7.341cm" svg:y2="13.36cm">
          <text:p/>
        </draw:line>
        <draw:line draw:style-name="gr15" draw:text-style-name="P7" draw:layer="layout" svg:x1="0.967cm" svg:y1="13.758cm" svg:x2="7.341cm" svg:y2="13.758cm">
          <text:p/>
        </draw:line>
        <draw:line draw:style-name="gr15" draw:text-style-name="P7" draw:layer="layout" svg:x1="0.967cm" svg:y1="14.158cm" svg:x2="7.341cm" svg:y2="14.158cm">
          <text:p/>
        </draw:line>
        <draw:line draw:style-name="gr15" draw:text-style-name="P7" draw:layer="layout" svg:x1="0.967cm" svg:y1="14.558cm" svg:x2="7.341cm" svg:y2="14.558cm">
          <text:p/>
        </draw:line>
        <draw:line draw:style-name="gr15" draw:text-style-name="P7" draw:layer="layout" svg:x1="0.967cm" svg:y1="14.957cm" svg:x2="7.341cm" svg:y2="14.957cm">
          <text:p/>
        </draw:line>
        <draw:line draw:style-name="gr15" draw:text-style-name="P7" draw:layer="layout" svg:x1="0.967cm" svg:y1="15.356cm" svg:x2="7.341cm" svg:y2="15.356cm">
          <text:p/>
        </draw:line>
        <draw:line draw:style-name="gr15" draw:text-style-name="P7" draw:layer="layout" svg:x1="0.967cm" svg:y1="15.755cm" svg:x2="7.341cm" svg:y2="15.755cm">
          <text:p/>
        </draw:line>
        <draw:line draw:style-name="gr15" draw:text-style-name="P7" draw:layer="layout" svg:x1="0.967cm" svg:y1="16.154cm" svg:x2="7.341cm" svg:y2="16.154cm">
          <text:p/>
        </draw:line>
        <draw:line draw:style-name="gr15" draw:text-style-name="P7" draw:layer="layout" svg:x1="0.967cm" svg:y1="16.554cm" svg:x2="7.341cm" svg:y2="16.554cm">
          <text:p/>
        </draw:line>
        <draw:frame draw:style-name="gr84" draw:text-style-name="P2" draw:layer="layout" svg:width="2.869cm" svg:height="0.398cm" svg:x="1.098cm" svg:y="20.77cm">
          <draw:text-box>
            <text:p text:style-name="P1"><text:span text:style-name="T1"><text:s text:c="30"/></text:span></text:p>
          </draw:text-box>
        </draw:frame>
        <draw:frame draw:style-name="gr84" draw:text-style-name="P2" draw:layer="layout" svg:width="2.869cm" svg:height="0.398cm" svg:x="1.099cm" svg:y="20.771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.222cm" svg:y1="17.258cm" svg:x2="13.972cm" svg:y2="17.258cm">
          <text:p/>
        </draw:line>
        <draw:line draw:style-name="gr15" draw:text-style-name="P7" draw:layer="layout" svg:x1="0.7cm" svg:y1="17.658cm" svg:x2="13.972cm" svg:y2="17.658cm">
          <text:p/>
        </draw:line>
        <draw:line draw:style-name="gr15" draw:text-style-name="P7" draw:layer="layout" svg:x1="0.7cm" svg:y1="18.056cm" svg:x2="13.972cm" svg:y2="18.056cm">
          <text:p/>
        </draw:line>
        <draw:line draw:style-name="gr15" draw:text-style-name="P7" draw:layer="layout" svg:x1="0.7cm" svg:y1="18.456cm" svg:x2="13.972cm" svg:y2="18.456cm">
          <text:p/>
        </draw:line>
        <draw:line draw:style-name="gr15" draw:text-style-name="P7" draw:layer="layout" svg:x1="0.7cm" svg:y1="18.856cm" svg:x2="13.972cm" svg:y2="18.856cm">
          <text:p/>
        </draw:line>
        <draw:line draw:style-name="gr15" draw:text-style-name="P7" draw:layer="layout" svg:x1="0.7cm" svg:y1="19.255cm" svg:x2="13.972cm" svg:y2="19.255cm">
          <text:p/>
        </draw:line>
        <draw:line draw:style-name="gr15" draw:text-style-name="P7" draw:layer="layout" svg:x1="0.7cm" svg:y1="19.654cm" svg:x2="13.972cm" svg:y2="19.654cm">
          <text:p/>
        </draw:line>
        <draw:line draw:style-name="gr15" draw:text-style-name="P7" draw:layer="layout" svg:x1="0.7cm" svg:y1="20.053cm" svg:x2="13.972cm" svg:y2="20.053cm">
          <text:p/>
        </draw:line>
        <draw:line draw:style-name="gr15" draw:text-style-name="P7" draw:layer="layout" svg:x1="0.7cm" svg:y1="20.452cm" svg:x2="13.972cm" svg:y2="20.452cm">
          <text:p/>
        </draw:line>
        <draw:frame draw:style-name="gr88" draw:text-style-name="P15" draw:layer="layout" svg:width="0.855cm" svg:height="0.408cm" svg:x="7.618cm" svg:y="2.131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8cm" svg:y="2.531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8cm" svg:y="2.93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8cm" svg:y="3.33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8cm" svg:y="3.728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8cm" svg:y="4.128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8cm" svg:y="4.527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8cm" svg:y="4.926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8cm" svg:y="5.325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8cm" svg:y="5.725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8cm" svg:y="6.124cm">
          <draw:text-box>
            <text:p text:style-name="P1"><text:span text:style-name="T11">18:30</text:span></text:p>
          </draw:text-box>
        </draw:frame>
        <draw:custom-shape draw:style-name="gr100" draw:text-style-name="P8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16" draw:layer="layout" svg:width="1.211cm" svg:height="0.517cm" svg:x="0.967cm" svg:y="17.004cm">
          <draw:text-box>
            <text:p text:style-name="P1"><text:span text:style-name="T12">Notas</text:span></text:p>
          </draw:text-box>
        </draw:frame>
        <draw:frame draw:style-name="gr102" draw:text-style-name="P17" draw:layer="layout" svg:width="2.186cm" svg:height="0.556cm" svg:x="6.8cm" svg:y="1.208cm">
          <draw:text-box>
            <text:p text:style-name="P1"><text:span text:style-name="T13">Semana 3</text:span></text:p>
          </draw:text-box>
        </draw:frame>
        <draw:frame draw:style-name="gr88" draw:text-style-name="P15" draw:layer="layout" svg:width="0.855cm" svg:height="0.408cm" svg:x="7.619cm" svg:y="7.23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9cm" svg:y="7.63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9cm" svg:y="8.029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9cm" svg:y="8.429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9cm" svg:y="8.827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9cm" svg:y="9.227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9cm" svg:y="9.626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9cm" svg:y="10.025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9cm" svg:y="10.424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9cm" svg:y="10.824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9cm" svg:y="11.223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7.619cm" svg:y="12.34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7.619cm" svg:y="12.74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7.619cm" svg:y="13.139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7.619cm" svg:y="13.539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7.619cm" svg:y="13.937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7.619cm" svg:y="14.337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7.619cm" svg:y="14.736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7.619cm" svg:y="15.135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7.619cm" svg:y="15.534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7.619cm" svg:y="15.934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7.619cm" svg:y="16.333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1.018cm" svg:y="7.2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8cm" svg:y="7.6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8cm" svg:y="8.02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8cm" svg:y="8.42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8cm" svg:y="8.82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8cm" svg:y="9.22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8cm" svg:y="9.62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8cm" svg:y="10.02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8cm" svg:y="10.42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8cm" svg:y="10.82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8cm" svg:y="11.223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.018cm" svg:y="12.34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.018cm" svg:y="12.74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.018cm" svg:y="13.139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.018cm" svg:y="13.539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.018cm" svg:y="13.937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.018cm" svg:y="14.337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.018cm" svg:y="14.736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.018cm" svg:y="15.135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.018cm" svg:y="15.534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.018cm" svg:y="15.934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.018cm" svg:y="16.333cm">
          <draw:text-box>
            <text:p text:style-name="P1"><text:span text:style-name="T11">13:00</text:span></text:p>
          </draw:text-box>
        </draw:frame>
        <draw:custom-shape draw:style-name="gr100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2.415cm" svg:height="0.398cm" svg:x="14.284cm" svg:y="20.773cm">
          <draw:text-box>
            <text:p text:style-name="P1"><text:span text:style-name="T1"><text:s text:c="30"/></text:span></text:p>
          </draw:text-box>
        </draw:frame>
        <draw:frame draw:style-name="gr1" draw:text-style-name="P2" draw:layer="layout" svg:width="2.415cm" svg:height="0.398cm" svg:x="14.285cm" svg:y="20.774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15.964cm" svg:y1="17.261cm" svg:x2="23.46cm" svg:y2="17.261cm">
          <text:p/>
        </draw:line>
        <draw:line draw:style-name="gr15" draw:text-style-name="P7" draw:layer="layout" svg:x1="14cm" svg:y1="17.661cm" svg:x2="23.46cm" svg:y2="17.661cm">
          <text:p/>
        </draw:line>
        <draw:line draw:style-name="gr15" draw:text-style-name="P7" draw:layer="layout" svg:x1="14cm" svg:y1="18.059cm" svg:x2="23.46cm" svg:y2="18.059cm">
          <text:p/>
        </draw:line>
        <draw:line draw:style-name="gr15" draw:text-style-name="P7" draw:layer="layout" svg:x1="14cm" svg:y1="18.459cm" svg:x2="23.46cm" svg:y2="18.459cm">
          <text:p/>
        </draw:line>
        <draw:line draw:style-name="gr15" draw:text-style-name="P7" draw:layer="layout" svg:x1="14cm" svg:y1="18.859cm" svg:x2="23.46cm" svg:y2="18.859cm">
          <text:p/>
        </draw:line>
        <draw:line draw:style-name="gr15" draw:text-style-name="P7" draw:layer="layout" svg:x1="14cm" svg:y1="19.258cm" svg:x2="23.46cm" svg:y2="19.258cm">
          <text:p/>
        </draw:line>
        <draw:line draw:style-name="gr15" draw:text-style-name="P7" draw:layer="layout" svg:x1="14cm" svg:y1="19.657cm" svg:x2="23.46cm" svg:y2="19.657cm">
          <text:p/>
        </draw:line>
        <draw:line draw:style-name="gr15" draw:text-style-name="P7" draw:layer="layout" svg:x1="14cm" svg:y1="20.056cm" svg:x2="23.46cm" svg:y2="20.056cm">
          <text:p/>
        </draw:line>
        <draw:line draw:style-name="gr15" draw:text-style-name="P7" draw:layer="layout" svg:x1="14cm" svg:y1="20.455cm" svg:x2="23.46cm" svg:y2="20.455cm">
          <text:p/>
        </draw:line>
        <draw:frame draw:style-name="gr103" draw:text-style-name="P2" draw:layer="layout" svg:width="2.782cm" svg:height="0.398cm" svg:x="15.046cm" svg:y="1.3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103" draw:text-style-name="P2" draw:layer="layout" svg:width="2.782cm" svg:height="0.398cm" svg:x="15.047cm" svg:y="1.3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1.409cm">
          <draw:text-box>
            <text:p text:style-name="P1"><text:span text:style-name="T2">Jueves</text:span></text:p>
          </draw:text-box>
        </draw:frame>
        <draw:frame draw:style-name="gr99" draw:text-style-name="P14" draw:layer="layout" svg:width="0.557cm" svg:height="0.687cm" svg:x="14.615cm" svg:y="1.412cm">
          <draw:text-box>
            <text:p text:style-name="P1"><text:span text:style-name="T10">7</text:span></text:p>
          </draw:text-box>
        </draw:frame>
        <draw:frame draw:style-name="gr105" draw:text-style-name="P19" draw:layer="layout" svg:width="1.543cm" svg:height="1.729cm" svg:x="25.56cm" svg:y="0.699cm">
          <draw:text-box>
            <text:p text:style-name="P18"><text:span text:style-name="T3">2021</text:span></text:p>
          </draw:text-box>
        </draw:frame>
        <draw:frame draw:style-name="gr103" draw:text-style-name="P2" draw:layer="layout" svg:width="2.782cm" svg:height="0.398cm" svg:x="15.046cm" svg:y="6.374cm">
          <draw:text-box>
            <text:p text:style-name="P1"><text:span text:style-name="T1"><text:s text:c="30"/></text:span></text:p>
          </draw:text-box>
        </draw:frame>
        <draw:frame draw:style-name="gr103" draw:text-style-name="P2" draw:layer="layout" svg:width="2.782cm" svg:height="0.398cm" svg:x="15.047cm" svg:y="6.3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2.362cm" svg:x2="27.24cm" svg:y2="2.362cm">
          <text:p/>
        </draw:line>
        <draw:line draw:style-name="gr15" draw:text-style-name="P7" draw:layer="layout" svg:x1="21.06cm" svg:y1="2.761cm" svg:x2="27.241cm" svg:y2="2.761cm">
          <text:p/>
        </draw:line>
        <draw:line draw:style-name="gr15" draw:text-style-name="P7" draw:layer="layout" svg:x1="21.06cm" svg:y1="3.161cm" svg:x2="27.241cm" svg:y2="3.161cm">
          <text:p/>
        </draw:line>
        <draw:line draw:style-name="gr15" draw:text-style-name="P7" draw:layer="layout" svg:x1="21.06cm" svg:y1="3.559cm" svg:x2="27.241cm" svg:y2="3.559cm">
          <text:p/>
        </draw:line>
        <draw:line draw:style-name="gr15" draw:text-style-name="P7" draw:layer="layout" svg:x1="21.06cm" svg:y1="3.959cm" svg:x2="27.241cm" svg:y2="3.959cm">
          <text:p/>
        </draw:line>
        <draw:line draw:style-name="gr15" draw:text-style-name="P7" draw:layer="layout" svg:x1="21.06cm" svg:y1="4.359cm" svg:x2="27.241cm" svg:y2="4.359cm">
          <text:p/>
        </draw:line>
        <draw:line draw:style-name="gr15" draw:text-style-name="P7" draw:layer="layout" svg:x1="21.06cm" svg:y1="4.758cm" svg:x2="27.241cm" svg:y2="4.758cm">
          <text:p/>
        </draw:line>
        <draw:line draw:style-name="gr15" draw:text-style-name="P7" draw:layer="layout" svg:x1="21.06cm" svg:y1="5.157cm" svg:x2="27.241cm" svg:y2="5.157cm">
          <text:p/>
        </draw:line>
        <draw:line draw:style-name="gr15" draw:text-style-name="P7" draw:layer="layout" svg:x1="21.06cm" svg:y1="5.556cm" svg:x2="27.241cm" svg:y2="5.556cm">
          <text:p/>
        </draw:line>
        <draw:line draw:style-name="gr15" draw:text-style-name="P7" draw:layer="layout" svg:x1="21.06cm" svg:y1="5.955cm" svg:x2="27.241cm" svg:y2="5.955cm">
          <text:p/>
        </draw:line>
        <draw:line draw:style-name="gr15" draw:text-style-name="P7" draw:layer="layout" svg:x1="21.06cm" svg:y1="6.355cm" svg:x2="27.241cm" svg:y2="6.355cm">
          <text:p/>
        </draw:line>
        <draw:line draw:style-name="gr15" draw:text-style-name="P7" draw:layer="layout" svg:x1="14.66cm" svg:y1="2.363cm" svg:x2="20.84cm" svg:y2="2.363cm">
          <text:p/>
        </draw:line>
        <draw:line draw:style-name="gr15" draw:text-style-name="P7" draw:layer="layout" svg:x1="14.66cm" svg:y1="2.762cm" svg:x2="20.841cm" svg:y2="2.762cm">
          <text:p/>
        </draw:line>
        <draw:line draw:style-name="gr15" draw:text-style-name="P7" draw:layer="layout" svg:x1="14.66cm" svg:y1="3.162cm" svg:x2="20.841cm" svg:y2="3.162cm">
          <text:p/>
        </draw:line>
        <draw:line draw:style-name="gr15" draw:text-style-name="P7" draw:layer="layout" svg:x1="14.66cm" svg:y1="3.56cm" svg:x2="20.841cm" svg:y2="3.56cm">
          <text:p/>
        </draw:line>
        <draw:line draw:style-name="gr15" draw:text-style-name="P7" draw:layer="layout" svg:x1="14.66cm" svg:y1="3.96cm" svg:x2="20.841cm" svg:y2="3.96cm">
          <text:p/>
        </draw:line>
        <draw:line draw:style-name="gr15" draw:text-style-name="P7" draw:layer="layout" svg:x1="14.66cm" svg:y1="4.36cm" svg:x2="20.841cm" svg:y2="4.36cm">
          <text:p/>
        </draw:line>
        <draw:line draw:style-name="gr15" draw:text-style-name="P7" draw:layer="layout" svg:x1="14.66cm" svg:y1="4.759cm" svg:x2="20.841cm" svg:y2="4.759cm">
          <text:p/>
        </draw:line>
        <draw:line draw:style-name="gr15" draw:text-style-name="P7" draw:layer="layout" svg:x1="14.66cm" svg:y1="5.158cm" svg:x2="20.841cm" svg:y2="5.158cm">
          <text:p/>
        </draw:line>
        <draw:line draw:style-name="gr15" draw:text-style-name="P7" draw:layer="layout" svg:x1="14.66cm" svg:y1="5.557cm" svg:x2="20.841cm" svg:y2="5.557cm">
          <text:p/>
        </draw:line>
        <draw:line draw:style-name="gr15" draw:text-style-name="P7" draw:layer="layout" svg:x1="14.66cm" svg:y1="5.956cm" svg:x2="20.841cm" svg:y2="5.956cm">
          <text:p/>
        </draw:line>
        <draw:line draw:style-name="gr15" draw:text-style-name="P7" draw:layer="layout" svg:x1="14.66cm" svg:y1="6.356cm" svg:x2="20.841cm" svg:y2="6.356cm">
          <text:p/>
        </draw:line>
        <draw:frame draw:style-name="gr103" draw:text-style-name="P2" draw:layer="layout" svg:width="2.782cm" svg:height="0.398cm" svg:x="15.046cm" svg:y="6.4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103" draw:text-style-name="P2" draw:layer="layout" svg:width="2.782cm" svg:height="0.398cm" svg:x="15.047cm" svg:y="6.4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6.509cm">
          <draw:text-box>
            <text:p text:style-name="P1"><text:span text:style-name="T2">Viernes</text:span></text:p>
          </draw:text-box>
        </draw:frame>
        <draw:frame draw:style-name="gr99" draw:text-style-name="P14" draw:layer="layout" svg:width="0.557cm" svg:height="0.687cm" svg:x="14.615cm" svg:y="6.512cm">
          <draw:text-box>
            <text:p text:style-name="P1"><text:span text:style-name="T10">8</text:span></text:p>
          </draw:text-box>
        </draw:frame>
        <draw:frame draw:style-name="gr103" draw:text-style-name="P2" draw:layer="layout" svg:width="2.782cm" svg:height="0.398cm" svg:x="15.046cm" svg:y="11.574cm">
          <draw:text-box>
            <text:p text:style-name="P1"><text:span text:style-name="T1"><text:s text:c="30"/></text:span></text:p>
          </draw:text-box>
        </draw:frame>
        <draw:frame draw:style-name="gr103" draw:text-style-name="P2" draw:layer="layout" svg:width="2.782cm" svg:height="0.398cm" svg:x="15.047cm" svg:y="11.575cm">
          <draw:text-box>
            <text:p text:style-name="P1"><text:span text:style-name="T1"><text:s text:c="30"/></text:span></text:p>
          </draw:text-box>
        </draw:frame>
        <draw:line draw:style-name="gr15" draw:text-style-name="P7" draw:layer="layout" svg:x1="21.06cm" svg:y1="7.462cm" svg:x2="27.24cm" svg:y2="7.462cm">
          <text:p/>
        </draw:line>
        <draw:line draw:style-name="gr15" draw:text-style-name="P7" draw:layer="layout" svg:x1="21.06cm" svg:y1="7.861cm" svg:x2="27.241cm" svg:y2="7.861cm">
          <text:p/>
        </draw:line>
        <draw:line draw:style-name="gr15" draw:text-style-name="P7" draw:layer="layout" svg:x1="21.06cm" svg:y1="8.261cm" svg:x2="27.241cm" svg:y2="8.261cm">
          <text:p/>
        </draw:line>
        <draw:line draw:style-name="gr15" draw:text-style-name="P7" draw:layer="layout" svg:x1="21.06cm" svg:y1="8.659cm" svg:x2="27.241cm" svg:y2="8.659cm">
          <text:p/>
        </draw:line>
        <draw:line draw:style-name="gr15" draw:text-style-name="P7" draw:layer="layout" svg:x1="21.06cm" svg:y1="9.059cm" svg:x2="27.241cm" svg:y2="9.059cm">
          <text:p/>
        </draw:line>
        <draw:line draw:style-name="gr15" draw:text-style-name="P7" draw:layer="layout" svg:x1="21.06cm" svg:y1="9.459cm" svg:x2="27.241cm" svg:y2="9.459cm">
          <text:p/>
        </draw:line>
        <draw:line draw:style-name="gr15" draw:text-style-name="P7" draw:layer="layout" svg:x1="21.06cm" svg:y1="9.858cm" svg:x2="27.241cm" svg:y2="9.858cm">
          <text:p/>
        </draw:line>
        <draw:line draw:style-name="gr15" draw:text-style-name="P7" draw:layer="layout" svg:x1="21.06cm" svg:y1="10.257cm" svg:x2="27.241cm" svg:y2="10.257cm">
          <text:p/>
        </draw:line>
        <draw:line draw:style-name="gr15" draw:text-style-name="P7" draw:layer="layout" svg:x1="21.06cm" svg:y1="10.656cm" svg:x2="27.241cm" svg:y2="10.656cm">
          <text:p/>
        </draw:line>
        <draw:line draw:style-name="gr15" draw:text-style-name="P7" draw:layer="layout" svg:x1="21.06cm" svg:y1="11.055cm" svg:x2="27.241cm" svg:y2="11.055cm">
          <text:p/>
        </draw:line>
        <draw:line draw:style-name="gr15" draw:text-style-name="P7" draw:layer="layout" svg:x1="21.06cm" svg:y1="11.455cm" svg:x2="27.241cm" svg:y2="11.455cm">
          <text:p/>
        </draw:line>
        <draw:line draw:style-name="gr15" draw:text-style-name="P20" draw:layer="layout" svg:x1="14.66cm" svg:y1="7.463cm" svg:x2="20.84cm" svg:y2="7.463cm">
          <text:p/>
        </draw:line>
        <draw:line draw:style-name="gr15" draw:text-style-name="P20" draw:layer="layout" svg:x1="14.66cm" svg:y1="7.862cm" svg:x2="20.841cm" svg:y2="7.862cm">
          <text:p/>
        </draw:line>
        <draw:line draw:style-name="gr15" draw:text-style-name="P20" draw:layer="layout" svg:x1="14.66cm" svg:y1="8.262cm" svg:x2="20.841cm" svg:y2="8.262cm">
          <text:p/>
        </draw:line>
        <draw:line draw:style-name="gr15" draw:text-style-name="P20" draw:layer="layout" svg:x1="14.66cm" svg:y1="8.66cm" svg:x2="20.841cm" svg:y2="8.66cm">
          <text:p/>
        </draw:line>
        <draw:line draw:style-name="gr15" draw:text-style-name="P20" draw:layer="layout" svg:x1="14.66cm" svg:y1="9.06cm" svg:x2="20.841cm" svg:y2="9.06cm">
          <text:p/>
        </draw:line>
        <draw:line draw:style-name="gr15" draw:text-style-name="P20" draw:layer="layout" svg:x1="14.66cm" svg:y1="9.46cm" svg:x2="20.841cm" svg:y2="9.46cm">
          <text:p/>
        </draw:line>
        <draw:line draw:style-name="gr15" draw:text-style-name="P20" draw:layer="layout" svg:x1="14.66cm" svg:y1="9.859cm" svg:x2="20.841cm" svg:y2="9.859cm">
          <text:p/>
        </draw:line>
        <draw:line draw:style-name="gr15" draw:text-style-name="P20" draw:layer="layout" svg:x1="14.66cm" svg:y1="10.258cm" svg:x2="20.841cm" svg:y2="10.258cm">
          <text:p/>
        </draw:line>
        <draw:line draw:style-name="gr15" draw:text-style-name="P20" draw:layer="layout" svg:x1="14.66cm" svg:y1="10.657cm" svg:x2="20.841cm" svg:y2="10.657cm">
          <text:p/>
        </draw:line>
        <draw:line draw:style-name="gr15" draw:text-style-name="P20" draw:layer="layout" svg:x1="14.66cm" svg:y1="11.056cm" svg:x2="20.841cm" svg:y2="11.056cm">
          <text:p/>
        </draw:line>
        <draw:line draw:style-name="gr15" draw:text-style-name="P20" draw:layer="layout" svg:x1="14.66cm" svg:y1="11.456cm" svg:x2="20.841cm" svg:y2="11.456cm">
          <text:p/>
        </draw:line>
        <draw:frame draw:style-name="gr103" draw:text-style-name="P2" draw:layer="layout" svg:width="2.782cm" svg:height="0.398cm" svg:x="15.046cm" svg:y="11.573cm">
          <draw:text-box>
            <text:p text:style-name="P1"><text:span text:style-name="T1"><text:s text:c="30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103" draw:text-style-name="P2" draw:layer="layout" svg:width="2.782cm" svg:height="0.398cm" svg:x="15.047cm" svg:y="11.574cm">
          <draw:text-box>
            <text:p text:style-name="P1"><text:span text:style-name="T1"><text:s text:c="30"/></text:span></text:p>
          </draw:text-box>
        </draw:frame>
        <draw:frame draw:style-name="gr104" draw:text-style-name="P4" draw:layer="layout" svg:width="1.837cm" svg:height="0.533cm" svg:x="15.565cm" svg:y="11.609cm">
          <draw:text-box>
            <text:p text:style-name="P1"><text:span text:style-name="T2">Sábado</text:span></text:p>
          </draw:text-box>
        </draw:frame>
        <draw:frame draw:style-name="gr106" draw:text-style-name="P14" draw:layer="layout" svg:width="0.518cm" svg:height="0.687cm" svg:x="14.615cm" svg:y="11.612cm">
          <draw:text-box>
            <text:p text:style-name="P1"><text:span text:style-name="T10">9</text:span></text:p>
          </draw:text-box>
        </draw:frame>
        <draw:line draw:style-name="gr15" draw:text-style-name="P7" draw:layer="layout" svg:x1="21.06cm" svg:y1="12.562cm" svg:x2="27.24cm" svg:y2="12.562cm">
          <text:p/>
        </draw:line>
        <draw:line draw:style-name="gr15" draw:text-style-name="P7" draw:layer="layout" svg:x1="21.06cm" svg:y1="12.961cm" svg:x2="27.241cm" svg:y2="12.961cm">
          <text:p/>
        </draw:line>
        <draw:line draw:style-name="gr15" draw:text-style-name="P7" draw:layer="layout" svg:x1="21.06cm" svg:y1="13.361cm" svg:x2="27.241cm" svg:y2="13.361cm">
          <text:p/>
        </draw:line>
        <draw:line draw:style-name="gr15" draw:text-style-name="P7" draw:layer="layout" svg:x1="21.06cm" svg:y1="13.759cm" svg:x2="27.241cm" svg:y2="13.759cm">
          <text:p/>
        </draw:line>
        <draw:line draw:style-name="gr15" draw:text-style-name="P7" draw:layer="layout" svg:x1="21.06cm" svg:y1="14.159cm" svg:x2="27.241cm" svg:y2="14.159cm">
          <text:p/>
        </draw:line>
        <draw:line draw:style-name="gr15" draw:text-style-name="P7" draw:layer="layout" svg:x1="21.06cm" svg:y1="14.559cm" svg:x2="27.241cm" svg:y2="14.559cm">
          <text:p/>
        </draw:line>
        <draw:line draw:style-name="gr15" draw:text-style-name="P7" draw:layer="layout" svg:x1="21.06cm" svg:y1="14.958cm" svg:x2="27.241cm" svg:y2="14.958cm">
          <text:p/>
        </draw:line>
        <draw:line draw:style-name="gr15" draw:text-style-name="P7" draw:layer="layout" svg:x1="21.06cm" svg:y1="15.357cm" svg:x2="27.241cm" svg:y2="15.357cm">
          <text:p/>
        </draw:line>
        <draw:line draw:style-name="gr15" draw:text-style-name="P7" draw:layer="layout" svg:x1="21.06cm" svg:y1="15.756cm" svg:x2="27.241cm" svg:y2="15.756cm">
          <text:p/>
        </draw:line>
        <draw:line draw:style-name="gr15" draw:text-style-name="P7" draw:layer="layout" svg:x1="21.06cm" svg:y1="16.155cm" svg:x2="27.241cm" svg:y2="16.155cm">
          <text:p/>
        </draw:line>
        <draw:line draw:style-name="gr15" draw:text-style-name="P21" draw:layer="layout" svg:x1="14.66cm" svg:y1="12.563cm" svg:x2="20.84cm" svg:y2="12.563cm">
          <text:p/>
        </draw:line>
        <draw:line draw:style-name="gr15" draw:text-style-name="P21" draw:layer="layout" svg:x1="14.66cm" svg:y1="12.962cm" svg:x2="20.841cm" svg:y2="12.962cm">
          <text:p/>
        </draw:line>
        <draw:line draw:style-name="gr15" draw:text-style-name="P21" draw:layer="layout" svg:x1="14.66cm" svg:y1="13.362cm" svg:x2="20.841cm" svg:y2="13.362cm">
          <text:p/>
        </draw:line>
        <draw:line draw:style-name="gr15" draw:text-style-name="P21" draw:layer="layout" svg:x1="14.66cm" svg:y1="13.76cm" svg:x2="20.841cm" svg:y2="13.76cm">
          <text:p/>
        </draw:line>
        <draw:line draw:style-name="gr15" draw:text-style-name="P21" draw:layer="layout" svg:x1="14.66cm" svg:y1="14.16cm" svg:x2="20.841cm" svg:y2="14.16cm">
          <text:p/>
        </draw:line>
        <draw:line draw:style-name="gr15" draw:text-style-name="P21" draw:layer="layout" svg:x1="14.66cm" svg:y1="14.56cm" svg:x2="20.841cm" svg:y2="14.56cm">
          <text:p/>
        </draw:line>
        <draw:line draw:style-name="gr15" draw:text-style-name="P21" draw:layer="layout" svg:x1="14.66cm" svg:y1="14.959cm" svg:x2="20.841cm" svg:y2="14.959cm">
          <text:p/>
        </draw:line>
        <draw:line draw:style-name="gr15" draw:text-style-name="P21" draw:layer="layout" svg:x1="14.66cm" svg:y1="15.358cm" svg:x2="20.841cm" svg:y2="15.358cm">
          <text:p/>
        </draw:line>
        <draw:line draw:style-name="gr15" draw:text-style-name="P21" draw:layer="layout" svg:x1="14.66cm" svg:y1="15.757cm" svg:x2="20.841cm" svg:y2="15.757cm">
          <text:p/>
        </draw:line>
        <draw:line draw:style-name="gr15" draw:text-style-name="P21" draw:layer="layout" svg:x1="14.66cm" svg:y1="16.156cm" svg:x2="20.841cm" svg:y2="16.156cm">
          <text:p/>
        </draw:line>
        <draw:frame draw:style-name="gr107" draw:text-style-name="P4" draw:layer="layout" svg:width="1.836cm" svg:height="0.533cm" svg:x="22.043cm" svg:y="11.61cm">
          <draw:text-box>
            <text:p text:style-name="P1"><text:span text:style-name="T2">Domingo</text:span></text:p>
          </draw:text-box>
        </draw:frame>
        <draw:frame draw:style-name="gr86" draw:text-style-name="P14" draw:layer="layout" svg:width="0.552cm" svg:height="0.687cm" svg:x="21.092cm" svg:y="11.613cm">
          <draw:text-box>
            <text:p text:style-name="P1"><text:span text:style-name="T10">10</text:span></text:p>
          </draw:text-box>
        </draw:frame>
        <draw:frame draw:style-name="gr101" draw:text-style-name="P16" draw:layer="layout" svg:width="1.211cm" svg:height="0.517cm" svg:x="14.667cm" svg:y="17.006cm">
          <draw:text-box>
            <text:p text:style-name="P1"><text:span text:style-name="T12">Notas</text:span></text:p>
          </draw:text-box>
        </draw:frame>
        <draw:line draw:style-name="gr15" draw:text-style-name="P21" draw:layer="layout" svg:x1="14.661cm" svg:y1="16.552cm" svg:x2="20.842cm" svg:y2="16.552cm">
          <text:p/>
        </draw:line>
        <draw:line draw:style-name="gr15" draw:text-style-name="P7" draw:layer="layout" svg:x1="21.061cm" svg:y1="16.552cm" svg:x2="27.242cm" svg:y2="16.552cm">
          <text:p/>
        </draw:line>
        <draw:frame draw:style-name="gr88" draw:text-style-name="P15" draw:layer="layout" svg:width="0.855cm" svg:height="0.408cm" svg:x="14.71cm" svg:y="2.13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cm" svg:y="2.533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4.71cm" svg:y="2.932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4.71cm" svg:y="3.332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4.71cm" svg:y="3.73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4.71cm" svg:y="4.13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4.71cm" svg:y="4.529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4.71cm" svg:y="4.928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4.71cm" svg:y="5.327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4.71cm" svg:y="5.727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4.71cm" svg:y="6.126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4.711cm" svg:y="7.232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1cm" svg:y="7.632cm">
          <draw:text-box>
            <text:p text:style-name="P1"><text:span text:style-name="T11">8:30 <text:s text:c="2"/></text:span></text:p>
          </draw:text-box>
        </draw:frame>
        <draw:frame draw:style-name="gr90" draw:text-style-name="P15" draw:layer="layout" svg:width="0.624cm" svg:height="0.408cm" svg:x="14.711cm" svg:y="8.031cm">
          <draw:text-box>
            <text:p text:style-name="P1"><text:span text:style-name="T11">9:00</text:span></text:p>
          </draw:text-box>
        </draw:frame>
        <draw:frame draw:style-name="gr91" draw:text-style-name="P15" draw:layer="layout" svg:width="0.733cm" svg:height="0.408cm" svg:x="14.711cm" svg:y="8.431cm">
          <draw:text-box>
            <text:p text:style-name="P1"><text:span text:style-name="T11">9:30</text:span></text:p>
          </draw:text-box>
        </draw:frame>
        <draw:frame draw:style-name="gr92" draw:text-style-name="P15" draw:layer="layout" svg:width="0.717cm" svg:height="0.408cm" svg:x="14.711cm" svg:y="8.829cm">
          <draw:text-box>
            <text:p text:style-name="P1"><text:span text:style-name="T11">10:00</text:span></text:p>
          </draw:text-box>
        </draw:frame>
        <draw:frame draw:style-name="gr93" draw:text-style-name="P15" draw:layer="layout" svg:width="0.648cm" svg:height="0.409cm" svg:x="14.711cm" svg:y="9.229cm">
          <draw:text-box>
            <text:p text:style-name="P1"><text:span text:style-name="T11">10:30</text:span></text:p>
          </draw:text-box>
        </draw:frame>
        <draw:frame draw:style-name="gr94" draw:text-style-name="P15" draw:layer="layout" svg:width="0.632cm" svg:height="0.408cm" svg:x="14.711cm" svg:y="9.628cm">
          <draw:text-box>
            <text:p text:style-name="P1"><text:span text:style-name="T11">11:00</text:span></text:p>
          </draw:text-box>
        </draw:frame>
        <draw:frame draw:style-name="gr95" draw:text-style-name="P15" draw:layer="layout" svg:width="0.726cm" svg:height="0.408cm" svg:x="14.711cm" svg:y="10.027cm">
          <draw:text-box>
            <text:p text:style-name="P1"><text:span text:style-name="T11">11:30</text:span></text:p>
          </draw:text-box>
        </draw:frame>
        <draw:frame draw:style-name="gr96" draw:text-style-name="P15" draw:layer="layout" svg:width="0.709cm" svg:height="0.409cm" svg:x="14.711cm" svg:y="10.426cm">
          <draw:text-box>
            <text:p text:style-name="P1"><text:span text:style-name="T11">12:00</text:span></text:p>
          </draw:text-box>
        </draw:frame>
        <draw:frame draw:style-name="gr92" draw:text-style-name="P15" draw:layer="layout" svg:width="0.717cm" svg:height="0.408cm" svg:x="14.711cm" svg:y="10.826cm">
          <draw:text-box>
            <text:p text:style-name="P1"><text:span text:style-name="T11">12:30</text:span></text:p>
          </draw:text-box>
        </draw:frame>
        <draw:frame draw:style-name="gr97" draw:text-style-name="P15" draw:layer="layout" svg:width="0.701cm" svg:height="0.408cm" svg:x="14.711cm" svg:y="11.225cm">
          <draw:text-box>
            <text:p text:style-name="P1"><text:span text:style-name="T11">13:00</text:span></text:p>
          </draw:text-box>
        </draw:frame>
        <draw:frame draw:style-name="gr88" draw:text-style-name="P15" draw:layer="layout" svg:width="0.855cm" svg:height="0.408cm" svg:x="14.711cm" svg:y="12.342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14.711cm" svg:y="12.742cm">
          <draw:text-box>
            <text:p text:style-name="P1"><text:span text:style-name="T11">9:00 <text:s text:c="2"/></text:span></text:p>
          </draw:text-box>
        </draw:frame>
        <draw:frame draw:style-name="gr90" draw:text-style-name="P15" draw:layer="layout" svg:width="0.624cm" svg:height="0.408cm" svg:x="14.711cm" svg:y="13.141cm">
          <draw:text-box>
            <text:p text:style-name="P1"><text:span text:style-name="T11">10:00</text:span></text:p>
          </draw:text-box>
        </draw:frame>
        <draw:frame draw:style-name="gr91" draw:text-style-name="P15" draw:layer="layout" svg:width="0.733cm" svg:height="0.408cm" svg:x="14.711cm" svg:y="13.541cm">
          <draw:text-box>
            <text:p text:style-name="P1"><text:span text:style-name="T11">11:00</text:span></text:p>
          </draw:text-box>
        </draw:frame>
        <draw:frame draw:style-name="gr92" draw:text-style-name="P15" draw:layer="layout" svg:width="0.717cm" svg:height="0.408cm" svg:x="14.711cm" svg:y="13.939cm">
          <draw:text-box>
            <text:p text:style-name="P1"><text:span text:style-name="T11">12:00</text:span></text:p>
          </draw:text-box>
        </draw:frame>
        <draw:frame draw:style-name="gr93" draw:text-style-name="P15" draw:layer="layout" svg:width="0.648cm" svg:height="0.409cm" svg:x="14.711cm" svg:y="14.339cm">
          <draw:text-box>
            <text:p text:style-name="P1"><text:span text:style-name="T11">13:00</text:span></text:p>
          </draw:text-box>
        </draw:frame>
        <draw:frame draw:style-name="gr94" draw:text-style-name="P15" draw:layer="layout" svg:width="0.632cm" svg:height="0.408cm" svg:x="14.711cm" svg:y="14.738cm">
          <draw:text-box>
            <text:p text:style-name="P1"><text:span text:style-name="T11">14:00</text:span></text:p>
          </draw:text-box>
        </draw:frame>
        <draw:frame draw:style-name="gr95" draw:text-style-name="P15" draw:layer="layout" svg:width="0.726cm" svg:height="0.408cm" svg:x="14.711cm" svg:y="15.137cm">
          <draw:text-box>
            <text:p text:style-name="P1"><text:span text:style-name="T11">15:00</text:span></text:p>
          </draw:text-box>
        </draw:frame>
        <draw:frame draw:style-name="gr96" draw:text-style-name="P15" draw:layer="layout" svg:width="0.709cm" svg:height="0.409cm" svg:x="14.711cm" svg:y="15.536cm">
          <draw:text-box>
            <text:p text:style-name="P1"><text:span text:style-name="T11">16:00</text:span></text:p>
          </draw:text-box>
        </draw:frame>
        <draw:frame draw:style-name="gr92" draw:text-style-name="P15" draw:layer="layout" svg:width="0.717cm" svg:height="0.408cm" svg:x="14.711cm" svg:y="15.936cm">
          <draw:text-box>
            <text:p text:style-name="P1"><text:span text:style-name="T11">17:00</text:span></text:p>
          </draw:text-box>
        </draw:frame>
        <draw:frame draw:style-name="gr97" draw:text-style-name="P15" draw:layer="layout" svg:width="0.701cm" svg:height="0.408cm" svg:x="14.711cm" svg:y="16.335cm">
          <draw:text-box>
            <text:p text:style-name="P1"><text:span text:style-name="T11">18:00</text:span></text:p>
          </draw:text-box>
        </draw:frame>
        <draw:frame draw:style-name="gr88" draw:text-style-name="P15" draw:layer="layout" svg:width="0.855cm" svg:height="0.408cm" svg:x="21.11cm" svg:y="7.232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21.11cm" svg:y="7.632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21.11cm" svg:y="8.031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21.11cm" svg:y="8.431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21.11cm" svg:y="8.829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21.11cm" svg:y="9.229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21.11cm" svg:y="9.628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21.11cm" svg:y="10.027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21.11cm" svg:y="10.426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21.11cm" svg:y="10.826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21.11cm" svg:y="11.225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21.11cm" svg:y="2.132cm">
          <draw:text-box>
            <text:p text:style-name="P1"><text:span text:style-name="T11">13:30 <text:s text:c="2"/></text:span></text:p>
          </draw:text-box>
        </draw:frame>
        <draw:frame draw:style-name="gr89" draw:text-style-name="P15" draw:layer="layout" svg:width="0.839cm" svg:height="0.408cm" svg:x="21.11cm" svg:y="2.532cm">
          <draw:text-box>
            <text:p text:style-name="P1"><text:span text:style-name="T11">14:00 <text:s text:c="2"/></text:span></text:p>
          </draw:text-box>
        </draw:frame>
        <draw:frame draw:style-name="gr90" draw:text-style-name="P15" draw:layer="layout" svg:width="0.624cm" svg:height="0.408cm" svg:x="21.11cm" svg:y="2.931cm">
          <draw:text-box>
            <text:p text:style-name="P1"><text:span text:style-name="T11">14:30</text:span></text:p>
          </draw:text-box>
        </draw:frame>
        <draw:frame draw:style-name="gr91" draw:text-style-name="P15" draw:layer="layout" svg:width="0.733cm" svg:height="0.408cm" svg:x="21.11cm" svg:y="3.331cm">
          <draw:text-box>
            <text:p text:style-name="P1"><text:span text:style-name="T11">15:00</text:span></text:p>
          </draw:text-box>
        </draw:frame>
        <draw:frame draw:style-name="gr92" draw:text-style-name="P15" draw:layer="layout" svg:width="0.717cm" svg:height="0.408cm" svg:x="21.11cm" svg:y="3.729cm">
          <draw:text-box>
            <text:p text:style-name="P1"><text:span text:style-name="T11">15:30</text:span></text:p>
          </draw:text-box>
        </draw:frame>
        <draw:frame draw:style-name="gr93" draw:text-style-name="P15" draw:layer="layout" svg:width="0.648cm" svg:height="0.409cm" svg:x="21.11cm" svg:y="4.129cm">
          <draw:text-box>
            <text:p text:style-name="P1"><text:span text:style-name="T11">16:00</text:span></text:p>
          </draw:text-box>
        </draw:frame>
        <draw:frame draw:style-name="gr94" draw:text-style-name="P15" draw:layer="layout" svg:width="0.632cm" svg:height="0.408cm" svg:x="21.11cm" svg:y="4.528cm">
          <draw:text-box>
            <text:p text:style-name="P1"><text:span text:style-name="T11">16:30</text:span></text:p>
          </draw:text-box>
        </draw:frame>
        <draw:frame draw:style-name="gr95" draw:text-style-name="P15" draw:layer="layout" svg:width="0.726cm" svg:height="0.408cm" svg:x="21.11cm" svg:y="4.927cm">
          <draw:text-box>
            <text:p text:style-name="P1"><text:span text:style-name="T11">17:00</text:span></text:p>
          </draw:text-box>
        </draw:frame>
        <draw:frame draw:style-name="gr96" draw:text-style-name="P15" draw:layer="layout" svg:width="0.709cm" svg:height="0.409cm" svg:x="21.11cm" svg:y="5.326cm">
          <draw:text-box>
            <text:p text:style-name="P1"><text:span text:style-name="T11">17:30</text:span></text:p>
          </draw:text-box>
        </draw:frame>
        <draw:frame draw:style-name="gr92" draw:text-style-name="P15" draw:layer="layout" svg:width="0.717cm" svg:height="0.408cm" svg:x="21.11cm" svg:y="5.726cm">
          <draw:text-box>
            <text:p text:style-name="P1"><text:span text:style-name="T11">18:00</text:span></text:p>
          </draw:text-box>
        </draw:frame>
        <draw:frame draw:style-name="gr97" draw:text-style-name="P15" draw:layer="layout" svg:width="0.701cm" svg:height="0.408cm" svg:x="21.11cm" svg:y="6.125cm">
          <draw:text-box>
            <text:p text:style-name="P1"><text:span text:style-name="T11">18:30</text:span></text:p>
          </draw:text-box>
        </draw:frame>
        <draw:frame draw:style-name="gr88" draw:text-style-name="P15" draw:layer="layout" svg:width="0.855cm" svg:height="0.408cm" svg:x="21.11cm" svg:y="12.343cm">
          <draw:text-box>
            <text:p text:style-name="P1"><text:span text:style-name="T11">8:00 <text:s text:c="2"/></text:span></text:p>
          </draw:text-box>
        </draw:frame>
        <draw:frame draw:style-name="gr89" draw:text-style-name="P15" draw:layer="layout" svg:width="0.839cm" svg:height="0.408cm" svg:x="21.11cm" svg:y="12.743cm">
          <draw:text-box>
            <text:p text:style-name="P1"><text:span text:style-name="T11">9:00 <text:s text:c="2"/></text:span></text:p>
          </draw:text-box>
        </draw:frame>
        <draw:frame draw:style-name="gr90" draw:text-style-name="P15" draw:layer="layout" svg:width="0.624cm" svg:height="0.408cm" svg:x="21.11cm" svg:y="13.142cm">
          <draw:text-box>
            <text:p text:style-name="P1"><text:span text:style-name="T11">10:00</text:span></text:p>
          </draw:text-box>
        </draw:frame>
        <draw:frame draw:style-name="gr91" draw:text-style-name="P15" draw:layer="layout" svg:width="0.733cm" svg:height="0.408cm" svg:x="21.11cm" svg:y="13.542cm">
          <draw:text-box>
            <text:p text:style-name="P1"><text:span text:style-name="T11">11:00</text:span></text:p>
          </draw:text-box>
        </draw:frame>
        <draw:frame draw:style-name="gr92" draw:text-style-name="P15" draw:layer="layout" svg:width="0.717cm" svg:height="0.408cm" svg:x="21.11cm" svg:y="13.94cm">
          <draw:text-box>
            <text:p text:style-name="P1"><text:span text:style-name="T11">12:00</text:span></text:p>
          </draw:text-box>
        </draw:frame>
        <draw:frame draw:style-name="gr93" draw:text-style-name="P15" draw:layer="layout" svg:width="0.648cm" svg:height="0.409cm" svg:x="21.11cm" svg:y="14.34cm">
          <draw:text-box>
            <text:p text:style-name="P1"><text:span text:style-name="T11">13:00</text:span></text:p>
          </draw:text-box>
        </draw:frame>
        <draw:frame draw:style-name="gr94" draw:text-style-name="P15" draw:layer="layout" svg:width="0.632cm" svg:height="0.408cm" svg:x="21.11cm" svg:y="14.739cm">
          <draw:text-box>
            <text:p text:style-name="P1"><text:span text:style-name="T11">14:00</text:span></text:p>
          </draw:text-box>
        </draw:frame>
        <draw:frame draw:style-name="gr95" draw:text-style-name="P15" draw:layer="layout" svg:width="0.726cm" svg:height="0.408cm" svg:x="21.11cm" svg:y="15.138cm">
          <draw:text-box>
            <text:p text:style-name="P1"><text:span text:style-name="T11">15:00</text:span></text:p>
          </draw:text-box>
        </draw:frame>
        <draw:frame draw:style-name="gr96" draw:text-style-name="P15" draw:layer="layout" svg:width="0.709cm" svg:height="0.409cm" svg:x="21.11cm" svg:y="15.537cm">
          <draw:text-box>
            <text:p text:style-name="P1"><text:span text:style-name="T11">16:00</text:span></text:p>
          </draw:text-box>
        </draw:frame>
        <draw:frame draw:style-name="gr92" draw:text-style-name="P15" draw:layer="layout" svg:width="0.717cm" svg:height="0.408cm" svg:x="21.11cm" svg:y="15.937cm">
          <draw:text-box>
            <text:p text:style-name="P1"><text:span text:style-name="T11">17:00</text:span></text:p>
          </draw:text-box>
        </draw:frame>
        <draw:frame draw:style-name="gr97" draw:text-style-name="P15" draw:layer="layout" svg:width="0.701cm" svg:height="0.408cm" svg:x="21.11cm" svg:y="16.336cm">
          <draw:text-box>
            <text:p text:style-name="P1"><text:span text:style-name="T11">18:00</text:span></text:p>
          </draw:text-box>
        </draw:frame>
      </draw:page>
      <draw:page draw:name="page7" draw:style-name="dp1" draw:master-page-name="master-page79"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08" draw:text-style-name="P6" draw:layer="layout" svg:width="2.445cm" svg:height="0.582cm" svg:x="1.273cm" svg:y="2.657cm">
          <draw:text-box>
            <text:p text:style-name="P1"><text:span text:style-name="T4">Alquiler / Hipotéca <text:s/></text:span></text:p>
          </draw:text-box>
        </draw:frame>
        <draw:frame draw:style-name="gr109" draw:text-style-name="P6" draw:layer="layout" svg:width="0.667cm" svg:height="0.583cm" svg:x="1.245cm" svg:y="3.227cm">
          <draw:text-box>
            <text:p text:style-name="P1"><text:span text:style-name="T4">Luz <text:s text:c="2"/></text:span></text:p>
          </draw:text-box>
        </draw:frame>
        <draw:frame draw:style-name="gr109" draw:text-style-name="P6" draw:layer="layout" svg:width="0.667cm" svg:height="0.583cm" svg:x="1.245cm" svg:y="3.797cm">
          <draw:text-box>
            <text:p text:style-name="P1"><text:span text:style-name="T4">Agua</text:span></text:p>
          </draw:text-box>
        </draw:frame>
        <draw:frame draw:style-name="gr110" draw:text-style-name="P6" draw:layer="layout" svg:width="0.495cm" svg:height="0.583cm" svg:x="1.245cm" svg:y="4.368cm">
          <draw:text-box>
            <text:p text:style-name="P1"><text:span text:style-name="T4">Gas</text:span></text:p>
          </draw:text-box>
        </draw:frame>
        <draw:frame draw:style-name="gr111" draw:text-style-name="P6" draw:layer="layout" svg:width="1.13cm" svg:height="0.583cm" svg:x="1.245cm" svg:y="4.937cm">
          <draw:text-box>
            <text:p text:style-name="P1"><text:span text:style-name="T4">Teléfono</text:span></text:p>
          </draw:text-box>
        </draw:frame>
        <draw:frame draw:style-name="gr112" draw:text-style-name="P6" draw:layer="layout" svg:width="1.575cm" svg:height="0.584cm" svg:x="1.245cm" svg:y="5.508cm">
          <draw:text-box>
            <text:p text:style-name="P1"><text:span text:style-name="T4">TV / Internet</text:span></text:p>
          </draw:text-box>
        </draw:frame>
        <draw:frame draw:style-name="gr113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14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15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16" draw:text-style-name="P6" draw:layer="layout" svg:width="0.73cm" svg:height="0.583cm" svg:x="1.274cm" svg:y="2.091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2.092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19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20" draw:text-style-name="P6" draw:layer="layout" svg:width="2.415cm" svg:height="0.583cm" svg:x="7.635cm" svg:y="3.229cm">
          <draw:text-box>
            <text:p text:style-name="P1"><text:span text:style-name="T4">Cuidado personal <text:s text:c="2"/></text:span></text:p>
          </draw:text-box>
        </draw:frame>
        <draw:frame draw:style-name="gr121" draw:text-style-name="P6" draw:layer="layout" svg:width="1.175cm" svg:height="0.583cm" svg:x="7.635cm" svg:y="3.799cm">
          <draw:text-box>
            <text:p text:style-name="P1"><text:span text:style-name="T4">Mascotas</text:span></text:p>
          </draw:text-box>
        </draw:frame>
        <draw:frame draw:style-name="gr122" draw:text-style-name="P6" draw:layer="layout" svg:width="2.241cm" svg:height="0.583cm" svg:x="7.635cm" svg:y="4.37cm">
          <draw:text-box>
            <text:p text:style-name="P1"><text:span text:style-name="T4">Estética / barbería</text:span></text:p>
          </draw:text-box>
        </draw:frame>
        <draw:frame draw:style-name="gr111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12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13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23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24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25" draw:text-style-name="P6" draw:layer="layout" svg:width="0.73cm" svg:height="0.582cm" svg:x="7.664cm" svg:y="2.093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2.094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27" draw:text-style-name="P6" draw:layer="layout" svg:width="1.979cm" svg:height="0.583cm" svg:x="1.273cm" svg:y="8.976cm">
          <draw:text-box>
            <text:p text:style-name="P1"><text:span text:style-name="T4">Supermercado <text:s/></text:span></text:p>
          </draw:text-box>
        </draw:frame>
        <draw:frame draw:style-name="gr128" draw:text-style-name="P6" draw:layer="layout" svg:width="1.031cm" svg:height="0.583cm" svg:x="1.245cm" svg:y="9.546cm">
          <draw:text-box>
            <text:p text:style-name="P1"><text:span text:style-name="T4">Snacks <text:s/></text:span></text:p>
          </draw:text-box>
        </draw:frame>
        <draw:frame draw:style-name="gr129" draw:text-style-name="P6" draw:layer="layout" svg:width="2.36cm" svg:height="0.582cm" svg:x="1.245cm" svg:y="10.117cm">
          <draw:text-box>
            <text:p text:style-name="P1"><text:span text:style-name="T4">Comida a domicilio</text:span></text:p>
          </draw:text-box>
        </draw:frame>
        <draw:frame draw:style-name="gr130" draw:text-style-name="P6" draw:layer="layout" svg:width="2.707cm" svg:height="0.583cm" svg:x="1.245cm" svg:y="10.687cm">
          <draw:text-box>
            <text:p text:style-name="P1"><text:span text:style-name="T4">Comida fuera de casa</text:span></text:p>
          </draw:text-box>
        </draw:frame>
        <draw:frame draw:style-name="gr131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8.41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8.411cm">
          <draw:text-box>
            <text:p text:style-name="P1"><text:span text:style-name="T4">Presupuestado</text:span></text:p>
          </draw:text-box>
        </draw:frame>
        <draw:frame draw:style-name="gr132" draw:text-style-name="P6" draw:layer="layout" svg:width="0.562cm" svg:height="0.583cm" svg:x="6.275cm" svg:y="8.412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33" draw:text-style-name="P6" draw:layer="layout" svg:width="2.322cm" svg:height="0.582cm" svg:x="7.663cm" svg:y="8.978cm">
          <draw:text-box>
            <text:p text:style-name="P1"><text:span text:style-name="T4">Préstamo bancario</text:span></text:p>
          </draw:text-box>
        </draw:frame>
        <draw:frame draw:style-name="gr134" draw:text-style-name="P6" draw:layer="layout" svg:width="2.343cm" svg:height="0.695cm" svg:x="7.635cm" svg:y="9.548cm">
          <draw:text-box>
            <text:p text:style-name="P1"><text:span text:style-name="T4">Tarjetas de crédito <text:s/></text:span></text:p>
          </draw:text-box>
        </draw:frame>
        <draw:frame draw:style-name="gr135" draw:text-style-name="P6" draw:layer="layout" svg:width="2.131cm" svg:height="0.582cm" svg:x="7.635cm" svg:y="10.119cm">
          <draw:text-box>
            <text:p text:style-name="P1"><text:span text:style-name="T4">Departamentales</text:span></text:p>
          </draw:text-box>
        </draw:frame>
        <draw:frame draw:style-name="gr110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31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7.664cm" svg:y="8.412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10.564cm" svg:y="8.413cm">
          <draw:text-box>
            <text:p text:style-name="P1"><text:span text:style-name="T4">Presupuestado</text:span></text:p>
          </draw:text-box>
        </draw:frame>
        <draw:frame draw:style-name="gr132" draw:text-style-name="P6" draw:layer="layout" svg:width="0.562cm" svg:height="0.583cm" svg:x="12.665cm" svg:y="8.414cm">
          <draw:text-box>
            <text:p text:style-name="P1"><text:span text:style-name="T4">Real</text:span></text:p>
          </draw:text-box>
        </draw:frame>
        <draw:frame draw:style-name="gr136" draw:text-style-name="P4" draw:layer="layout" svg:width="1.518cm" svg:height="0.517cm" svg:x="3.92cm" svg:y="7.728cm">
          <draw:text-box>
            <text:p text:style-name="P1"><text:span text:style-name="T2">Comida</text:span></text:p>
          </draw:text-box>
        </draw:frame>
        <draw:frame draw:style-name="gr137" draw:text-style-name="P4" draw:layer="layout" svg:width="2.195cm" svg:height="0.517cm" svg:x="9.947cm" svg:y="7.729cm">
          <draw:text-box>
            <text:p text:style-name="P1"><text:span text:style-name="T2">Créditos</text:span></text:p>
          </draw:text-box>
        </draw:frame>
        <draw:frame draw:style-name="gr115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15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38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39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38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38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40" draw:text-style-name="P6" draw:layer="layout" svg:width="0.899cm" svg:height="0.582cm" svg:x="1.273cm" svg:y="13.604cm">
          <draw:text-box>
            <text:p text:style-name="P1"><text:span text:style-name="T4">Seguro</text:span></text:p>
          </draw:text-box>
        </draw:frame>
        <draw:frame draw:style-name="gr141" draw:text-style-name="P6" draw:layer="layout" svg:width="1.128cm" svg:height="0.583cm" svg:x="1.245cm" svg:y="14.174cm">
          <draw:text-box>
            <text:p text:style-name="P1"><text:span text:style-name="T4">Farmacia</text:span></text:p>
          </draw:text-box>
        </draw:frame>
        <draw:frame draw:style-name="gr109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10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13.039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42" draw:text-style-name="P6" draw:layer="layout" svg:width="2.068cm" svg:height="0.583cm" svg:x="7.663cm" svg:y="13.605cm">
          <draw:text-box>
            <text:p text:style-name="P1"><text:span text:style-name="T4">Eventos sociales</text:span></text:p>
          </draw:text-box>
        </draw:frame>
        <draw:frame draw:style-name="gr143" draw:text-style-name="P6" draw:layer="layout" svg:width="1.196cm" svg:height="0.583cm" svg:x="7.635cm" svg:y="14.176cm">
          <draw:text-box>
            <text:p text:style-name="P1"><text:span text:style-name="T4">Hobbies <text:s/></text:span></text:p>
          </draw:text-box>
        </draw:frame>
        <draw:frame draw:style-name="gr109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3.04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3.041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1.518cm" svg:height="0.517cm" svg:x="3.92cm" svg:y="12.356cm">
          <draw:text-box>
            <text:p text:style-name="P1"><text:span text:style-name="T2">Salud</text:span></text:p>
          </draw:text-box>
        </draw:frame>
        <draw:frame draw:style-name="gr146" draw:text-style-name="P4" draw:layer="layout" svg:width="2.94cm" svg:height="0.517cm" svg:x="9.947cm" svg:y="12.357cm">
          <draw:text-box>
            <text:p text:style-name="P1"><text:span text:style-name="T2">Entretenimient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38" draw:text-style-name="P6" draw:layer="layout" svg:width="1.779cm" svg:height="0.348cm" svg:x="1.246cm" svg:y="15.822cm">
          <draw:text-box>
            <text:p text:style-name="P1"><text:span text:style-name="T4">Subtotal</text:span></text:p>
          </draw:text-box>
        </draw:frame>
        <draw:frame draw:style-name="gr139" draw:text-style-name="P6" draw:layer="layout" svg:width="1.909cm" svg:height="0.348cm" svg:x="7.636cm" svg:y="15.824cm">
          <draw:text-box>
            <text:p text:style-name="P1"><text:span text:style-name="T4">Subtotal</text:span></text:p>
          </draw:text-box>
        </draw:frame>
        <draw:frame draw:style-name="gr138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38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47" draw:text-style-name="P6" draw:layer="layout" svg:width="2.758cm" svg:height="0.582cm" svg:x="1.273cm" svg:y="17.599cm">
          <draw:text-box>
            <text:p text:style-name="P1"><text:span text:style-name="T4">Mensualidad del auto</text:span></text:p>
          </draw:text-box>
        </draw:frame>
        <draw:frame draw:style-name="gr148" draw:text-style-name="P6" draw:layer="layout" svg:width="0.971cm" svg:height="0.583cm" svg:x="1.245cm" svg:y="18.169cm">
          <draw:text-box>
            <text:p text:style-name="P1"><text:span text:style-name="T4">Seguro </text:span></text:p>
          </draw:text-box>
        </draw:frame>
        <draw:frame draw:style-name="gr149" draw:text-style-name="P6" draw:layer="layout" svg:width="1.077cm" svg:height="0.583cm" svg:x="1.245cm" svg:y="18.739cm">
          <draw:text-box>
            <text:p text:style-name="P1"><text:span text:style-name="T4">Gasolina</text:span></text:p>
          </draw:text-box>
        </draw:frame>
        <draw:frame draw:style-name="gr150" draw:text-style-name="P6" draw:layer="layout" svg:width="1.856cm" svg:height="0.583cm" svg:x="1.245cm" svg:y="19.31cm">
          <draw:text-box>
            <text:p text:style-name="P1"><text:span text:style-name="T4">Mantenimiento</text:span></text:p>
          </draw:text-box>
        </draw:frame>
        <draw:frame draw:style-name="gr151" draw:text-style-name="P6" draw:layer="layout" svg:width="2.271cm" svg:height="0.583cm" svg:x="1.245cm" svg:y="19.879cm">
          <draw:text-box>
            <text:p text:style-name="P1"><text:span text:style-name="T4">Metro / Uber / Bus</text:span></text:p>
          </draw:text-box>
        </draw:frame>
        <draw:frame draw:style-name="gr116" draw:text-style-name="P6" draw:layer="layout" svg:width="0.73cm" svg:height="0.583cm" svg:x="1.274cm" svg:y="17.033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4.174cm" svg:y="17.034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6.275cm" svg:y="17.035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52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34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53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11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7.036cm">
          <draw:text-box>
            <text:p text:style-name="P1"><text:span text:style-name="T4">Presupuestado</text:span></text:p>
          </draw:text-box>
        </draw:frame>
        <draw:frame draw:style-name="gr118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2.021cm" svg:height="0.517cm" svg:x="3.92cm" svg:y="16.351cm">
          <draw:text-box>
            <text:p text:style-name="P1"><text:span text:style-name="T2">Transporte</text:span></text:p>
          </draw:text-box>
        </draw:frame>
        <draw:frame draw:style-name="gr154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15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24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15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15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4" draw:text-style-name="P5" draw:layer="layout" svg:width="6.136cm" svg:height="0.776cm" svg:x="0.92cm" svg:y="0.702cm">
          <draw:text-box>
            <text:p text:style-name="P1"><text:span text:style-name="T3">Presupuesto mensual</text:span></text:p>
          </draw:text-box>
        </draw:frame>
        <draw:frame draw:style-name="gr136" draw:text-style-name="P4" draw:layer="layout" svg:width="1.518cm" svg:height="0.517cm" svg:x="3.921cm" svg:y="1.426cm">
          <draw:text-box>
            <text:p text:style-name="P1"><text:span text:style-name="T2">Casa</text:span></text:p>
          </draw:text-box>
        </draw:frame>
        <draw:frame draw:style-name="gr137" draw:text-style-name="P4" draw:layer="layout" svg:width="2.195cm" svg:height="0.517cm" svg:x="9.948cm" svg:y="1.427cm">
          <draw:text-box>
            <text:p text:style-name="P1"><text:span text:style-name="T2">Persona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36" draw:text-style-name="P4" draw:layer="layout" svg:width="1.594cm" svg:height="0.517cm" svg:x="15.815cm" svg:y="1.426cm">
          <draw:text-box>
            <text:p text:style-name="P1"><text:span text:style-name="T2">Ingresos</text:span></text:p>
          </draw:text-box>
        </draw:frame>
        <draw:frame draw:style-name="gr137" draw:text-style-name="P4" draw:layer="layout" svg:width="2.195cm" svg:height="0.517cm" svg:x="22.542cm" svg:y="1.427cm">
          <draw:text-box>
            <text:p text:style-name="P1"><text:span text:style-name="T2">Ahor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36" draw:text-style-name="P4" draw:layer="layout" svg:width="1.518cm" svg:height="0.517cm" svg:x="19.315cm" svg:y="1.426cm">
          <draw:text-box>
            <text:p text:style-name="P1"><text:span text:style-name="T2">Monto</text:span></text:p>
          </draw:text-box>
        </draw:frame>
        <draw:frame draw:style-name="gr137" draw:text-style-name="P4" draw:layer="layout" svg:width="2.195cm" svg:height="0.517cm" svg:x="25.742cm" svg:y="1.427cm">
          <draw:text-box>
            <text:p text:style-name="P1"><text:span text:style-name="T2">Mont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36" draw:text-style-name="P4" draw:layer="layout" svg:width="4.925cm" svg:height="0.517cm" svg:x="18.32cm" svg:y="5.533cm">
          <draw:text-box>
            <text:p text:style-name="P1"><text:span text:style-name="T2">Control de gastos hormiga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55" draw:text-style-name="P22" draw:layer="layout" svg:width="0.313cm" svg:height="0.31cm" svg:x="14.75cm" svg:y="6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55" draw:text-style-name="P22" draw:layer="layout" svg:width="0.313cm" svg:height="0.31cm" svg:x="21.2cm" svg:y="6.1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6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2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4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36" draw:text-style-name="P4" draw:layer="layout" svg:width="3.537cm" svg:height="0.517cm" svg:x="19.32cm" svg:y="9.636cm">
          <draw:text-box>
            <text:p text:style-name="P1"><text:span text:style-name="T2">Cosas por com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55" draw:text-style-name="P22" draw:layer="layout" svg:width="0.313cm" svg:height="0.31cm" svg:x="14.75cm" svg:y="10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0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3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9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2.5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3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55" draw:text-style-name="P22" draw:layer="layout" svg:width="0.313cm" svg:height="0.31cm" svg:x="21.2cm" svg:y="10.2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0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3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2.5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3.0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56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57" draw:text-style-name="P22" draw:layer="layout" svg:width="3.77cm" svg:height="1.867cm" svg:x="14.75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22" draw:layer="layout" svg:width="3.771cm" svg:height="1.867cm" svg:x="18.999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22" draw:layer="layout" svg:width="3.77cm" svg:height="1.867cm" svg:x="23.249cm" svg:y="15.6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master-page79">
        <draw:custom-shape draw:style-name="gr159" draw:text-style-name="P8" draw:layer="layout" svg:width="3.358cm" svg:height="0.578cm" svg:x="14.8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17.9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14.5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14.5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7" draw:layer="layout" svg:x1="1.22cm" svg:y1="2.42cm" svg:x2="4.02cm" svg:y2="2.42cm">
          <text:p/>
        </draw:line>
        <draw:line draw:style-name="gr15" draw:text-style-name="P7" draw:layer="layout" svg:x1="1.22cm" svg:y1="2.99cm" svg:x2="4.02cm" svg:y2="2.99cm">
          <text:p/>
        </draw:line>
        <draw:line draw:style-name="gr15" draw:text-style-name="P7" draw:layer="layout" svg:x1="1.22cm" svg:y1="3.56cm" svg:x2="4.02cm" svg:y2="3.56cm">
          <text:p/>
        </draw:line>
        <draw:line draw:style-name="gr15" draw:text-style-name="P7" draw:layer="layout" svg:x1="1.22cm" svg:y1="4.129cm" svg:x2="4.02cm" svg:y2="4.129cm">
          <text:p/>
        </draw:line>
        <draw:line draw:style-name="gr15" draw:text-style-name="P7" draw:layer="layout" svg:x1="1.22cm" svg:y1="4.7cm" svg:x2="4.02cm" svg:y2="4.7cm">
          <text:p/>
        </draw:line>
        <draw:line draw:style-name="gr15" draw:text-style-name="P7" draw:layer="layout" svg:x1="1.22cm" svg:y1="5.272cm" svg:x2="4.02cm" svg:y2="5.272cm">
          <text:p/>
        </draw:line>
        <draw:line draw:style-name="gr15" draw:text-style-name="P7" draw:layer="layout" svg:x1="1.22cm" svg:y1="5.841cm" svg:x2="4.02cm" svg:y2="5.841cm">
          <text:p/>
        </draw:line>
        <draw:line draw:style-name="gr15" draw:text-style-name="P7" draw:layer="layout" svg:x1="1.22cm" svg:y1="6.411cm" svg:x2="4.02cm" svg:y2="6.411cm">
          <text:p/>
        </draw:line>
        <draw:line draw:style-name="gr15" draw:text-style-name="P7" draw:layer="layout" svg:x1="1.22cm" svg:y1="6.98cm" svg:x2="4.02cm" svg:y2="6.98cm">
          <text:p/>
        </draw:line>
        <draw:line draw:style-name="gr15" draw:text-style-name="P7" draw:layer="layout" svg:x1="4.191cm" svg:y1="2.42cm" svg:x2="5.682cm" svg:y2="2.42cm">
          <text:p/>
        </draw:line>
        <draw:line draw:style-name="gr15" draw:text-style-name="P7" draw:layer="layout" svg:x1="4.191cm" svg:y1="2.99cm" svg:x2="5.683cm" svg:y2="2.99cm">
          <text:p/>
        </draw:line>
        <draw:line draw:style-name="gr15" draw:text-style-name="P7" draw:layer="layout" svg:x1="4.191cm" svg:y1="3.56cm" svg:x2="5.683cm" svg:y2="3.56cm">
          <text:p/>
        </draw:line>
        <draw:line draw:style-name="gr15" draw:text-style-name="P7" draw:layer="layout" svg:x1="4.191cm" svg:y1="4.129cm" svg:x2="5.683cm" svg:y2="4.129cm">
          <text:p/>
        </draw:line>
        <draw:line draw:style-name="gr15" draw:text-style-name="P7" draw:layer="layout" svg:x1="4.191cm" svg:y1="4.7cm" svg:x2="5.683cm" svg:y2="4.7cm">
          <text:p/>
        </draw:line>
        <draw:line draw:style-name="gr15" draw:text-style-name="P7" draw:layer="layout" svg:x1="4.191cm" svg:y1="5.272cm" svg:x2="5.683cm" svg:y2="5.272cm">
          <text:p/>
        </draw:line>
        <draw:line draw:style-name="gr15" draw:text-style-name="P7" draw:layer="layout" svg:x1="4.191cm" svg:y1="5.841cm" svg:x2="5.683cm" svg:y2="5.841cm">
          <text:p/>
        </draw:line>
        <draw:line draw:style-name="gr15" draw:text-style-name="P7" draw:layer="layout" svg:x1="4.191cm" svg:y1="6.411cm" svg:x2="5.683cm" svg:y2="6.411cm">
          <text:p/>
        </draw:line>
        <draw:line draw:style-name="gr15" draw:text-style-name="P7" draw:layer="layout" svg:x1="4.191cm" svg:y1="6.98cm" svg:x2="5.683cm" svg:y2="6.98cm">
          <text:p/>
        </draw:line>
        <draw:line draw:style-name="gr15" draw:text-style-name="P7" draw:layer="layout" svg:x1="5.86cm" svg:y1="2.42cm" svg:x2="7.351cm" svg:y2="2.42cm">
          <text:p/>
        </draw:line>
        <draw:line draw:style-name="gr15" draw:text-style-name="P7" draw:layer="layout" svg:x1="5.86cm" svg:y1="2.99cm" svg:x2="7.352cm" svg:y2="2.99cm">
          <text:p/>
        </draw:line>
        <draw:line draw:style-name="gr15" draw:text-style-name="P7" draw:layer="layout" svg:x1="5.86cm" svg:y1="3.56cm" svg:x2="7.352cm" svg:y2="3.56cm">
          <text:p/>
        </draw:line>
        <draw:line draw:style-name="gr15" draw:text-style-name="P7" draw:layer="layout" svg:x1="5.86cm" svg:y1="4.129cm" svg:x2="7.352cm" svg:y2="4.129cm">
          <text:p/>
        </draw:line>
        <draw:line draw:style-name="gr15" draw:text-style-name="P7" draw:layer="layout" svg:x1="5.86cm" svg:y1="4.7cm" svg:x2="7.352cm" svg:y2="4.7cm">
          <text:p/>
        </draw:line>
        <draw:line draw:style-name="gr15" draw:text-style-name="P7" draw:layer="layout" svg:x1="5.86cm" svg:y1="5.272cm" svg:x2="7.352cm" svg:y2="5.272cm">
          <text:p/>
        </draw:line>
        <draw:line draw:style-name="gr15" draw:text-style-name="P7" draw:layer="layout" svg:x1="5.86cm" svg:y1="5.841cm" svg:x2="7.352cm" svg:y2="5.841cm">
          <text:p/>
        </draw:line>
        <draw:line draw:style-name="gr15" draw:text-style-name="P7" draw:layer="layout" svg:x1="5.86cm" svg:y1="6.411cm" svg:x2="7.352cm" svg:y2="6.411cm">
          <text:p/>
        </draw:line>
        <draw:line draw:style-name="gr15" draw:text-style-name="P7" draw:layer="layout" svg:x1="5.86cm" svg:y1="6.98cm" svg:x2="7.352cm" svg:y2="6.98cm">
          <text:p/>
        </draw:line>
        <draw:line draw:style-name="gr15" draw:text-style-name="P7" draw:layer="layout" svg:x1="2.457cm" svg:y1="7.559cm" svg:x2="7.351cm" svg:y2="7.559cm">
          <text:p/>
        </draw:line>
        <draw:line draw:style-name="gr2" draw:text-style-name="P3" draw:layer="layout" svg:x1="-4.79cm" svg:y1="16.756cm" svg:x2="-4.79cm" svg:y2="3.506cm">
          <text:p/>
        </draw:line>
        <draw:frame draw:style-name="gr108" draw:text-style-name="P6" draw:layer="layout" svg:width="2.445cm" svg:height="0.582cm" svg:x="1.273cm" svg:y="2.657cm">
          <draw:text-box>
            <text:p text:style-name="P1"><text:span text:style-name="T4">Alq</text:span><text:span text:style-name="T4">uile</text:span><text:span text:style-name="T4">r / </text:span><text:span text:style-name="T4">Hip</text:span><text:span text:style-name="T4">oté</text:span><text:span text:style-name="T4">ca <text:s/></text:span></text:p>
          </draw:text-box>
        </draw:frame>
        <draw:frame draw:style-name="gr109" draw:text-style-name="P6" draw:layer="layout" svg:width="0.667cm" svg:height="0.583cm" svg:x="1.245cm" svg:y="3.227cm">
          <draw:text-box>
            <text:p text:style-name="P1"><text:span text:style-name="T4">Lu</text:span><text:span text:style-name="T4">z <text:s text:c="2"/></text:span></text:p>
          </draw:text-box>
        </draw:frame>
        <draw:frame draw:style-name="gr109" draw:text-style-name="P6" draw:layer="layout" svg:width="0.667cm" svg:height="0.583cm" svg:x="1.245cm" svg:y="3.797cm">
          <draw:text-box>
            <text:p text:style-name="P1"><text:span text:style-name="T4">Ag</text:span><text:span text:style-name="T4">ua</text:span></text:p>
          </draw:text-box>
        </draw:frame>
        <draw:frame draw:style-name="gr110" draw:text-style-name="P6" draw:layer="layout" svg:width="0.495cm" svg:height="0.583cm" svg:x="1.245cm" svg:y="4.368cm">
          <draw:text-box>
            <text:p text:style-name="P1"><text:span text:style-name="T4">Ga</text:span><text:span text:style-name="T4">s</text:span></text:p>
          </draw:text-box>
        </draw:frame>
        <draw:frame draw:style-name="gr111" draw:text-style-name="P6" draw:layer="layout" svg:width="1.13cm" svg:height="0.583cm" svg:x="1.245cm" svg:y="4.937cm">
          <draw:text-box>
            <text:p text:style-name="P1"><text:span text:style-name="T4">Telé</text:span><text:span text:style-name="T4">fon</text:span><text:span text:style-name="T4">o</text:span></text:p>
          </draw:text-box>
        </draw:frame>
        <draw:frame draw:style-name="gr112" draw:text-style-name="P6" draw:layer="layout" svg:width="1.575cm" svg:height="0.584cm" svg:x="1.245cm" svg:y="5.508cm">
          <draw:text-box>
            <text:p text:style-name="P1"><text:span text:style-name="T4">TV / </text:span><text:span text:style-name="T4">Inte</text:span><text:span text:style-name="T4">rnet</text:span></text:p>
          </draw:text-box>
        </draw:frame>
        <draw:frame draw:style-name="gr113" draw:text-style-name="P6" draw:layer="layout" svg:width="1.873cm" svg:height="0.583cm" svg:x="1.245cm" svg:y="6.078cm">
          <draw:text-box>
            <text:p text:style-name="P1"><text:span text:style-name="T4">+</text:span></text:p>
          </draw:text-box>
        </draw:frame>
        <draw:frame draw:style-name="gr114" draw:text-style-name="P6" draw:layer="layout" svg:width="1.211cm" svg:height="0.583cm" svg:x="1.245cm" svg:y="6.648cm">
          <draw:text-box>
            <text:p text:style-name="P1"><text:span text:style-name="T4">+</text:span></text:p>
          </draw:text-box>
        </draw:frame>
        <draw:frame draw:style-name="gr115" draw:text-style-name="P6" draw:layer="layout" svg:width="1.779cm" svg:height="0.348cm" svg:x="1.245cm" svg:y="7.226cm">
          <draw:text-box>
            <text:p text:style-name="P1"><text:span text:style-name="T4">Subtotal</text:span></text:p>
          </draw:text-box>
        </draw:frame>
        <draw:frame draw:style-name="gr116" draw:text-style-name="P6" draw:layer="layout" svg:width="0.73cm" svg:height="0.583cm" svg:x="1.274cm" svg:y="2.091cm">
          <draw:text-box>
            <text:p text:style-name="P1"><text:span text:style-name="T4">Ga</text:span><text:span text:style-name="T4">sto</text:span></text:p>
          </draw:text-box>
        </draw:frame>
        <draw:frame draw:style-name="gr117" draw:text-style-name="P6" draw:layer="layout" svg:width="1.877cm" svg:height="0.583cm" svg:x="4.174cm" svg:y="2.092cm">
          <draw:text-box>
            <text:p text:style-name="P1"><text:span text:style-name="T4">Presupu</text:span><text:span text:style-name="T4">estado</text:span></text:p>
          </draw:text-box>
        </draw:frame>
        <draw:frame draw:style-name="gr118" draw:text-style-name="P6" draw:layer="layout" svg:width="0.562cm" svg:height="0.582cm" svg:x="6.275cm" svg:y="2.093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2.421cm" svg:x2="10.41cm" svg:y2="2.421cm">
          <text:p/>
        </draw:line>
        <draw:line draw:style-name="gr15" draw:text-style-name="P7" draw:layer="layout" svg:x1="7.61cm" svg:y1="2.992cm" svg:x2="10.41cm" svg:y2="2.992cm">
          <text:p/>
        </draw:line>
        <draw:line draw:style-name="gr15" draw:text-style-name="P7" draw:layer="layout" svg:x1="7.61cm" svg:y1="3.562cm" svg:x2="10.41cm" svg:y2="3.562cm">
          <text:p/>
        </draw:line>
        <draw:line draw:style-name="gr15" draw:text-style-name="P7" draw:layer="layout" svg:x1="7.61cm" svg:y1="4.131cm" svg:x2="10.41cm" svg:y2="4.131cm">
          <text:p/>
        </draw:line>
        <draw:line draw:style-name="gr15" draw:text-style-name="P7" draw:layer="layout" svg:x1="7.61cm" svg:y1="4.702cm" svg:x2="10.41cm" svg:y2="4.702cm">
          <text:p/>
        </draw:line>
        <draw:line draw:style-name="gr15" draw:text-style-name="P7" draw:layer="layout" svg:x1="7.61cm" svg:y1="5.274cm" svg:x2="10.41cm" svg:y2="5.274cm">
          <text:p/>
        </draw:line>
        <draw:line draw:style-name="gr15" draw:text-style-name="P7" draw:layer="layout" svg:x1="7.61cm" svg:y1="5.843cm" svg:x2="10.41cm" svg:y2="5.843cm">
          <text:p/>
        </draw:line>
        <draw:line draw:style-name="gr15" draw:text-style-name="P7" draw:layer="layout" svg:x1="7.61cm" svg:y1="6.413cm" svg:x2="10.41cm" svg:y2="6.413cm">
          <text:p/>
        </draw:line>
        <draw:line draw:style-name="gr15" draw:text-style-name="P7" draw:layer="layout" svg:x1="7.61cm" svg:y1="6.982cm" svg:x2="10.41cm" svg:y2="6.982cm">
          <text:p/>
        </draw:line>
        <draw:line draw:style-name="gr15" draw:text-style-name="P7" draw:layer="layout" svg:x1="10.581cm" svg:y1="2.421cm" svg:x2="12.072cm" svg:y2="2.421cm">
          <text:p/>
        </draw:line>
        <draw:line draw:style-name="gr15" draw:text-style-name="P7" draw:layer="layout" svg:x1="10.581cm" svg:y1="2.992cm" svg:x2="12.073cm" svg:y2="2.992cm">
          <text:p/>
        </draw:line>
        <draw:line draw:style-name="gr15" draw:text-style-name="P7" draw:layer="layout" svg:x1="10.581cm" svg:y1="3.562cm" svg:x2="12.073cm" svg:y2="3.562cm">
          <text:p/>
        </draw:line>
        <draw:line draw:style-name="gr15" draw:text-style-name="P7" draw:layer="layout" svg:x1="10.581cm" svg:y1="4.131cm" svg:x2="12.073cm" svg:y2="4.131cm">
          <text:p/>
        </draw:line>
        <draw:line draw:style-name="gr15" draw:text-style-name="P7" draw:layer="layout" svg:x1="10.581cm" svg:y1="4.702cm" svg:x2="12.073cm" svg:y2="4.702cm">
          <text:p/>
        </draw:line>
        <draw:line draw:style-name="gr15" draw:text-style-name="P7" draw:layer="layout" svg:x1="10.581cm" svg:y1="5.274cm" svg:x2="12.073cm" svg:y2="5.274cm">
          <text:p/>
        </draw:line>
        <draw:line draw:style-name="gr15" draw:text-style-name="P7" draw:layer="layout" svg:x1="10.581cm" svg:y1="5.843cm" svg:x2="12.073cm" svg:y2="5.843cm">
          <text:p/>
        </draw:line>
        <draw:line draw:style-name="gr15" draw:text-style-name="P7" draw:layer="layout" svg:x1="10.581cm" svg:y1="6.413cm" svg:x2="12.073cm" svg:y2="6.413cm">
          <text:p/>
        </draw:line>
        <draw:line draw:style-name="gr15" draw:text-style-name="P7" draw:layer="layout" svg:x1="10.581cm" svg:y1="6.982cm" svg:x2="12.073cm" svg:y2="6.982cm">
          <text:p/>
        </draw:line>
        <draw:line draw:style-name="gr15" draw:text-style-name="P7" draw:layer="layout" svg:x1="12.25cm" svg:y1="2.421cm" svg:x2="13.741cm" svg:y2="2.421cm">
          <text:p/>
        </draw:line>
        <draw:line draw:style-name="gr15" draw:text-style-name="P7" draw:layer="layout" svg:x1="12.25cm" svg:y1="2.992cm" svg:x2="13.742cm" svg:y2="2.992cm">
          <text:p/>
        </draw:line>
        <draw:line draw:style-name="gr15" draw:text-style-name="P7" draw:layer="layout" svg:x1="12.25cm" svg:y1="3.562cm" svg:x2="13.742cm" svg:y2="3.562cm">
          <text:p/>
        </draw:line>
        <draw:line draw:style-name="gr15" draw:text-style-name="P7" draw:layer="layout" svg:x1="12.25cm" svg:y1="4.131cm" svg:x2="13.742cm" svg:y2="4.131cm">
          <text:p/>
        </draw:line>
        <draw:line draw:style-name="gr15" draw:text-style-name="P7" draw:layer="layout" svg:x1="12.25cm" svg:y1="4.702cm" svg:x2="13.742cm" svg:y2="4.702cm">
          <text:p/>
        </draw:line>
        <draw:line draw:style-name="gr15" draw:text-style-name="P7" draw:layer="layout" svg:x1="12.25cm" svg:y1="5.274cm" svg:x2="13.742cm" svg:y2="5.274cm">
          <text:p/>
        </draw:line>
        <draw:line draw:style-name="gr15" draw:text-style-name="P7" draw:layer="layout" svg:x1="12.25cm" svg:y1="5.843cm" svg:x2="13.742cm" svg:y2="5.843cm">
          <text:p/>
        </draw:line>
        <draw:line draw:style-name="gr15" draw:text-style-name="P7" draw:layer="layout" svg:x1="12.25cm" svg:y1="6.413cm" svg:x2="13.742cm" svg:y2="6.413cm">
          <text:p/>
        </draw:line>
        <draw:line draw:style-name="gr15" draw:text-style-name="P7" draw:layer="layout" svg:x1="12.25cm" svg:y1="6.982cm" svg:x2="13.742cm" svg:y2="6.982cm">
          <text:p/>
        </draw:line>
        <draw:frame draw:style-name="gr119" draw:text-style-name="P6" draw:layer="layout" svg:width="0.645cm" svg:height="0.583cm" svg:x="7.663cm" svg:y="2.658cm">
          <draw:text-box>
            <text:p text:style-name="P1"><text:span text:style-name="T4">Ropa</text:span></text:p>
          </draw:text-box>
        </draw:frame>
        <draw:frame draw:style-name="gr120" draw:text-style-name="P6" draw:layer="layout" svg:width="2.415cm" svg:height="0.583cm" svg:x="7.635cm" svg:y="3.229cm">
          <draw:text-box>
            <text:p text:style-name="P1"><text:span text:style-name="T4">Cuidado </text:span><text:span text:style-name="T4">personal <text:s text:c="2"/></text:span></text:p>
          </draw:text-box>
        </draw:frame>
        <draw:frame draw:style-name="gr121" draw:text-style-name="P6" draw:layer="layout" svg:width="1.175cm" svg:height="0.583cm" svg:x="7.635cm" svg:y="3.799cm">
          <draw:text-box>
            <text:p text:style-name="P1"><text:span text:style-name="T4">M</text:span><text:span text:style-name="T4">a</text:span><text:span text:style-name="T4">s</text:span><text:span text:style-name="T4">c</text:span><text:span text:style-name="T4">ot</text:span><text:span text:style-name="T4">a</text:span><text:span text:style-name="T4">s</text:span></text:p>
          </draw:text-box>
        </draw:frame>
        <draw:frame draw:style-name="gr122" draw:text-style-name="P6" draw:layer="layout" svg:width="2.241cm" svg:height="0.583cm" svg:x="7.635cm" svg:y="4.37cm">
          <draw:text-box>
            <text:p text:style-name="P1"><text:span text:style-name="T4">Estética / </text:span><text:span text:style-name="T4">barbería</text:span></text:p>
          </draw:text-box>
        </draw:frame>
        <draw:frame draw:style-name="gr111" draw:text-style-name="P6" draw:layer="layout" svg:width="1.13cm" svg:height="0.583cm" svg:x="7.635cm" svg:y="4.939cm">
          <draw:text-box>
            <text:p text:style-name="P1"><text:span text:style-name="T4">+</text:span></text:p>
          </draw:text-box>
        </draw:frame>
        <draw:frame draw:style-name="gr112" draw:text-style-name="P6" draw:layer="layout" svg:width="1.575cm" svg:height="0.584cm" svg:x="7.635cm" svg:y="5.51cm">
          <draw:text-box>
            <text:p text:style-name="P1"><text:span text:style-name="T4">+</text:span></text:p>
          </draw:text-box>
        </draw:frame>
        <draw:frame draw:style-name="gr113" draw:text-style-name="P6" draw:layer="layout" svg:width="1.873cm" svg:height="0.583cm" svg:x="7.635cm" svg:y="6.08cm">
          <draw:text-box>
            <text:p text:style-name="P1"><text:span text:style-name="T4">+</text:span></text:p>
          </draw:text-box>
        </draw:frame>
        <draw:frame draw:style-name="gr123" draw:text-style-name="P6" draw:layer="layout" svg:width="1.211cm" svg:height="0.582cm" svg:x="7.635cm" svg:y="6.65cm">
          <draw:text-box>
            <text:p text:style-name="P1"><text:span text:style-name="T4">+</text:span></text:p>
          </draw:text-box>
        </draw:frame>
        <draw:frame draw:style-name="gr124" draw:text-style-name="P6" draw:layer="layout" svg:width="1.909cm" svg:height="0.348cm" svg:x="7.635cm" svg:y="7.228cm">
          <draw:text-box>
            <text:p text:style-name="P1"><text:span text:style-name="T4">Subtotal</text:span></text:p>
          </draw:text-box>
        </draw:frame>
        <draw:frame draw:style-name="gr125" draw:text-style-name="P6" draw:layer="layout" svg:width="0.73cm" svg:height="0.582cm" svg:x="7.664cm" svg:y="2.093cm">
          <draw:text-box>
            <text:p text:style-name="P1"><text:span text:style-name="T4">Ga</text:span><text:span text:style-name="T4">sto</text:span></text:p>
          </draw:text-box>
        </draw:frame>
        <draw:frame draw:style-name="gr126" draw:text-style-name="P6" draw:layer="layout" svg:width="1.877cm" svg:height="0.582cm" svg:x="10.564cm" svg:y="2.094cm">
          <draw:text-box>
            <text:p text:style-name="P1"><text:span text:style-name="T4">Pres</text:span><text:span text:style-name="T4">upue</text:span><text:span text:style-name="T4">stad</text:span><text:span text:style-name="T4">o</text:span></text:p>
          </draw:text-box>
        </draw:frame>
        <draw:frame draw:style-name="gr118" draw:text-style-name="P6" draw:layer="layout" svg:width="0.562cm" svg:height="0.582cm" svg:x="12.665cm" svg:y="2.095cm">
          <draw:text-box>
            <text:p text:style-name="P1"><text:span text:style-name="T4">Real</text:span></text:p>
          </draw:text-box>
        </draw:frame>
        <draw:line draw:style-name="gr2" draw:text-style-name="P3" draw:layer="layout" svg:x1="0.7cm" svg:y1="8.25cm" svg:x2="13.95cm" svg:y2="8.25cm">
          <text:p/>
        </draw:line>
        <draw:line draw:style-name="gr15" draw:text-style-name="P7" draw:layer="layout" svg:x1="1.22cm" svg:y1="8.739cm" svg:x2="4.02cm" svg:y2="8.739cm">
          <text:p/>
        </draw:line>
        <draw:line draw:style-name="gr15" draw:text-style-name="P7" draw:layer="layout" svg:x1="1.22cm" svg:y1="9.309cm" svg:x2="4.02cm" svg:y2="9.309cm">
          <text:p/>
        </draw:line>
        <draw:line draw:style-name="gr15" draw:text-style-name="P7" draw:layer="layout" svg:x1="1.22cm" svg:y1="9.88cm" svg:x2="4.02cm" svg:y2="9.88cm">
          <text:p/>
        </draw:line>
        <draw:line draw:style-name="gr15" draw:text-style-name="P7" draw:layer="layout" svg:x1="1.22cm" svg:y1="10.448cm" svg:x2="4.02cm" svg:y2="10.448cm">
          <text:p/>
        </draw:line>
        <draw:line draw:style-name="gr15" draw:text-style-name="P7" draw:layer="layout" svg:x1="1.22cm" svg:y1="11.02cm" svg:x2="4.02cm" svg:y2="11.02cm">
          <text:p/>
        </draw:line>
        <draw:line draw:style-name="gr15" draw:text-style-name="P7" draw:layer="layout" svg:x1="1.22cm" svg:y1="11.591cm" svg:x2="4.02cm" svg:y2="11.591cm">
          <text:p/>
        </draw:line>
        <draw:line draw:style-name="gr15" draw:text-style-name="P7" draw:layer="layout" svg:x1="4.191cm" svg:y1="8.739cm" svg:x2="5.682cm" svg:y2="8.739cm">
          <text:p/>
        </draw:line>
        <draw:line draw:style-name="gr15" draw:text-style-name="P7" draw:layer="layout" svg:x1="4.191cm" svg:y1="9.309cm" svg:x2="5.683cm" svg:y2="9.309cm">
          <text:p/>
        </draw:line>
        <draw:line draw:style-name="gr15" draw:text-style-name="P7" draw:layer="layout" svg:x1="4.191cm" svg:y1="9.88cm" svg:x2="5.683cm" svg:y2="9.88cm">
          <text:p/>
        </draw:line>
        <draw:line draw:style-name="gr15" draw:text-style-name="P7" draw:layer="layout" svg:x1="4.191cm" svg:y1="10.448cm" svg:x2="5.683cm" svg:y2="10.448cm">
          <text:p/>
        </draw:line>
        <draw:line draw:style-name="gr15" draw:text-style-name="P7" draw:layer="layout" svg:x1="4.191cm" svg:y1="11.02cm" svg:x2="5.683cm" svg:y2="11.02cm">
          <text:p/>
        </draw:line>
        <draw:line draw:style-name="gr15" draw:text-style-name="P7" draw:layer="layout" svg:x1="4.191cm" svg:y1="11.591cm" svg:x2="5.683cm" svg:y2="11.591cm">
          <text:p/>
        </draw:line>
        <draw:line draw:style-name="gr15" draw:text-style-name="P7" draw:layer="layout" svg:x1="5.86cm" svg:y1="8.739cm" svg:x2="7.351cm" svg:y2="8.739cm">
          <text:p/>
        </draw:line>
        <draw:line draw:style-name="gr15" draw:text-style-name="P7" draw:layer="layout" svg:x1="5.86cm" svg:y1="9.309cm" svg:x2="7.352cm" svg:y2="9.309cm">
          <text:p/>
        </draw:line>
        <draw:line draw:style-name="gr15" draw:text-style-name="P7" draw:layer="layout" svg:x1="5.86cm" svg:y1="9.88cm" svg:x2="7.352cm" svg:y2="9.88cm">
          <text:p/>
        </draw:line>
        <draw:line draw:style-name="gr15" draw:text-style-name="P7" draw:layer="layout" svg:x1="5.86cm" svg:y1="10.448cm" svg:x2="7.352cm" svg:y2="10.448cm">
          <text:p/>
        </draw:line>
        <draw:line draw:style-name="gr15" draw:text-style-name="P7" draw:layer="layout" svg:x1="5.86cm" svg:y1="11.02cm" svg:x2="7.352cm" svg:y2="11.02cm">
          <text:p/>
        </draw:line>
        <draw:line draw:style-name="gr15" draw:text-style-name="P7" draw:layer="layout" svg:x1="5.86cm" svg:y1="11.591cm" svg:x2="7.352cm" svg:y2="11.591cm">
          <text:p/>
        </draw:line>
        <draw:frame draw:style-name="gr127" draw:text-style-name="P6" draw:layer="layout" svg:width="1.979cm" svg:height="0.583cm" svg:x="1.273cm" svg:y="8.976cm">
          <draw:text-box>
            <text:p text:style-name="P1"><text:span text:style-name="T4">S</text:span><text:span text:style-name="T4">u</text:span><text:span text:style-name="T4">p</text:span><text:span text:style-name="T4">e</text:span><text:span text:style-name="T4">r</text:span><text:span text:style-name="T4">m</text:span><text:span text:style-name="T4">e</text:span><text:span text:style-name="T4">rc</text:span><text:span text:style-name="T4">a</text:span><text:span text:style-name="T4">d</text:span><text:span text:style-name="T4">o <text:s/></text:span></text:p>
          </draw:text-box>
        </draw:frame>
        <draw:frame draw:style-name="gr128" draw:text-style-name="P6" draw:layer="layout" svg:width="1.031cm" svg:height="0.583cm" svg:x="1.245cm" svg:y="9.546cm">
          <draw:text-box>
            <text:p text:style-name="P1"><text:span text:style-name="T4">S</text:span><text:span text:style-name="T4">n</text:span><text:span text:style-name="T4">a</text:span><text:span text:style-name="T4">c</text:span><text:span text:style-name="T4">k</text:span><text:span text:style-name="T4">s </text:span><text:span text:style-name="T4"><text:s/></text:span></text:p>
          </draw:text-box>
        </draw:frame>
        <draw:frame draw:style-name="gr129" draw:text-style-name="P6" draw:layer="layout" svg:width="2.36cm" svg:height="0.582cm" svg:x="1.245cm" svg:y="10.117cm">
          <draw:text-box>
            <text:p text:style-name="P1"><text:span text:style-name="T4">Co</text:span><text:span text:style-name="T4">mi</text:span><text:span text:style-name="T4">da </text:span><text:span text:style-name="T4">a </text:span><text:span text:style-name="T4">do</text:span><text:span text:style-name="T4">mic</text:span><text:span text:style-name="T4">ilio</text:span></text:p>
          </draw:text-box>
        </draw:frame>
        <draw:frame draw:style-name="gr130" draw:text-style-name="P6" draw:layer="layout" svg:width="2.707cm" svg:height="0.583cm" svg:x="1.245cm" svg:y="10.687cm">
          <draw:text-box>
            <text:p text:style-name="P1"><text:span text:style-name="T4">Co</text:span><text:span text:style-name="T4">mi</text:span><text:span text:style-name="T4">da </text:span><text:span text:style-name="T4">fue</text:span><text:span text:style-name="T4">ra </text:span><text:span text:style-name="T4">de </text:span><text:span text:style-name="T4">cas</text:span><text:span text:style-name="T4">a</text:span></text:p>
          </draw:text-box>
        </draw:frame>
        <draw:frame draw:style-name="gr131" draw:text-style-name="P6" draw:layer="layout" svg:width="1.13cm" svg:height="0.582cm" svg:x="1.245cm" svg:y="11.257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8.41cm">
          <draw:text-box>
            <text:p text:style-name="P1"><text:span text:style-name="T4">Ga</text:span><text:span text:style-name="T4">sto</text:span></text:p>
          </draw:text-box>
        </draw:frame>
        <draw:frame draw:style-name="gr117" draw:text-style-name="P6" draw:layer="layout" svg:width="1.877cm" svg:height="0.583cm" svg:x="4.174cm" svg:y="8.411cm">
          <draw:text-box>
            <text:p text:style-name="P1"><text:span text:style-name="T4">Pre</text:span><text:span text:style-name="T4">su</text:span><text:span text:style-name="T4">pu</text:span><text:span text:style-name="T4">est</text:span><text:span text:style-name="T4">ad</text:span><text:span text:style-name="T4">o</text:span></text:p>
          </draw:text-box>
        </draw:frame>
        <draw:frame draw:style-name="gr132" draw:text-style-name="P6" draw:layer="layout" svg:width="0.562cm" svg:height="0.583cm" svg:x="6.275cm" svg:y="8.412cm">
          <draw:text-box>
            <text:p text:style-name="P1"><text:span text:style-name="T4">Re</text:span><text:span text:style-name="T4">al</text:span></text:p>
          </draw:text-box>
        </draw:frame>
        <draw:line draw:style-name="gr15" draw:text-style-name="P7" draw:layer="layout" svg:x1="7.61cm" svg:y1="8.741cm" svg:x2="10.41cm" svg:y2="8.741cm">
          <text:p/>
        </draw:line>
        <draw:line draw:style-name="gr15" draw:text-style-name="P7" draw:layer="layout" svg:x1="7.61cm" svg:y1="9.311cm" svg:x2="10.41cm" svg:y2="9.311cm">
          <text:p/>
        </draw:line>
        <draw:line draw:style-name="gr15" draw:text-style-name="P7" draw:layer="layout" svg:x1="7.61cm" svg:y1="9.882cm" svg:x2="10.41cm" svg:y2="9.882cm">
          <text:p/>
        </draw:line>
        <draw:line draw:style-name="gr15" draw:text-style-name="P7" draw:layer="layout" svg:x1="7.61cm" svg:y1="10.45cm" svg:x2="10.41cm" svg:y2="10.45cm">
          <text:p/>
        </draw:line>
        <draw:line draw:style-name="gr15" draw:text-style-name="P7" draw:layer="layout" svg:x1="7.61cm" svg:y1="11.021cm" svg:x2="10.41cm" svg:y2="11.021cm">
          <text:p/>
        </draw:line>
        <draw:line draw:style-name="gr15" draw:text-style-name="P7" draw:layer="layout" svg:x1="7.61cm" svg:y1="11.593cm" svg:x2="10.41cm" svg:y2="11.593cm">
          <text:p/>
        </draw:line>
        <draw:line draw:style-name="gr15" draw:text-style-name="P7" draw:layer="layout" svg:x1="10.581cm" svg:y1="8.741cm" svg:x2="12.072cm" svg:y2="8.741cm">
          <text:p/>
        </draw:line>
        <draw:line draw:style-name="gr15" draw:text-style-name="P7" draw:layer="layout" svg:x1="10.581cm" svg:y1="9.311cm" svg:x2="12.073cm" svg:y2="9.311cm">
          <text:p/>
        </draw:line>
        <draw:line draw:style-name="gr15" draw:text-style-name="P7" draw:layer="layout" svg:x1="10.581cm" svg:y1="9.882cm" svg:x2="12.073cm" svg:y2="9.882cm">
          <text:p/>
        </draw:line>
        <draw:line draw:style-name="gr15" draw:text-style-name="P7" draw:layer="layout" svg:x1="10.581cm" svg:y1="10.45cm" svg:x2="12.073cm" svg:y2="10.45cm">
          <text:p/>
        </draw:line>
        <draw:line draw:style-name="gr15" draw:text-style-name="P7" draw:layer="layout" svg:x1="10.581cm" svg:y1="11.021cm" svg:x2="12.073cm" svg:y2="11.021cm">
          <text:p/>
        </draw:line>
        <draw:line draw:style-name="gr15" draw:text-style-name="P7" draw:layer="layout" svg:x1="10.581cm" svg:y1="11.593cm" svg:x2="12.073cm" svg:y2="11.593cm">
          <text:p/>
        </draw:line>
        <draw:line draw:style-name="gr15" draw:text-style-name="P7" draw:layer="layout" svg:x1="12.25cm" svg:y1="8.741cm" svg:x2="13.741cm" svg:y2="8.741cm">
          <text:p/>
        </draw:line>
        <draw:line draw:style-name="gr15" draw:text-style-name="P7" draw:layer="layout" svg:x1="12.25cm" svg:y1="9.311cm" svg:x2="13.742cm" svg:y2="9.311cm">
          <text:p/>
        </draw:line>
        <draw:line draw:style-name="gr15" draw:text-style-name="P7" draw:layer="layout" svg:x1="12.25cm" svg:y1="9.882cm" svg:x2="13.742cm" svg:y2="9.882cm">
          <text:p/>
        </draw:line>
        <draw:line draw:style-name="gr15" draw:text-style-name="P7" draw:layer="layout" svg:x1="12.25cm" svg:y1="10.45cm" svg:x2="13.742cm" svg:y2="10.45cm">
          <text:p/>
        </draw:line>
        <draw:line draw:style-name="gr15" draw:text-style-name="P7" draw:layer="layout" svg:x1="12.25cm" svg:y1="11.021cm" svg:x2="13.742cm" svg:y2="11.021cm">
          <text:p/>
        </draw:line>
        <draw:line draw:style-name="gr15" draw:text-style-name="P7" draw:layer="layout" svg:x1="12.25cm" svg:y1="11.593cm" svg:x2="13.742cm" svg:y2="11.593cm">
          <text:p/>
        </draw:line>
        <draw:frame draw:style-name="gr133" draw:text-style-name="P6" draw:layer="layout" svg:width="2.322cm" svg:height="0.582cm" svg:x="7.663cm" svg:y="8.978cm">
          <draw:text-box>
            <text:p text:style-name="P1"><text:span text:style-name="T4">Pré</text:span><text:span text:style-name="T4">sta</text:span><text:span text:style-name="T4">mo </text:span><text:span text:style-name="T4">ba</text:span><text:span text:style-name="T4">nc</text:span><text:span text:style-name="T4">ari</text:span><text:span text:style-name="T4">o</text:span></text:p>
          </draw:text-box>
        </draw:frame>
        <draw:frame draw:style-name="gr134" draw:text-style-name="P6" draw:layer="layout" svg:width="2.343cm" svg:height="0.695cm" svg:x="7.635cm" svg:y="9.548cm">
          <draw:text-box>
            <text:p text:style-name="P1"><text:span text:style-name="T4">Tar</text:span><text:span text:style-name="T4">jet</text:span><text:span text:style-name="T4">as </text:span><text:span text:style-name="T4">de </text:span><text:span text:style-name="T4">cré</text:span><text:span text:style-name="T4">dit</text:span><text:span text:style-name="T4">o <text:s/></text:span></text:p>
          </draw:text-box>
        </draw:frame>
        <draw:frame draw:style-name="gr135" draw:text-style-name="P6" draw:layer="layout" svg:width="2.131cm" svg:height="0.582cm" svg:x="7.635cm" svg:y="10.119cm">
          <draw:text-box>
            <text:p text:style-name="P1"><text:span text:style-name="T4">De</text:span><text:span text:style-name="T4">par</text:span><text:span text:style-name="T4">ta</text:span><text:span text:style-name="T4">me</text:span><text:span text:style-name="T4">nta</text:span><text:span text:style-name="T4">les</text:span></text:p>
          </draw:text-box>
        </draw:frame>
        <draw:frame draw:style-name="gr110" draw:text-style-name="P6" draw:layer="layout" svg:width="0.495cm" svg:height="0.583cm" svg:x="7.635cm" svg:y="10.689cm">
          <draw:text-box>
            <text:p text:style-name="P1"><text:span text:style-name="T4">+</text:span></text:p>
          </draw:text-box>
        </draw:frame>
        <draw:frame draw:style-name="gr131" draw:text-style-name="P6" draw:layer="layout" svg:width="1.13cm" svg:height="0.582cm" svg:x="7.635cm" svg:y="11.259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7.664cm" svg:y="8.412cm">
          <draw:text-box>
            <text:p text:style-name="P1"><text:span text:style-name="T4">Ga</text:span><text:span text:style-name="T4">sto</text:span></text:p>
          </draw:text-box>
        </draw:frame>
        <draw:frame draw:style-name="gr117" draw:text-style-name="P6" draw:layer="layout" svg:width="1.877cm" svg:height="0.583cm" svg:x="10.564cm" svg:y="8.413cm">
          <draw:text-box>
            <text:p text:style-name="P1"><text:span text:style-name="T4">Pr</text:span><text:span text:style-name="T4">es</text:span><text:span text:style-name="T4">up</text:span><text:span text:style-name="T4">ue</text:span><text:span text:style-name="T4">sta</text:span><text:span text:style-name="T4">do</text:span></text:p>
          </draw:text-box>
        </draw:frame>
        <draw:frame draw:style-name="gr132" draw:text-style-name="P6" draw:layer="layout" svg:width="0.562cm" svg:height="0.583cm" svg:x="12.665cm" svg:y="8.414cm">
          <draw:text-box>
            <text:p text:style-name="P1"><text:span text:style-name="T4">Rea</text:span><text:span text:style-name="T4">l</text:span></text:p>
          </draw:text-box>
        </draw:frame>
        <draw:frame draw:style-name="gr136" draw:text-style-name="P4" draw:layer="layout" svg:width="1.518cm" svg:height="0.517cm" svg:x="3.92cm" svg:y="7.728cm">
          <draw:text-box>
            <text:p text:style-name="P1"><text:span text:style-name="T2">Co</text:span><text:span text:style-name="T2">mi</text:span><text:span text:style-name="T2">da</text:span></text:p>
          </draw:text-box>
        </draw:frame>
        <draw:frame draw:style-name="gr137" draw:text-style-name="P4" draw:layer="layout" svg:width="2.195cm" svg:height="0.517cm" svg:x="9.947cm" svg:y="7.729cm">
          <draw:text-box>
            <text:p text:style-name="P1"><text:span text:style-name="T2">Cr</text:span><text:span text:style-name="T2">éd</text:span><text:span text:style-name="T2">ito</text:span><text:span text:style-name="T2">s</text:span></text:p>
          </draw:text-box>
        </draw:frame>
        <draw:frame draw:style-name="gr115" draw:text-style-name="P6" draw:layer="layout" svg:width="1.779cm" svg:height="0.348cm" svg:x="2.946cm" svg:y="7.226cm">
          <draw:text-box>
            <text:p text:style-name="P1"><text:span text:style-name="T4">$</text:span></text:p>
          </draw:text-box>
        </draw:frame>
        <draw:line draw:style-name="gr15" draw:text-style-name="P7" draw:layer="layout" svg:x1="8.857cm" svg:y1="7.562cm" svg:x2="13.751cm" svg:y2="7.562cm">
          <text:p/>
        </draw:line>
        <draw:frame draw:style-name="gr115" draw:text-style-name="P6" draw:layer="layout" svg:width="1.779cm" svg:height="0.348cm" svg:x="9.346cm" svg:y="7.229cm">
          <draw:text-box>
            <text:p text:style-name="P1"><text:span text:style-name="T4">$</text:span></text:p>
          </draw:text-box>
        </draw:frame>
        <draw:line draw:style-name="gr15" draw:text-style-name="P7" draw:layer="layout" svg:x1="2.458cm" svg:y1="12.16cm" svg:x2="7.352cm" svg:y2="12.16cm">
          <text:p/>
        </draw:line>
        <draw:frame draw:style-name="gr138" draw:text-style-name="P6" draw:layer="layout" svg:width="1.779cm" svg:height="0.348cm" svg:x="1.246cm" svg:y="11.827cm">
          <draw:text-box>
            <text:p text:style-name="P1"><text:span text:style-name="T4">Subtotal</text:span></text:p>
          </draw:text-box>
        </draw:frame>
        <draw:frame draw:style-name="gr139" draw:text-style-name="P6" draw:layer="layout" svg:width="1.909cm" svg:height="0.348cm" svg:x="7.636cm" svg:y="11.829cm">
          <draw:text-box>
            <text:p text:style-name="P1"><text:span text:style-name="T4">Subtotal</text:span></text:p>
          </draw:text-box>
        </draw:frame>
        <draw:frame draw:style-name="gr138" draw:text-style-name="P6" draw:layer="layout" svg:width="1.779cm" svg:height="0.348cm" svg:x="2.947cm" svg:y="11.827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2.163cm" svg:x2="13.752cm" svg:y2="12.163cm">
          <text:p/>
        </draw:line>
        <draw:frame draw:style-name="gr138" draw:text-style-name="P6" draw:layer="layout" svg:width="1.779cm" svg:height="0.348cm" svg:x="9.347cm" svg:y="11.8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2.877cm" svg:x2="13.95cm" svg:y2="12.877cm">
          <text:p/>
        </draw:line>
        <draw:line draw:style-name="gr15" draw:text-style-name="P7" draw:layer="layout" svg:x1="1.22cm" svg:y1="13.367cm" svg:x2="4.02cm" svg:y2="13.367cm">
          <text:p/>
        </draw:line>
        <draw:line draw:style-name="gr15" draw:text-style-name="P7" draw:layer="layout" svg:x1="1.22cm" svg:y1="13.937cm" svg:x2="4.02cm" svg:y2="13.937cm">
          <text:p/>
        </draw:line>
        <draw:line draw:style-name="gr15" draw:text-style-name="P7" draw:layer="layout" svg:x1="1.22cm" svg:y1="14.507cm" svg:x2="4.02cm" svg:y2="14.507cm">
          <text:p/>
        </draw:line>
        <draw:line draw:style-name="gr15" draw:text-style-name="P7" draw:layer="layout" svg:x1="1.22cm" svg:y1="15.076cm" svg:x2="4.02cm" svg:y2="15.076cm">
          <text:p/>
        </draw:line>
        <draw:line draw:style-name="gr15" draw:text-style-name="P7" draw:layer="layout" svg:x1="1.22cm" svg:y1="15.647cm" svg:x2="4.02cm" svg:y2="15.647cm">
          <text:p/>
        </draw:line>
        <draw:line draw:style-name="gr15" draw:text-style-name="P7" draw:layer="layout" svg:x1="4.191cm" svg:y1="13.367cm" svg:x2="5.682cm" svg:y2="13.367cm">
          <text:p/>
        </draw:line>
        <draw:line draw:style-name="gr15" draw:text-style-name="P7" draw:layer="layout" svg:x1="4.191cm" svg:y1="13.937cm" svg:x2="5.683cm" svg:y2="13.937cm">
          <text:p/>
        </draw:line>
        <draw:line draw:style-name="gr15" draw:text-style-name="P7" draw:layer="layout" svg:x1="4.191cm" svg:y1="14.507cm" svg:x2="5.683cm" svg:y2="14.507cm">
          <text:p/>
        </draw:line>
        <draw:line draw:style-name="gr15" draw:text-style-name="P7" draw:layer="layout" svg:x1="4.191cm" svg:y1="15.076cm" svg:x2="5.683cm" svg:y2="15.076cm">
          <text:p/>
        </draw:line>
        <draw:line draw:style-name="gr15" draw:text-style-name="P7" draw:layer="layout" svg:x1="4.191cm" svg:y1="15.647cm" svg:x2="5.683cm" svg:y2="15.647cm">
          <text:p/>
        </draw:line>
        <draw:line draw:style-name="gr15" draw:text-style-name="P7" draw:layer="layout" svg:x1="5.86cm" svg:y1="13.367cm" svg:x2="7.351cm" svg:y2="13.367cm">
          <text:p/>
        </draw:line>
        <draw:line draw:style-name="gr15" draw:text-style-name="P7" draw:layer="layout" svg:x1="5.86cm" svg:y1="13.937cm" svg:x2="7.352cm" svg:y2="13.937cm">
          <text:p/>
        </draw:line>
        <draw:line draw:style-name="gr15" draw:text-style-name="P7" draw:layer="layout" svg:x1="5.86cm" svg:y1="14.507cm" svg:x2="7.352cm" svg:y2="14.507cm">
          <text:p/>
        </draw:line>
        <draw:line draw:style-name="gr15" draw:text-style-name="P7" draw:layer="layout" svg:x1="5.86cm" svg:y1="15.076cm" svg:x2="7.352cm" svg:y2="15.076cm">
          <text:p/>
        </draw:line>
        <draw:line draw:style-name="gr15" draw:text-style-name="P7" draw:layer="layout" svg:x1="5.86cm" svg:y1="15.647cm" svg:x2="7.352cm" svg:y2="15.647cm">
          <text:p/>
        </draw:line>
        <draw:frame draw:style-name="gr140" draw:text-style-name="P6" draw:layer="layout" svg:width="0.899cm" svg:height="0.582cm" svg:x="1.273cm" svg:y="13.604cm">
          <draw:text-box>
            <text:p text:style-name="P1"><text:span text:style-name="T4">Seg</text:span><text:span text:style-name="T4">uro</text:span></text:p>
          </draw:text-box>
        </draw:frame>
        <draw:frame draw:style-name="gr141" draw:text-style-name="P6" draw:layer="layout" svg:width="1.128cm" svg:height="0.583cm" svg:x="1.245cm" svg:y="14.174cm">
          <draw:text-box>
            <text:p text:style-name="P1"><text:span text:style-name="T4">Farmacia</text:span></text:p>
          </draw:text-box>
        </draw:frame>
        <draw:frame draw:style-name="gr109" draw:text-style-name="P6" draw:layer="layout" svg:width="0.667cm" svg:height="0.583cm" svg:x="1.245cm" svg:y="14.744cm">
          <draw:text-box>
            <text:p text:style-name="P1"><text:span text:style-name="T4">+</text:span></text:p>
          </draw:text-box>
        </draw:frame>
        <draw:frame draw:style-name="gr110" draw:text-style-name="P6" draw:layer="layout" svg:width="0.495cm" svg:height="0.583cm" svg:x="1.245cm" svg:y="15.315cm">
          <draw:text-box>
            <text:p text:style-name="P1"><text:span text:style-name="T4">+</text:span></text:p>
          </draw:text-box>
        </draw:frame>
        <draw:frame draw:style-name="gr116" draw:text-style-name="P6" draw:layer="layout" svg:width="0.73cm" svg:height="0.583cm" svg:x="1.274cm" svg:y="13.038cm">
          <draw:text-box>
            <text:p text:style-name="P1"><text:span text:style-name="T4">Gasto</text:span></text:p>
          </draw:text-box>
        </draw:frame>
        <draw:frame draw:style-name="gr117" draw:text-style-name="P6" draw:layer="layout" svg:width="1.877cm" svg:height="0.583cm" svg:x="4.174cm" svg:y="13.039cm">
          <draw:text-box>
            <text:p text:style-name="P1"><text:span text:style-name="T4">Pres</text:span><text:span text:style-name="T4">upu</text:span><text:span text:style-name="T4">esta</text:span><text:span text:style-name="T4">do</text:span></text:p>
          </draw:text-box>
        </draw:frame>
        <draw:frame draw:style-name="gr118" draw:text-style-name="P6" draw:layer="layout" svg:width="0.562cm" svg:height="0.582cm" svg:x="6.275cm" svg:y="13.04cm">
          <draw:text-box>
            <text:p text:style-name="P1"><text:span text:style-name="T4">Real</text:span></text:p>
          </draw:text-box>
        </draw:frame>
        <draw:line draw:style-name="gr15" draw:text-style-name="P7" draw:layer="layout" svg:x1="7.61cm" svg:y1="13.368cm" svg:x2="10.41cm" svg:y2="13.368cm">
          <text:p/>
        </draw:line>
        <draw:line draw:style-name="gr15" draw:text-style-name="P7" draw:layer="layout" svg:x1="7.61cm" svg:y1="13.939cm" svg:x2="10.41cm" svg:y2="13.939cm">
          <text:p/>
        </draw:line>
        <draw:line draw:style-name="gr15" draw:text-style-name="P7" draw:layer="layout" svg:x1="7.61cm" svg:y1="14.509cm" svg:x2="10.41cm" svg:y2="14.509cm">
          <text:p/>
        </draw:line>
        <draw:line draw:style-name="gr15" draw:text-style-name="P7" draw:layer="layout" svg:x1="7.61cm" svg:y1="15.078cm" svg:x2="10.41cm" svg:y2="15.078cm">
          <text:p/>
        </draw:line>
        <draw:line draw:style-name="gr15" draw:text-style-name="P7" draw:layer="layout" svg:x1="7.61cm" svg:y1="15.649cm" svg:x2="10.41cm" svg:y2="15.649cm">
          <text:p/>
        </draw:line>
        <draw:line draw:style-name="gr15" draw:text-style-name="P7" draw:layer="layout" svg:x1="10.581cm" svg:y1="13.368cm" svg:x2="12.072cm" svg:y2="13.368cm">
          <text:p/>
        </draw:line>
        <draw:line draw:style-name="gr15" draw:text-style-name="P7" draw:layer="layout" svg:x1="10.581cm" svg:y1="13.939cm" svg:x2="12.073cm" svg:y2="13.939cm">
          <text:p/>
        </draw:line>
        <draw:line draw:style-name="gr15" draw:text-style-name="P7" draw:layer="layout" svg:x1="10.581cm" svg:y1="14.509cm" svg:x2="12.073cm" svg:y2="14.509cm">
          <text:p/>
        </draw:line>
        <draw:line draw:style-name="gr15" draw:text-style-name="P7" draw:layer="layout" svg:x1="10.581cm" svg:y1="15.078cm" svg:x2="12.073cm" svg:y2="15.078cm">
          <text:p/>
        </draw:line>
        <draw:line draw:style-name="gr15" draw:text-style-name="P7" draw:layer="layout" svg:x1="10.581cm" svg:y1="15.649cm" svg:x2="12.073cm" svg:y2="15.649cm">
          <text:p/>
        </draw:line>
        <draw:line draw:style-name="gr15" draw:text-style-name="P7" draw:layer="layout" svg:x1="12.25cm" svg:y1="13.368cm" svg:x2="13.741cm" svg:y2="13.368cm">
          <text:p/>
        </draw:line>
        <draw:line draw:style-name="gr15" draw:text-style-name="P7" draw:layer="layout" svg:x1="12.25cm" svg:y1="13.939cm" svg:x2="13.742cm" svg:y2="13.939cm">
          <text:p/>
        </draw:line>
        <draw:line draw:style-name="gr15" draw:text-style-name="P7" draw:layer="layout" svg:x1="12.25cm" svg:y1="14.509cm" svg:x2="13.742cm" svg:y2="14.509cm">
          <text:p/>
        </draw:line>
        <draw:line draw:style-name="gr15" draw:text-style-name="P7" draw:layer="layout" svg:x1="12.25cm" svg:y1="15.078cm" svg:x2="13.742cm" svg:y2="15.078cm">
          <text:p/>
        </draw:line>
        <draw:line draw:style-name="gr15" draw:text-style-name="P7" draw:layer="layout" svg:x1="12.25cm" svg:y1="15.649cm" svg:x2="13.742cm" svg:y2="15.649cm">
          <text:p/>
        </draw:line>
        <draw:frame draw:style-name="gr142" draw:text-style-name="P6" draw:layer="layout" svg:width="2.068cm" svg:height="0.583cm" svg:x="7.663cm" svg:y="13.605cm">
          <draw:text-box>
            <text:p text:style-name="P1"><text:span text:style-name="T4">E</text:span><text:span text:style-name="T4">v</text:span><text:span text:style-name="T4">e</text:span><text:span text:style-name="T4">n</text:span><text:span text:style-name="T4">t</text:span><text:span text:style-name="T4">o</text:span><text:span text:style-name="T4">s </text:span><text:span text:style-name="T4">s</text:span><text:span text:style-name="T4">o</text:span><text:span text:style-name="T4">c</text:span><text:span text:style-name="T4">i</text:span><text:span text:style-name="T4">a</text:span><text:span text:style-name="T4">l</text:span><text:span text:style-name="T4">e</text:span><text:span text:style-name="T4">s</text:span></text:p>
          </draw:text-box>
        </draw:frame>
        <draw:frame draw:style-name="gr143" draw:text-style-name="P6" draw:layer="layout" svg:width="1.196cm" svg:height="0.583cm" svg:x="7.635cm" svg:y="14.176cm">
          <draw:text-box>
            <text:p text:style-name="P1"><text:span text:style-name="T4">H</text:span><text:span text:style-name="T4">o</text:span><text:span text:style-name="T4">b</text:span><text:span text:style-name="T4">b</text:span><text:span text:style-name="T4">i</text:span><text:span text:style-name="T4">e</text:span><text:span text:style-name="T4">s </text:span><text:span text:style-name="T4"><text:s/></text:span></text:p>
          </draw:text-box>
        </draw:frame>
        <draw:frame draw:style-name="gr109" draw:text-style-name="P6" draw:layer="layout" svg:width="0.667cm" svg:height="0.583cm" svg:x="7.635cm" svg:y="14.746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5.317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3.04cm">
          <draw:text-box>
            <text:p text:style-name="P1"><text:span text:style-name="T4">G</text:span><text:span text:style-name="T4">a</text:span><text:span text:style-name="T4">s</text:span><text:span text:style-name="T4">t</text:span><text:span text:style-name="T4">o</text:span></text:p>
          </draw:text-box>
        </draw:frame>
        <draw:frame draw:style-name="gr126" draw:text-style-name="P6" draw:layer="layout" svg:width="1.877cm" svg:height="0.582cm" svg:x="10.564cm" svg:y="13.041cm">
          <draw:text-box>
            <text:p text:style-name="P1"><text:span text:style-name="T4">P</text:span><text:span text:style-name="T4">r</text:span><text:span text:style-name="T4">e</text:span><text:span text:style-name="T4">s</text:span><text:span text:style-name="T4">u</text:span><text:span text:style-name="T4">p</text:span><text:span text:style-name="T4">u</text:span><text:span text:style-name="T4">e</text:span><text:span text:style-name="T4">st</text:span><text:span text:style-name="T4">a</text:span><text:span text:style-name="T4">d</text:span><text:span text:style-name="T4">o</text:span></text:p>
          </draw:text-box>
        </draw:frame>
        <draw:frame draw:style-name="gr118" draw:text-style-name="P6" draw:layer="layout" svg:width="0.562cm" svg:height="0.582cm" svg:x="12.665cm" svg:y="13.042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1.518cm" svg:height="0.517cm" svg:x="3.92cm" svg:y="12.356cm">
          <draw:text-box>
            <text:p text:style-name="P1"><text:span text:style-name="T2">S</text:span><text:span text:style-name="T2">a</text:span><text:span text:style-name="T2">l</text:span><text:span text:style-name="T2">u</text:span><text:span text:style-name="T2">d</text:span></text:p>
          </draw:text-box>
        </draw:frame>
        <draw:frame draw:style-name="gr146" draw:text-style-name="P4" draw:layer="layout" svg:width="2.94cm" svg:height="0.517cm" svg:x="9.947cm" svg:y="12.357cm">
          <draw:text-box>
            <text:p text:style-name="P1"><text:span text:style-name="T2">E</text:span><text:span text:style-name="T2">n</text:span><text:span text:style-name="T2">t</text:span><text:span text:style-name="T2">r</text:span><text:span text:style-name="T2">e</text:span><text:span text:style-name="T2">t</text:span><text:span text:style-name="T2">e</text:span><text:span text:style-name="T2">n</text:span><text:span text:style-name="T2">i</text:span><text:span text:style-name="T2">m</text:span><text:span text:style-name="T2">i</text:span><text:span text:style-name="T2">e</text:span><text:span text:style-name="T2">n</text:span><text:span text:style-name="T2">t</text:span><text:span text:style-name="T2">o</text:span></text:p>
          </draw:text-box>
        </draw:frame>
        <draw:line draw:style-name="gr15" draw:text-style-name="P7" draw:layer="layout" svg:x1="2.458cm" svg:y1="16.155cm" svg:x2="7.352cm" svg:y2="16.155cm">
          <text:p/>
        </draw:line>
        <draw:frame draw:style-name="gr138" draw:text-style-name="P6" draw:layer="layout" svg:width="1.779cm" svg:height="0.348cm" svg:x="1.246cm" svg:y="15.822cm">
          <draw:text-box>
            <text:p text:style-name="P1"><text:span text:style-name="T4">S</text:span><text:span text:style-name="T4">u</text:span><text:span text:style-name="T4">bt</text:span><text:span text:style-name="T4">ot</text:span><text:span text:style-name="T4">al</text:span></text:p>
          </draw:text-box>
        </draw:frame>
        <draw:frame draw:style-name="gr139" draw:text-style-name="P6" draw:layer="layout" svg:width="1.909cm" svg:height="0.348cm" svg:x="7.636cm" svg:y="15.824cm">
          <draw:text-box>
            <text:p text:style-name="P1"><text:span text:style-name="T4">S</text:span><text:span text:style-name="T4">u</text:span><text:span text:style-name="T4">b</text:span><text:span text:style-name="T4">t</text:span><text:span text:style-name="T4">o</text:span><text:span text:style-name="T4">t</text:span><text:span text:style-name="T4">a</text:span><text:span text:style-name="T4">l</text:span></text:p>
          </draw:text-box>
        </draw:frame>
        <draw:frame draw:style-name="gr138" draw:text-style-name="P6" draw:layer="layout" svg:width="1.779cm" svg:height="0.348cm" svg:x="2.947cm" svg:y="15.822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16.158cm" svg:x2="13.752cm" svg:y2="16.158cm">
          <text:p/>
        </draw:line>
        <draw:frame draw:style-name="gr138" draw:text-style-name="P6" draw:layer="layout" svg:width="1.779cm" svg:height="0.348cm" svg:x="9.347cm" svg:y="15.825cm">
          <draw:text-box>
            <text:p text:style-name="P1"><text:span text:style-name="T4">$</text:span></text:p>
          </draw:text-box>
        </draw:frame>
        <draw:line draw:style-name="gr15" draw:text-style-name="P7" draw:layer="layout" svg:x1="1.22cm" svg:y1="17.361cm" svg:x2="4.02cm" svg:y2="17.361cm">
          <text:p/>
        </draw:line>
        <draw:line draw:style-name="gr15" draw:text-style-name="P7" draw:layer="layout" svg:x1="1.22cm" svg:y1="17.932cm" svg:x2="4.02cm" svg:y2="17.932cm">
          <text:p/>
        </draw:line>
        <draw:line draw:style-name="gr15" draw:text-style-name="P7" draw:layer="layout" svg:x1="1.22cm" svg:y1="18.502cm" svg:x2="4.02cm" svg:y2="18.502cm">
          <text:p/>
        </draw:line>
        <draw:line draw:style-name="gr15" draw:text-style-name="P7" draw:layer="layout" svg:x1="1.22cm" svg:y1="19.071cm" svg:x2="4.02cm" svg:y2="19.071cm">
          <text:p/>
        </draw:line>
        <draw:line draw:style-name="gr15" draw:text-style-name="P7" draw:layer="layout" svg:x1="1.22cm" svg:y1="19.642cm" svg:x2="4.02cm" svg:y2="19.642cm">
          <text:p/>
        </draw:line>
        <draw:line draw:style-name="gr15" draw:text-style-name="P7" draw:layer="layout" svg:x1="1.22cm" svg:y1="20.214cm" svg:x2="4.02cm" svg:y2="20.214cm">
          <text:p/>
        </draw:line>
        <draw:line draw:style-name="gr15" draw:text-style-name="P7" draw:layer="layout" svg:x1="4.191cm" svg:y1="17.361cm" svg:x2="5.682cm" svg:y2="17.361cm">
          <text:p/>
        </draw:line>
        <draw:line draw:style-name="gr15" draw:text-style-name="P7" draw:layer="layout" svg:x1="4.191cm" svg:y1="17.932cm" svg:x2="5.683cm" svg:y2="17.932cm">
          <text:p/>
        </draw:line>
        <draw:line draw:style-name="gr15" draw:text-style-name="P7" draw:layer="layout" svg:x1="4.191cm" svg:y1="18.502cm" svg:x2="5.683cm" svg:y2="18.502cm">
          <text:p/>
        </draw:line>
        <draw:line draw:style-name="gr15" draw:text-style-name="P7" draw:layer="layout" svg:x1="4.191cm" svg:y1="19.071cm" svg:x2="5.683cm" svg:y2="19.071cm">
          <text:p/>
        </draw:line>
        <draw:line draw:style-name="gr15" draw:text-style-name="P7" draw:layer="layout" svg:x1="4.191cm" svg:y1="19.642cm" svg:x2="5.683cm" svg:y2="19.642cm">
          <text:p/>
        </draw:line>
        <draw:line draw:style-name="gr15" draw:text-style-name="P7" draw:layer="layout" svg:x1="4.191cm" svg:y1="20.214cm" svg:x2="5.683cm" svg:y2="20.214cm">
          <text:p/>
        </draw:line>
        <draw:line draw:style-name="gr15" draw:text-style-name="P7" draw:layer="layout" svg:x1="5.86cm" svg:y1="17.361cm" svg:x2="7.351cm" svg:y2="17.361cm">
          <text:p/>
        </draw:line>
        <draw:line draw:style-name="gr15" draw:text-style-name="P7" draw:layer="layout" svg:x1="5.86cm" svg:y1="17.932cm" svg:x2="7.352cm" svg:y2="17.932cm">
          <text:p/>
        </draw:line>
        <draw:line draw:style-name="gr15" draw:text-style-name="P7" draw:layer="layout" svg:x1="5.86cm" svg:y1="18.502cm" svg:x2="7.352cm" svg:y2="18.502cm">
          <text:p/>
        </draw:line>
        <draw:line draw:style-name="gr15" draw:text-style-name="P7" draw:layer="layout" svg:x1="5.86cm" svg:y1="19.071cm" svg:x2="7.352cm" svg:y2="19.071cm">
          <text:p/>
        </draw:line>
        <draw:line draw:style-name="gr15" draw:text-style-name="P7" draw:layer="layout" svg:x1="5.86cm" svg:y1="19.642cm" svg:x2="7.352cm" svg:y2="19.642cm">
          <text:p/>
        </draw:line>
        <draw:line draw:style-name="gr15" draw:text-style-name="P7" draw:layer="layout" svg:x1="5.86cm" svg:y1="20.214cm" svg:x2="7.352cm" svg:y2="20.214cm">
          <text:p/>
        </draw:line>
        <draw:frame draw:style-name="gr147" draw:text-style-name="P6" draw:layer="layout" svg:width="2.758cm" svg:height="0.582cm" svg:x="1.273cm" svg:y="17.599cm">
          <draw:text-box>
            <text:p text:style-name="P1"><text:span text:style-name="T4">M</text:span><text:span text:style-name="T4">en</text:span><text:span text:style-name="T4">su</text:span><text:span text:style-name="T4">ali</text:span><text:span text:style-name="T4">da</text:span><text:span text:style-name="T4">d </text:span><text:span text:style-name="T4">del </text:span><text:span text:style-name="T4">au</text:span><text:span text:style-name="T4">to</text:span></text:p>
          </draw:text-box>
        </draw:frame>
        <draw:frame draw:style-name="gr148" draw:text-style-name="P6" draw:layer="layout" svg:width="0.971cm" svg:height="0.583cm" svg:x="1.245cm" svg:y="18.169cm">
          <draw:text-box>
            <text:p text:style-name="P1"><text:span text:style-name="T4">Se</text:span><text:span text:style-name="T4">gur</text:span><text:span text:style-name="T4">o </text:span></text:p>
          </draw:text-box>
        </draw:frame>
        <draw:frame draw:style-name="gr149" draw:text-style-name="P6" draw:layer="layout" svg:width="1.077cm" svg:height="0.583cm" svg:x="1.245cm" svg:y="18.739cm">
          <draw:text-box>
            <text:p text:style-name="P1"><text:span text:style-name="T4">Ga</text:span><text:span text:style-name="T4">soli</text:span><text:span text:style-name="T4">na</text:span></text:p>
          </draw:text-box>
        </draw:frame>
        <draw:frame draw:style-name="gr150" draw:text-style-name="P6" draw:layer="layout" svg:width="1.856cm" svg:height="0.583cm" svg:x="1.245cm" svg:y="19.31cm">
          <draw:text-box>
            <text:p text:style-name="P1"><text:span text:style-name="T4">M</text:span><text:span text:style-name="T4">an</text:span><text:span text:style-name="T4">te</text:span><text:span text:style-name="T4">ni</text:span><text:span text:style-name="T4">mi</text:span><text:span text:style-name="T4">en</text:span><text:span text:style-name="T4">to</text:span></text:p>
          </draw:text-box>
        </draw:frame>
        <draw:frame draw:style-name="gr151" draw:text-style-name="P6" draw:layer="layout" svg:width="2.271cm" svg:height="0.583cm" svg:x="1.245cm" svg:y="19.879cm">
          <draw:text-box>
            <text:p text:style-name="P1"><text:span text:style-name="T4">M</text:span><text:span text:style-name="T4">etr</text:span><text:span text:style-name="T4">o / </text:span><text:span text:style-name="T4">Ub</text:span><text:span text:style-name="T4">er </text:span><text:span text:style-name="T4">/ </text:span><text:span text:style-name="T4">Bu</text:span><text:span text:style-name="T4">s</text:span></text:p>
          </draw:text-box>
        </draw:frame>
        <draw:frame draw:style-name="gr116" draw:text-style-name="P6" draw:layer="layout" svg:width="0.73cm" svg:height="0.583cm" svg:x="1.274cm" svg:y="17.033cm">
          <draw:text-box>
            <text:p text:style-name="P1"><text:span text:style-name="T4">Ga</text:span><text:span text:style-name="T4">sto</text:span></text:p>
          </draw:text-box>
        </draw:frame>
        <draw:frame draw:style-name="gr126" draw:text-style-name="P6" draw:layer="layout" svg:width="1.877cm" svg:height="0.582cm" svg:x="4.174cm" svg:y="17.034cm">
          <draw:text-box>
            <text:p text:style-name="P1"><text:span text:style-name="T4">Pre</text:span><text:span text:style-name="T4">su</text:span><text:span text:style-name="T4">pu</text:span><text:span text:style-name="T4">est</text:span><text:span text:style-name="T4">ad</text:span><text:span text:style-name="T4">o</text:span></text:p>
          </draw:text-box>
        </draw:frame>
        <draw:frame draw:style-name="gr118" draw:text-style-name="P6" draw:layer="layout" svg:width="0.562cm" svg:height="0.582cm" svg:x="6.275cm" svg:y="17.035cm">
          <draw:text-box>
            <text:p text:style-name="P1"><text:span text:style-name="T4">Re</text:span><text:span text:style-name="T4">al</text:span></text:p>
          </draw:text-box>
        </draw:frame>
        <draw:line draw:style-name="gr15" draw:text-style-name="P7" draw:layer="layout" svg:x1="7.61cm" svg:y1="17.363cm" svg:x2="10.41cm" svg:y2="17.363cm">
          <text:p/>
        </draw:line>
        <draw:line draw:style-name="gr15" draw:text-style-name="P7" draw:layer="layout" svg:x1="7.61cm" svg:y1="17.934cm" svg:x2="10.41cm" svg:y2="17.934cm">
          <text:p/>
        </draw:line>
        <draw:line draw:style-name="gr15" draw:text-style-name="P7" draw:layer="layout" svg:x1="7.61cm" svg:y1="18.504cm" svg:x2="10.41cm" svg:y2="18.504cm">
          <text:p/>
        </draw:line>
        <draw:line draw:style-name="gr15" draw:text-style-name="P7" draw:layer="layout" svg:x1="7.61cm" svg:y1="19.073cm" svg:x2="10.41cm" svg:y2="19.073cm">
          <text:p/>
        </draw:line>
        <draw:line draw:style-name="gr15" draw:text-style-name="P7" draw:layer="layout" svg:x1="7.61cm" svg:y1="19.644cm" svg:x2="10.41cm" svg:y2="19.644cm">
          <text:p/>
        </draw:line>
        <draw:line draw:style-name="gr15" draw:text-style-name="P7" draw:layer="layout" svg:x1="7.61cm" svg:y1="20.216cm" svg:x2="10.41cm" svg:y2="20.216cm">
          <text:p/>
        </draw:line>
        <draw:line draw:style-name="gr15" draw:text-style-name="P7" draw:layer="layout" svg:x1="10.581cm" svg:y1="17.363cm" svg:x2="12.072cm" svg:y2="17.363cm">
          <text:p/>
        </draw:line>
        <draw:line draw:style-name="gr15" draw:text-style-name="P7" draw:layer="layout" svg:x1="10.581cm" svg:y1="17.934cm" svg:x2="12.073cm" svg:y2="17.934cm">
          <text:p/>
        </draw:line>
        <draw:line draw:style-name="gr15" draw:text-style-name="P7" draw:layer="layout" svg:x1="10.581cm" svg:y1="18.504cm" svg:x2="12.073cm" svg:y2="18.504cm">
          <text:p/>
        </draw:line>
        <draw:line draw:style-name="gr15" draw:text-style-name="P7" draw:layer="layout" svg:x1="10.581cm" svg:y1="19.073cm" svg:x2="12.073cm" svg:y2="19.073cm">
          <text:p/>
        </draw:line>
        <draw:line draw:style-name="gr15" draw:text-style-name="P7" draw:layer="layout" svg:x1="10.581cm" svg:y1="19.644cm" svg:x2="12.073cm" svg:y2="19.644cm">
          <text:p/>
        </draw:line>
        <draw:line draw:style-name="gr15" draw:text-style-name="P7" draw:layer="layout" svg:x1="10.581cm" svg:y1="20.216cm" svg:x2="12.073cm" svg:y2="20.216cm">
          <text:p/>
        </draw:line>
        <draw:line draw:style-name="gr15" draw:text-style-name="P7" draw:layer="layout" svg:x1="12.25cm" svg:y1="17.363cm" svg:x2="13.741cm" svg:y2="17.363cm">
          <text:p/>
        </draw:line>
        <draw:line draw:style-name="gr15" draw:text-style-name="P7" draw:layer="layout" svg:x1="12.25cm" svg:y1="17.934cm" svg:x2="13.742cm" svg:y2="17.934cm">
          <text:p/>
        </draw:line>
        <draw:line draw:style-name="gr15" draw:text-style-name="P7" draw:layer="layout" svg:x1="12.25cm" svg:y1="18.504cm" svg:x2="13.742cm" svg:y2="18.504cm">
          <text:p/>
        </draw:line>
        <draw:line draw:style-name="gr15" draw:text-style-name="P7" draw:layer="layout" svg:x1="12.25cm" svg:y1="19.073cm" svg:x2="13.742cm" svg:y2="19.073cm">
          <text:p/>
        </draw:line>
        <draw:line draw:style-name="gr15" draw:text-style-name="P7" draw:layer="layout" svg:x1="12.25cm" svg:y1="19.644cm" svg:x2="13.742cm" svg:y2="19.644cm">
          <text:p/>
        </draw:line>
        <draw:line draw:style-name="gr15" draw:text-style-name="P7" draw:layer="layout" svg:x1="12.25cm" svg:y1="20.216cm" svg:x2="13.742cm" svg:y2="20.216cm">
          <text:p/>
        </draw:line>
        <draw:frame draw:style-name="gr152" draw:text-style-name="P6" draw:layer="layout" svg:width="2.322cm" svg:height="0.583cm" svg:x="7.663cm" svg:y="17.6cm">
          <draw:text-box>
            <text:p text:style-name="P1"><text:span text:style-name="T4">+</text:span></text:p>
          </draw:text-box>
        </draw:frame>
        <draw:frame draw:style-name="gr134" draw:text-style-name="P6" draw:layer="layout" svg:width="2.343cm" svg:height="0.583cm" svg:x="7.635cm" svg:y="18.171cm">
          <draw:text-box>
            <text:p text:style-name="P1"><text:span text:style-name="T4">+</text:span></text:p>
          </draw:text-box>
        </draw:frame>
        <draw:frame draw:style-name="gr153" draw:text-style-name="P6" draw:layer="layout" svg:width="2.131cm" svg:height="0.583cm" svg:x="7.635cm" svg:y="18.741cm">
          <draw:text-box>
            <text:p text:style-name="P1"><text:span text:style-name="T4">+</text:span></text:p>
          </draw:text-box>
        </draw:frame>
        <draw:frame draw:style-name="gr144" draw:text-style-name="P6" draw:layer="layout" svg:width="0.495cm" svg:height="0.582cm" svg:x="7.635cm" svg:y="19.312cm">
          <draw:text-box>
            <text:p text:style-name="P1"><text:span text:style-name="T4">+</text:span></text:p>
          </draw:text-box>
        </draw:frame>
        <draw:frame draw:style-name="gr111" draw:text-style-name="P6" draw:layer="layout" svg:width="1.13cm" svg:height="0.583cm" svg:x="7.635cm" svg:y="19.881cm">
          <draw:text-box>
            <text:p text:style-name="P1"><text:span text:style-name="T4">+</text:span></text:p>
          </draw:text-box>
        </draw:frame>
        <draw:frame draw:style-name="gr125" draw:text-style-name="P6" draw:layer="layout" svg:width="0.73cm" svg:height="0.582cm" svg:x="7.664cm" svg:y="17.035cm">
          <draw:text-box>
            <text:p text:style-name="P1"><text:span text:style-name="T4">Gasto</text:span></text:p>
          </draw:text-box>
        </draw:frame>
        <draw:frame draw:style-name="gr126" draw:text-style-name="P6" draw:layer="layout" svg:width="1.877cm" svg:height="0.582cm" svg:x="10.564cm" svg:y="17.036cm">
          <draw:text-box>
            <text:p text:style-name="P1"><text:span text:style-name="T4">P</text:span><text:span text:style-name="T4">r</text:span><text:span text:style-name="T4">e</text:span><text:span text:style-name="T4">s</text:span><text:span text:style-name="T4">u</text:span><text:span text:style-name="T4">p</text:span><text:span text:style-name="T4">u</text:span><text:span text:style-name="T4">e</text:span><text:span text:style-name="T4">st</text:span><text:span text:style-name="T4">a</text:span><text:span text:style-name="T4">d</text:span><text:span text:style-name="T4">o</text:span></text:p>
          </draw:text-box>
        </draw:frame>
        <draw:frame draw:style-name="gr118" draw:text-style-name="P6" draw:layer="layout" svg:width="0.562cm" svg:height="0.582cm" svg:x="12.665cm" svg:y="17.037cm">
          <draw:text-box>
            <text:p text:style-name="P1"><text:span text:style-name="T4">Real</text:span></text:p>
          </draw:text-box>
        </draw:frame>
        <draw:frame draw:style-name="gr145" draw:text-style-name="P4" draw:layer="layout" svg:width="2.021cm" svg:height="0.517cm" svg:x="3.92cm" svg:y="16.351cm">
          <draw:text-box>
            <text:p text:style-name="P1"><text:span text:style-name="T2">T</text:span><text:span text:style-name="T2">r</text:span><text:span text:style-name="T2">a</text:span><text:span text:style-name="T2">n</text:span><text:span text:style-name="T2">s</text:span><text:span text:style-name="T2">p</text:span><text:span text:style-name="T2">o</text:span><text:span text:style-name="T2">r</text:span><text:span text:style-name="T2">t</text:span><text:span text:style-name="T2">e</text:span></text:p>
          </draw:text-box>
        </draw:frame>
        <draw:frame draw:style-name="gr154" draw:text-style-name="P4" draw:layer="layout" svg:width="2.195cm" svg:height="0.517cm" svg:x="9.947cm" svg:y="16.352cm">
          <draw:text-box>
            <text:p text:style-name="P1"><text:span text:style-name="T2">Otros</text:span></text:p>
          </draw:text-box>
        </draw:frame>
        <draw:line draw:style-name="gr15" draw:text-style-name="P7" draw:layer="layout" svg:x1="2.458cm" svg:y1="20.783cm" svg:x2="7.352cm" svg:y2="20.783cm">
          <text:p/>
        </draw:line>
        <draw:frame draw:style-name="gr115" draw:text-style-name="P6" draw:layer="layout" svg:width="1.779cm" svg:height="0.348cm" svg:x="1.246cm" svg:y="20.45cm">
          <draw:text-box>
            <text:p text:style-name="P1"><text:span text:style-name="T4">Subtotal</text:span></text:p>
          </draw:text-box>
        </draw:frame>
        <draw:frame draw:style-name="gr124" draw:text-style-name="P6" draw:layer="layout" svg:width="1.909cm" svg:height="0.348cm" svg:x="7.636cm" svg:y="20.452cm">
          <draw:text-box>
            <text:p text:style-name="P1"><text:span text:style-name="T4">Subtotal</text:span></text:p>
          </draw:text-box>
        </draw:frame>
        <draw:frame draw:style-name="gr115" draw:text-style-name="P6" draw:layer="layout" svg:width="1.779cm" svg:height="0.348cm" svg:x="2.947cm" svg:y="20.45cm">
          <draw:text-box>
            <text:p text:style-name="P1"><text:span text:style-name="T4">$</text:span></text:p>
          </draw:text-box>
        </draw:frame>
        <draw:line draw:style-name="gr15" draw:text-style-name="P7" draw:layer="layout" svg:x1="8.858cm" svg:y1="20.786cm" svg:x2="13.752cm" svg:y2="20.786cm">
          <text:p/>
        </draw:line>
        <draw:frame draw:style-name="gr115" draw:text-style-name="P6" draw:layer="layout" svg:width="1.779cm" svg:height="0.348cm" svg:x="9.347cm" svg:y="20.453cm">
          <draw:text-box>
            <text:p text:style-name="P1"><text:span text:style-name="T4">$</text:span></text:p>
          </draw:text-box>
        </draw:frame>
        <draw:line draw:style-name="gr2" draw:text-style-name="P3" draw:layer="layout" svg:x1="0.7cm" svg:y1="16.849cm" svg:x2="13.95cm" svg:y2="16.849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4" draw:text-style-name="P5" draw:layer="layout" svg:width="6.136cm" svg:height="0.776cm" svg:x="0.92cm" svg:y="0.702cm">
          <draw:text-box>
            <text:p text:style-name="P1"><text:span text:style-name="T3">P</text:span><text:span text:style-name="T3">r</text:span><text:span text:style-name="T3">e</text:span><text:span text:style-name="T3">s</text:span><text:span text:style-name="T3">u</text:span><text:span text:style-name="T3">p</text:span><text:span text:style-name="T3">u</text:span><text:span text:style-name="T3">e</text:span><text:span text:style-name="T3">s</text:span><text:span text:style-name="T3">t</text:span><text:span text:style-name="T3">o</text:span><text:span text:style-name="T3"> </text:span><text:span text:style-name="T3">m</text:span><text:span text:style-name="T3">e</text:span><text:span text:style-name="T3">n</text:span><text:span text:style-name="T3">s</text:span><text:span text:style-name="T3">u</text:span><text:span text:style-name="T3">a</text:span><text:span text:style-name="T3">l</text:span></text:p>
          </draw:text-box>
        </draw:frame>
        <draw:frame draw:style-name="gr136" draw:text-style-name="P4" draw:layer="layout" svg:width="1.518cm" svg:height="0.517cm" svg:x="3.921cm" svg:y="1.426cm">
          <draw:text-box>
            <text:p text:style-name="P1"><text:span text:style-name="T2">C</text:span><text:span text:style-name="T2">a</text:span><text:span text:style-name="T2">s</text:span><text:span text:style-name="T2">a</text:span></text:p>
          </draw:text-box>
        </draw:frame>
        <draw:frame draw:style-name="gr137" draw:text-style-name="P4" draw:layer="layout" svg:width="2.195cm" svg:height="0.517cm" svg:x="9.948cm" svg:y="1.427cm">
          <draw:text-box>
            <text:p text:style-name="P1"><text:span text:style-name="T2">P</text:span><text:span text:style-name="T2">e</text:span><text:span text:style-name="T2">r</text:span><text:span text:style-name="T2">s</text:span><text:span text:style-name="T2">o</text:span><text:span text:style-name="T2">n</text:span><text:span text:style-name="T2">a</text:span><text:span text:style-name="T2">l</text:span></text:p>
          </draw:text-box>
        </draw:frame>
        <draw:line draw:style-name="gr15" draw:text-style-name="P7" draw:layer="layout" svg:x1="14.514cm" svg:y1="2.42cm" svg:x2="18.932cm" svg:y2="2.42cm">
          <text:p/>
        </draw:line>
        <draw:line draw:style-name="gr15" draw:text-style-name="P7" draw:layer="layout" svg:x1="14.514cm" svg:y1="2.99cm" svg:x2="18.933cm" svg:y2="2.99cm">
          <text:p/>
        </draw:line>
        <draw:line draw:style-name="gr15" draw:text-style-name="P7" draw:layer="layout" svg:x1="14.514cm" svg:y1="3.56cm" svg:x2="18.933cm" svg:y2="3.56cm">
          <text:p/>
        </draw:line>
        <draw:line draw:style-name="gr15" draw:text-style-name="P7" draw:layer="layout" svg:x1="14.514cm" svg:y1="4.129cm" svg:x2="18.933cm" svg:y2="4.129cm">
          <text:p/>
        </draw:line>
        <draw:line draw:style-name="gr15" draw:text-style-name="P7" draw:layer="layout" svg:x1="14.514cm" svg:y1="4.7cm" svg:x2="18.933cm" svg:y2="4.7cm">
          <text:p/>
        </draw:line>
        <draw:line draw:style-name="gr15" draw:text-style-name="P7" draw:layer="layout" svg:x1="14.514cm" svg:y1="5.272cm" svg:x2="18.933cm" svg:y2="5.272cm">
          <text:p/>
        </draw:line>
        <draw:line draw:style-name="gr15" draw:text-style-name="P7" draw:layer="layout" svg:x1="19.154cm" svg:y1="2.42cm" svg:x2="20.645cm" svg:y2="2.42cm">
          <text:p/>
        </draw:line>
        <draw:line draw:style-name="gr15" draw:text-style-name="P7" draw:layer="layout" svg:x1="19.154cm" svg:y1="2.99cm" svg:x2="20.646cm" svg:y2="2.99cm">
          <text:p/>
        </draw:line>
        <draw:line draw:style-name="gr15" draw:text-style-name="P7" draw:layer="layout" svg:x1="19.154cm" svg:y1="3.56cm" svg:x2="20.646cm" svg:y2="3.56cm">
          <text:p/>
        </draw:line>
        <draw:line draw:style-name="gr15" draw:text-style-name="P7" draw:layer="layout" svg:x1="19.154cm" svg:y1="4.129cm" svg:x2="20.646cm" svg:y2="4.129cm">
          <text:p/>
        </draw:line>
        <draw:line draw:style-name="gr15" draw:text-style-name="P7" draw:layer="layout" svg:x1="19.154cm" svg:y1="4.7cm" svg:x2="20.646cm" svg:y2="4.7cm">
          <text:p/>
        </draw:line>
        <draw:line draw:style-name="gr15" draw:text-style-name="P7" draw:layer="layout" svg:x1="19.15cm" svg:y1="5.272cm" svg:x2="20.642cm" svg:y2="5.272cm">
          <text:p/>
        </draw:line>
        <draw:line draw:style-name="gr15" draw:text-style-name="P7" draw:layer="layout" svg:x1="20.904cm" svg:y1="2.421cm" svg:x2="25.346cm" svg:y2="2.421cm">
          <text:p/>
        </draw:line>
        <draw:line draw:style-name="gr15" draw:text-style-name="P7" draw:layer="layout" svg:x1="20.904cm" svg:y1="2.992cm" svg:x2="25.347cm" svg:y2="2.992cm">
          <text:p/>
        </draw:line>
        <draw:line draw:style-name="gr15" draw:text-style-name="P7" draw:layer="layout" svg:x1="20.904cm" svg:y1="3.562cm" svg:x2="25.347cm" svg:y2="3.562cm">
          <text:p/>
        </draw:line>
        <draw:line draw:style-name="gr15" draw:text-style-name="P7" draw:layer="layout" svg:x1="20.904cm" svg:y1="4.131cm" svg:x2="25.347cm" svg:y2="4.131cm">
          <text:p/>
        </draw:line>
        <draw:line draw:style-name="gr15" draw:text-style-name="P7" draw:layer="layout" svg:x1="20.904cm" svg:y1="4.702cm" svg:x2="25.347cm" svg:y2="4.702cm">
          <text:p/>
        </draw:line>
        <draw:line draw:style-name="gr15" draw:text-style-name="P7" draw:layer="layout" svg:x1="20.904cm" svg:y1="5.27cm" svg:x2="25.347cm" svg:y2="5.27cm">
          <text:p/>
        </draw:line>
        <draw:line draw:style-name="gr15" draw:text-style-name="P7" draw:layer="layout" svg:x1="25.544cm" svg:y1="2.421cm" svg:x2="27.035cm" svg:y2="2.421cm">
          <text:p/>
        </draw:line>
        <draw:line draw:style-name="gr15" draw:text-style-name="P7" draw:layer="layout" svg:x1="25.544cm" svg:y1="2.992cm" svg:x2="27.036cm" svg:y2="2.992cm">
          <text:p/>
        </draw:line>
        <draw:line draw:style-name="gr15" draw:text-style-name="P7" draw:layer="layout" svg:x1="25.544cm" svg:y1="3.562cm" svg:x2="27.036cm" svg:y2="3.562cm">
          <text:p/>
        </draw:line>
        <draw:line draw:style-name="gr15" draw:text-style-name="P7" draw:layer="layout" svg:x1="25.544cm" svg:y1="4.131cm" svg:x2="27.036cm" svg:y2="4.131cm">
          <text:p/>
        </draw:line>
        <draw:line draw:style-name="gr15" draw:text-style-name="P7" draw:layer="layout" svg:x1="25.544cm" svg:y1="4.702cm" svg:x2="27.036cm" svg:y2="4.702cm">
          <text:p/>
        </draw:line>
        <draw:line draw:style-name="gr15" draw:text-style-name="P7" draw:layer="layout" svg:x1="25.544cm" svg:y1="5.274cm" svg:x2="27.036cm" svg:y2="5.274cm">
          <text:p/>
        </draw:line>
        <draw:frame draw:style-name="gr136" draw:text-style-name="P4" draw:layer="layout" svg:width="1.594cm" svg:height="0.517cm" svg:x="15.815cm" svg:y="1.426cm">
          <draw:text-box>
            <text:p text:style-name="P1"><text:span text:style-name="T2">Ingresos</text:span></text:p>
          </draw:text-box>
        </draw:frame>
        <draw:frame draw:style-name="gr137" draw:text-style-name="P4" draw:layer="layout" svg:width="2.195cm" svg:height="0.517cm" svg:x="22.542cm" svg:y="1.427cm">
          <draw:text-box>
            <text:p text:style-name="P1"><text:span text:style-name="T2">Ahorros</text:span></text:p>
          </draw:text-box>
        </draw:frame>
        <draw:line draw:style-name="gr2" draw:text-style-name="P3" draw:layer="layout" svg:x1="20.9cm" svg:y1="1.964cm" svg:x2="27.236cm" svg:y2="1.964cm">
          <text:p/>
        </draw:line>
        <draw:frame draw:style-name="gr136" draw:text-style-name="P4" draw:layer="layout" svg:width="1.518cm" svg:height="0.517cm" svg:x="19.315cm" svg:y="1.426cm">
          <draw:text-box>
            <text:p text:style-name="P1"><text:span text:style-name="T2">Monto</text:span></text:p>
          </draw:text-box>
        </draw:frame>
        <draw:frame draw:style-name="gr137" draw:text-style-name="P4" draw:layer="layout" svg:width="2.195cm" svg:height="0.517cm" svg:x="25.742cm" svg:y="1.427cm">
          <draw:text-box>
            <text:p text:style-name="P1"><text:span text:style-name="T2">M</text:span><text:span text:style-name="T2">o</text:span><text:span text:style-name="T2">n</text:span><text:span text:style-name="T2">t</text:span><text:span text:style-name="T2">o</text:span></text:p>
          </draw:text-box>
        </draw:frame>
        <draw:line draw:style-name="gr2" draw:text-style-name="P3" draw:layer="layout" svg:x1="14.41cm" svg:y1="1.964cm" svg:x2="20.638cm" svg:y2="1.964cm">
          <text:p/>
        </draw:line>
        <draw:line draw:style-name="gr2" draw:text-style-name="P3" draw:layer="layout" svg:x1="14.41cm" svg:y1="6.055cm" svg:x2="27.24cm" svg:y2="6.055cm">
          <text:p/>
        </draw:line>
        <draw:frame draw:style-name="gr136" draw:text-style-name="P4" draw:layer="layout" svg:width="3.058cm" svg:height="0.517cm" svg:x="19.52cm" svg:y="5.533cm">
          <draw:text-box>
            <text:p text:style-name="P1"><text:span text:style-name="T2">Meta</text:span><text:span text:style-name="T2">s de </text:span><text:span text:style-name="T2">gasto</text:span><text:span text:style-name="T2">s</text:span></text:p>
          </draw:text-box>
        </draw:frame>
        <draw:line draw:style-name="gr15" draw:text-style-name="P7" draw:layer="layout" svg:x1="15.163cm" svg:y1="6.52cm" svg:x2="20.646cm" svg:y2="6.52cm">
          <text:p/>
        </draw:line>
        <draw:line draw:style-name="gr15" draw:text-style-name="P7" draw:layer="layout" svg:x1="15.163cm" svg:y1="7.09cm" svg:x2="20.647cm" svg:y2="7.09cm">
          <text:p/>
        </draw:line>
        <draw:line draw:style-name="gr15" draw:text-style-name="P7" draw:layer="layout" svg:x1="15.163cm" svg:y1="7.66cm" svg:x2="20.647cm" svg:y2="7.66cm">
          <text:p/>
        </draw:line>
        <draw:line draw:style-name="gr15" draw:text-style-name="P7" draw:layer="layout" svg:x1="15.163cm" svg:y1="8.229cm" svg:x2="20.647cm" svg:y2="8.229cm">
          <text:p/>
        </draw:line>
        <draw:line draw:style-name="gr15" draw:text-style-name="P7" draw:layer="layout" svg:x1="15.163cm" svg:y1="8.8cm" svg:x2="20.647cm" svg:y2="8.8cm">
          <text:p/>
        </draw:line>
        <draw:line draw:style-name="gr15" draw:text-style-name="P7" draw:layer="layout" svg:x1="15.148cm" svg:y1="9.372cm" svg:x2="20.632cm" svg:y2="9.372cm">
          <text:p/>
        </draw:line>
        <draw:custom-shape draw:style-name="gr155" draw:text-style-name="P22" draw:layer="layout" svg:width="0.313cm" svg:height="0.31cm" svg:x="14.75cm" svg:y="6.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6.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27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7.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4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8.9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13cm" svg:y1="6.519cm" svg:x2="27.096cm" svg:y2="6.519cm">
          <text:p/>
        </draw:line>
        <draw:line draw:style-name="gr15" draw:text-style-name="P7" draw:layer="layout" svg:x1="21.613cm" svg:y1="7.089cm" svg:x2="27.097cm" svg:y2="7.089cm">
          <text:p/>
        </draw:line>
        <draw:line draw:style-name="gr15" draw:text-style-name="P7" draw:layer="layout" svg:x1="21.613cm" svg:y1="7.659cm" svg:x2="27.097cm" svg:y2="7.659cm">
          <text:p/>
        </draw:line>
        <draw:line draw:style-name="gr15" draw:text-style-name="P7" draw:layer="layout" svg:x1="21.613cm" svg:y1="8.228cm" svg:x2="27.097cm" svg:y2="8.228cm">
          <text:p/>
        </draw:line>
        <draw:line draw:style-name="gr15" draw:text-style-name="P7" draw:layer="layout" svg:x1="21.613cm" svg:y1="8.799cm" svg:x2="27.097cm" svg:y2="8.799cm">
          <text:p/>
        </draw:line>
        <draw:line draw:style-name="gr15" draw:text-style-name="P7" draw:layer="layout" svg:x1="21.598cm" svg:y1="9.371cm" svg:x2="27.082cm" svg:y2="9.371cm">
          <text:p/>
        </draw:line>
        <draw:custom-shape draw:style-name="gr155" draw:text-style-name="P22" draw:layer="layout" svg:width="0.313cm" svg:height="0.31cm" svg:x="21.2cm" svg:y="6.12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6.6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26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7.83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40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8.97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0.158cm" svg:x2="27.24cm" svg:y2="10.158cm">
          <text:p/>
        </draw:line>
        <draw:frame draw:style-name="gr136" draw:text-style-name="P4" draw:layer="layout" svg:width="3.537cm" svg:height="0.517cm" svg:x="19.32cm" svg:y="9.636cm">
          <draw:text-box>
            <text:p text:style-name="P1"><text:span text:style-name="T2">Cosas </text:span><text:span text:style-name="T2">por </text:span><text:span text:style-name="T2">comprar</text:span></text:p>
          </draw:text-box>
        </draw:frame>
        <draw:line draw:style-name="gr15" draw:text-style-name="P7" draw:layer="layout" svg:x1="15.158cm" svg:y1="10.623cm" svg:x2="18.932cm" svg:y2="10.623cm">
          <text:p/>
        </draw:line>
        <draw:line draw:style-name="gr15" draw:text-style-name="P7" draw:layer="layout" svg:x1="15.158cm" svg:y1="11.193cm" svg:x2="18.933cm" svg:y2="11.193cm">
          <text:p/>
        </draw:line>
        <draw:line draw:style-name="gr15" draw:text-style-name="P7" draw:layer="layout" svg:x1="15.158cm" svg:y1="11.763cm" svg:x2="18.933cm" svg:y2="11.763cm">
          <text:p/>
        </draw:line>
        <draw:line draw:style-name="gr15" draw:text-style-name="P7" draw:layer="layout" svg:x1="15.158cm" svg:y1="12.332cm" svg:x2="18.933cm" svg:y2="12.332cm">
          <text:p/>
        </draw:line>
        <draw:line draw:style-name="gr15" draw:text-style-name="P7" draw:layer="layout" svg:x1="15.158cm" svg:y1="12.903cm" svg:x2="18.933cm" svg:y2="12.903cm">
          <text:p/>
        </draw:line>
        <draw:line draw:style-name="gr15" draw:text-style-name="P7" draw:layer="layout" svg:x1="15.148cm" svg:y1="13.475cm" svg:x2="18.923cm" svg:y2="13.475cm">
          <text:p/>
        </draw:line>
        <draw:custom-shape draw:style-name="gr155" draw:text-style-name="P22" draw:layer="layout" svg:width="0.313cm" svg:height="0.31cm" svg:x="14.75cm" svg:y="10.23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0.80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37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1.94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2.51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14.75cm" svg:y="13.08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21.608cm" svg:y1="10.622cm" svg:x2="25.346cm" svg:y2="10.622cm">
          <text:p/>
        </draw:line>
        <draw:line draw:style-name="gr15" draw:text-style-name="P7" draw:layer="layout" svg:x1="21.608cm" svg:y1="11.192cm" svg:x2="25.347cm" svg:y2="11.192cm">
          <text:p/>
        </draw:line>
        <draw:line draw:style-name="gr15" draw:text-style-name="P7" draw:layer="layout" svg:x1="21.608cm" svg:y1="11.762cm" svg:x2="25.347cm" svg:y2="11.762cm">
          <text:p/>
        </draw:line>
        <draw:line draw:style-name="gr15" draw:text-style-name="P7" draw:layer="layout" svg:x1="21.608cm" svg:y1="12.331cm" svg:x2="25.347cm" svg:y2="12.331cm">
          <text:p/>
        </draw:line>
        <draw:line draw:style-name="gr15" draw:text-style-name="P7" draw:layer="layout" svg:x1="21.608cm" svg:y1="12.902cm" svg:x2="25.347cm" svg:y2="12.902cm">
          <text:p/>
        </draw:line>
        <draw:line draw:style-name="gr15" draw:text-style-name="P7" draw:layer="layout" svg:x1="21.598cm" svg:y1="13.474cm" svg:x2="25.337cm" svg:y2="13.474cm">
          <text:p/>
        </draw:line>
        <draw:custom-shape draw:style-name="gr155" draw:text-style-name="P22" draw:layer="layout" svg:width="0.313cm" svg:height="0.31cm" svg:x="21.2cm" svg:y="10.2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0.80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3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1.94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2.51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2" draw:layer="layout" svg:width="0.313cm" svg:height="0.31cm" svg:x="21.2cm" svg:y="13.08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" draw:text-style-name="P7" draw:layer="layout" svg:x1="19.154cm" svg:y1="10.623cm" svg:x2="20.64cm" svg:y2="10.623cm">
          <text:p/>
        </draw:line>
        <draw:line draw:style-name="gr15" draw:text-style-name="P7" draw:layer="layout" svg:x1="19.154cm" svg:y1="11.193cm" svg:x2="20.64cm" svg:y2="11.193cm">
          <text:p/>
        </draw:line>
        <draw:line draw:style-name="gr15" draw:text-style-name="P7" draw:layer="layout" svg:x1="19.154cm" svg:y1="11.763cm" svg:x2="20.64cm" svg:y2="11.763cm">
          <text:p/>
        </draw:line>
        <draw:line draw:style-name="gr15" draw:text-style-name="P7" draw:layer="layout" svg:x1="19.154cm" svg:y1="12.332cm" svg:x2="20.64cm" svg:y2="12.332cm">
          <text:p/>
        </draw:line>
        <draw:line draw:style-name="gr15" draw:text-style-name="P7" draw:layer="layout" svg:x1="19.154cm" svg:y1="12.903cm" svg:x2="20.64cm" svg:y2="12.903cm">
          <text:p/>
        </draw:line>
        <draw:line draw:style-name="gr15" draw:text-style-name="P7" draw:layer="layout" svg:x1="19.15cm" svg:y1="13.475cm" svg:x2="20.636cm" svg:y2="13.475cm">
          <text:p/>
        </draw:line>
        <draw:line draw:style-name="gr15" draw:text-style-name="P7" draw:layer="layout" svg:x1="25.544cm" svg:y1="10.623cm" svg:x2="27.03cm" svg:y2="10.623cm">
          <text:p/>
        </draw:line>
        <draw:line draw:style-name="gr15" draw:text-style-name="P7" draw:layer="layout" svg:x1="25.544cm" svg:y1="11.193cm" svg:x2="27.03cm" svg:y2="11.193cm">
          <text:p/>
        </draw:line>
        <draw:line draw:style-name="gr15" draw:text-style-name="P7" draw:layer="layout" svg:x1="25.544cm" svg:y1="11.763cm" svg:x2="27.03cm" svg:y2="11.763cm">
          <text:p/>
        </draw:line>
        <draw:line draw:style-name="gr15" draw:text-style-name="P7" draw:layer="layout" svg:x1="25.544cm" svg:y1="12.332cm" svg:x2="27.03cm" svg:y2="12.332cm">
          <text:p/>
        </draw:line>
        <draw:line draw:style-name="gr15" draw:text-style-name="P7" draw:layer="layout" svg:x1="25.544cm" svg:y1="12.903cm" svg:x2="27.03cm" svg:y2="12.903cm">
          <text:p/>
        </draw:line>
        <draw:line draw:style-name="gr15" draw:text-style-name="P7" draw:layer="layout" svg:x1="25.54cm" svg:y1="13.475cm" svg:x2="27.026cm" svg:y2="13.475cm">
          <text:p/>
        </draw:line>
        <draw:frame draw:style-name="gr156" draw:text-style-name="P6" draw:layer="layout" svg:width="0.457cm" svg:height="0.348cm" svg:x="19.247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2.0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2.6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2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3.7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3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4.9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7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19.248cm" svg:y="13.12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cm" svg:y="10.27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0.84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41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1.98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2.55cm">
          <draw:text-box>
            <text:p text:style-name="P1"><text:span text:style-name="T4">$</text:span></text:p>
          </draw:text-box>
        </draw:frame>
        <draw:frame draw:style-name="gr156" draw:text-style-name="P6" draw:layer="layout" svg:width="0.457cm" svg:height="0.348cm" svg:x="25.601cm" svg:y="13.12cm">
          <draw:text-box>
            <text:p text:style-name="P1"><text:span text:style-name="T4">$</text:span></text:p>
          </draw:text-box>
        </draw:frame>
        <draw:custom-shape draw:style-name="gr163" draw:text-style-name="P22" draw:layer="layout" svg:width="3.852cm" svg:height="1.549cm" svg:x="14.5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14.41cm" svg:y1="14.363cm" svg:x2="27.24cm" svg:y2="14.363cm">
          <text:p/>
        </draw:line>
        <draw:frame draw:style-name="gr136" draw:text-style-name="P4" draw:layer="layout" svg:width="1.518cm" svg:height="0.517cm" svg:x="20.32cm" svg:y="13.841cm">
          <draw:text-box>
            <text:p text:style-name="P1"><text:span text:style-name="T2">Totales</text:span></text:p>
          </draw:text-box>
        </draw:frame>
        <draw:frame draw:style-name="gr164" draw:text-style-name="P24" draw:layer="layout" svg:width="2.38cm" svg:height="0.607cm" svg:x="15.256cm" svg:y="14.852cm">
          <draw:text-box>
            <text:p text:style-name="P1"><text:span text:style-name="T14">Pre</text:span><text:span text:style-name="T14">sup</text:span><text:span text:style-name="T14">ues</text:span><text:span text:style-name="T14">tad</text:span><text:span text:style-name="T14">o</text:span></text:p>
          </draw:text-box>
        </draw:frame>
        <draw:line draw:style-name="gr15" draw:text-style-name="P7" draw:layer="layout" svg:x1="14.57cm" svg:y1="15.374cm" svg:x2="18.427cm" svg:y2="15.374cm">
          <text:p/>
        </draw:line>
        <draw:frame draw:style-name="gr165" draw:text-style-name="P25" draw:layer="layout" svg:width="0.467cm" svg:height="0.623cm" svg:x="14.774cm" svg:y="15.609cm">
          <draw:text-box>
            <text:p text:style-name="P1"><text:span text:style-name="T15">$</text:span></text:p>
          </draw:text-box>
        </draw:frame>
        <draw:custom-shape draw:style-name="gr100" draw:text-style-name="P8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3.38cm" svg:height="0.398cm" svg:x="14.397cm" svg:y="20.773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frame draw:style-name="gr166" draw:text-style-name="P2" draw:layer="layout" svg:width="3.38cm" svg:height="0.398cm" svg:x="14.399cm" svg:y="20.774cm">
          <draw:text-box>
            <text:p text:style-name="P1"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text:span text:style-name="T1"><text:s text:c="2"/></text:span></text:p>
          </draw:text-box>
        </draw:frame>
        <draw:line draw:style-name="gr15" draw:text-style-name="P7" draw:layer="layout" svg:x1="15.964cm" svg:y1="17.261cm" svg:x2="27.24cm" svg:y2="17.261cm">
          <text:p/>
        </draw:line>
        <draw:line draw:style-name="gr15" draw:text-style-name="P7" draw:layer="layout" svg:x1="14cm" svg:y1="17.661cm" svg:x2="27.24cm" svg:y2="17.661cm">
          <text:p/>
        </draw:line>
        <draw:line draw:style-name="gr15" draw:text-style-name="P7" draw:layer="layout" svg:x1="14cm" svg:y1="18.059cm" svg:x2="27.24cm" svg:y2="18.059cm">
          <text:p/>
        </draw:line>
        <draw:line draw:style-name="gr15" draw:text-style-name="P7" draw:layer="layout" svg:x1="14cm" svg:y1="18.459cm" svg:x2="27.24cm" svg:y2="18.459cm">
          <text:p/>
        </draw:line>
        <draw:line draw:style-name="gr15" draw:text-style-name="P7" draw:layer="layout" svg:x1="14cm" svg:y1="18.859cm" svg:x2="27.24cm" svg:y2="18.859cm">
          <text:p/>
        </draw:line>
        <draw:line draw:style-name="gr15" draw:text-style-name="P7" draw:layer="layout" svg:x1="14cm" svg:y1="19.258cm" svg:x2="27.24cm" svg:y2="19.258cm">
          <text:p/>
        </draw:line>
        <draw:line draw:style-name="gr15" draw:text-style-name="P7" draw:layer="layout" svg:x1="14cm" svg:y1="19.657cm" svg:x2="27.24cm" svg:y2="19.657cm">
          <text:p/>
        </draw:line>
        <draw:line draw:style-name="gr15" draw:text-style-name="P7" draw:layer="layout" svg:x1="14cm" svg:y1="20.056cm" svg:x2="27.24cm" svg:y2="20.056cm">
          <text:p/>
        </draw:line>
        <draw:line draw:style-name="gr15" draw:text-style-name="P7" draw:layer="layout" svg:x1="14cm" svg:y1="20.455cm" svg:x2="27.24cm" svg:y2="20.455cm">
          <text:p/>
        </draw:line>
        <draw:frame draw:style-name="gr101" draw:text-style-name="P16" draw:layer="layout" svg:width="1.211cm" svg:height="0.517cm" svg:x="14.667cm" svg:y="17.006cm">
          <draw:text-box>
            <text:p text:style-name="P1"><text:span text:style-name="T12">N</text:span><text:span text:style-name="T12">o</text:span><text:span text:style-name="T12">t</text:span><text:span text:style-name="T12">a</text:span><text:span text:style-name="T12">s</text:span></text:p>
          </draw:text-box>
        </draw:frame>
        <draw:custom-shape draw:style-name="gr159" draw:text-style-name="P8" draw:layer="layout" svg:width="3.358cm" svg:height="0.578cm" svg:x="19.1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22.2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18.8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18.8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2" draw:layer="layout" svg:width="3.852cm" svg:height="1.549cm" svg:x="18.8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24" draw:layer="layout" svg:width="2.38cm" svg:height="0.607cm" svg:x="20.056cm" svg:y="14.852cm">
          <draw:text-box>
            <text:p text:style-name="P1"><text:span text:style-name="T14">G</text:span><text:span text:style-name="T14">a</text:span><text:span text:style-name="T14">s</text:span><text:span text:style-name="T14">t</text:span><text:span text:style-name="T14">o</text:span><text:span text:style-name="T14"> </text:span><text:span text:style-name="T14">r</text:span><text:span text:style-name="T14">e</text:span><text:span text:style-name="T14">a</text:span><text:span text:style-name="T14">l</text:span></text:p>
          </draw:text-box>
        </draw:frame>
        <draw:line draw:style-name="gr15" draw:text-style-name="P7" draw:layer="layout" svg:x1="18.87cm" svg:y1="15.374cm" svg:x2="22.727cm" svg:y2="15.374cm">
          <text:p/>
        </draw:line>
        <draw:frame draw:style-name="gr165" draw:text-style-name="P25" draw:layer="layout" svg:width="0.467cm" svg:height="0.623cm" svg:x="19.074cm" svg:y="15.609cm">
          <draw:text-box>
            <text:p text:style-name="P1"><text:span text:style-name="T15">$</text:span></text:p>
          </draw:text-box>
        </draw:frame>
        <draw:custom-shape draw:style-name="gr159" draw:text-style-name="P8" draw:layer="layout" svg:width="3.358cm" svg:height="0.578cm" svg:x="23.42cm" svg:y="14.7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23" draw:layer="layout" svg:width="0.481cm" svg:height="0.507cm" svg:x="26.537cm" svg:y="14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1" draw:text-style-name="P23" draw:layer="layout" svg:width="0.481cm" svg:height="0.499cm" svg:x="23.174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2" draw:text-style-name="P8" draw:layer="layout" svg:width="3.853cm" svg:height="0.337cm" svg:x="23.174cm" svg:y="15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2" draw:layer="layout" svg:width="3.852cm" svg:height="1.549cm" svg:x="23.171cm" svg:y="14.79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24" draw:layer="layout" svg:width="2.38cm" svg:height="0.607cm" svg:x="24.31cm" svg:y="14.852cm">
          <draw:text-box>
            <text:p text:style-name="P1"><text:span text:style-name="T14">Di</text:span><text:span text:style-name="T14">fe</text:span><text:span text:style-name="T14">re</text:span><text:span text:style-name="T14">nc</text:span><text:span text:style-name="T14">ia </text:span></text:p>
          </draw:text-box>
        </draw:frame>
        <draw:line draw:style-name="gr15" draw:text-style-name="P7" draw:layer="layout" svg:x1="23.17cm" svg:y1="15.374cm" svg:x2="27.027cm" svg:y2="15.374cm">
          <text:p/>
        </draw:line>
        <draw:frame draw:style-name="gr165" draw:text-style-name="P25" draw:layer="layout" svg:width="0.467cm" svg:height="0.623cm" svg:x="23.374cm" svg:y="15.609cm">
          <draw:text-box>
            <text:p text:style-name="P1"><text:span text:style-name="T15">$</text:span></text:p>
          </draw:text-box>
        </draw:frame>
        <draw:frame draw:style-name="gr105" draw:text-style-name="P19" draw:layer="layout" svg:width="1.543cm" svg:height="1.729cm" svg:x="25.561cm" svg:y="0.7cm">
          <draw:text-box>
            <text:p text:style-name="P18"><text:span text:style-name="T3">2021</text:span></text:p>
          </draw:text-box>
        </draw:frame>
      </draw:page>
      <draw:page draw:name="page9" draw:style-name="dp1" draw:master-page-name="master-page79">
        <draw:frame draw:style-name="gr167" draw:text-style-name="P26" draw:layer="layout" svg:width="4.625cm" svg:height="2.837cm" svg:x="18.424cm" svg:y="5.857cm">
          <draw:text-box>
            <text:p text:style-name="P1"><text:span text:style-name="T16">AGENDA</text:span></text:p>
            <text:p text:style-name="P1"><text:span text:style-name="T16"><text:s/></text:span><text:span text:style-name="T16">2021</text:span></text:p>
          </draw:text-box>
        </draw:frame>
        <draw:polygon draw:style-name="gr168" draw:text-style-name="P27" draw:layer="layout" svg:width="5.531cm" svg:height="0.117cm" svg:x="17.553cm" svg:y="5.739cm" svg:viewBox="0 0 5532 118" draw:points="0,118 5532,118 5532,0 0,0">
          <text:p/>
        </draw:polygon>
        <draw:path draw:style-name="gr169" draw:text-style-name="P28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170" draw:text-style-name="P28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171" draw:text-style-name="P28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172" draw:text-style-name="P29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  <draw:frame draw:style-name="gr173" draw:text-style-name="P31" draw:layer="layout" svg:width="12.901cm" svg:height="19.249cm" svg:x="1.019cm" svg:y="1.673cm">
          <draw:text-box>
            <text:p text:style-name="P30"><text:span text:style-name="T17">1 de enero (viernes). </text:span><text:span text:style-name="T18">Fecha invariable, por la celebración del Año Nuevo.</text:span></text:p>
            <text:p text:style-name="P30"><text:span text:style-name="T19"/></text:p>
            <text:p text:style-name="P30"><text:span text:style-name="T20">1 de febrero (lunes).</text:span><text:span text:style-name="T17"> </text:span><text:span text:style-name="T18">Puente. El feriado es el primer lunes de febrero, debido al 5 de </text:span></text:p>
            <text:p text:style-name="P30"><text:span text:style-name="T18"><text:s text:c="36"/></text:span><text:span text:style-name="T18">febrero, aniversario de la Constitución mexicana.</text:span></text:p>
            <text:p text:style-name="P30"><text:span text:style-name="T19"/></text:p>
            <text:p text:style-name="P30"><text:span text:style-name="T20">15 de marzo (lunes).</text:span><text:span text:style-name="T21"> </text:span><text:span text:style-name="T18">Puente. El tercer lunes de marzo para conmemorar el 21 de</text:span></text:p>
            <text:p text:style-name="P30"><text:span text:style-name="T18"><text:s text:c="37"/></text:span><text:span text:style-name="T18">marzo, natalicio de Benito Juárez.</text:span></text:p>
            <text:p text:style-name="P30"><text:span text:style-name="T22"/></text:p>
            <text:p text:style-name="P30"><text:span text:style-name="T23">1 de mayo (sábado).</text:span><text:span text:style-name="T24"> </text:span><text:span text:style-name="T18">Fecha invariable, por el Día del Trabajo.</text:span></text:p>
            <text:p text:style-name="P30"><text:span text:style-name="T22"/></text:p>
            <text:p text:style-name="P30"><text:span text:style-name="T17">16 de septiembre (jueves).</text:span><text:span text:style-name="T25"> </text:span><text:span text:style-name="T18">Fecha invariable que celebra el aniversario de la</text:span></text:p>
            <text:p text:style-name="P30"><text:span text:style-name="T18"><text:s text:c="36"/></text:span><text:span text:style-name="T18">Independencia de México.</text:span></text:p>
            <text:p text:style-name="P30"><text:span text:style-name="T26"/></text:p>
            <text:p text:style-name="P30"><text:span text:style-name="T20">15 de noviembre (lunes).</text:span><text:span text:style-name="T21"> </text:span><text:span text:style-name="T18">Puente. El tercer lunes de noviembre en conmemoración</text:span></text:p>
            <text:p text:style-name="P30"><text:span text:style-name="T18"><text:s text:c="36"/></text:span><text:span text:style-name="T18">del 20 de noviembre, aniversario de Revolución Mexicana.</text:span></text:p>
            <text:p text:style-name="P30"><text:span text:style-name="T22"/></text:p>
            <text:p text:style-name="P30"><text:span text:style-name="T20">25 diciembre (sábado). </text:span><text:span text:style-name="T18">Fecha invariable, por Navidad.</text:span></text:p>
            <text:p text:style-name="P30"><text:span text:style-name="T19"/></text:p>
            <text:p text:style-name="P30"><text:span text:style-name="T27">Días festivos para estudiantes</text:span></text:p>
            <text:p text:style-name="P30"><text:span text:style-name="T19"/></text:p>
            <text:p text:style-name="P30"><text:span text:style-name="T17">1 al 6 de enero: </text:span><text:span text:style-name="T18">Sin clases por días feriados y vacaciones</text:span></text:p>
            <text:p text:style-name="P30"><text:span text:style-name="T22"/></text:p>
            <text:p text:style-name="P30"><text:span text:style-name="T17">7 y 8 de enero (jueves y viernes).</text:span><text:span text:style-name="T18"> Sin clases por realización de Consejo Técnico Escolar</text:span></text:p>
            <text:p text:style-name="P30"><text:span text:style-name="T18">(CTE).</text:span></text:p>
            <text:p text:style-name="P30"><text:span text:style-name="T22"/></text:p>
            <text:p text:style-name="P30"><text:span text:style-name="T17">1 de febrero (lunes).</text:span><text:span text:style-name="T18"> Festivo por el 5 de febrero.</text:span></text:p>
            <text:p text:style-name="P30"><text:span text:style-name="T19"/></text:p>
            <text:p text:style-name="P30"><text:span text:style-name="T17">19 de febrero (viernes).</text:span><text:span text:style-name="T28"> </text:span><text:span text:style-name="T18">CTE.</text:span></text:p>
            <text:p text:style-name="P30"><text:span text:style-name="T22"/></text:p>
            <text:p text:style-name="P30"><text:span text:style-name="T17">12 de marzo (viernes). </text:span><text:span text:style-name="T18">Por descarga administrativa escolar.</text:span></text:p>
            <text:p text:style-name="P30"><text:span text:style-name="T22"/></text:p>
            <text:p text:style-name="P30"><text:span text:style-name="T17">15 de marzo (lunes). </text:span><text:span text:style-name="T18">Festivo por el 21 de marzo.</text:span></text:p>
            <text:p text:style-name="P30"><text:span text:style-name="T26"/></text:p>
            <text:p text:style-name="P30"><text:span text:style-name="T20">12 de abril (lunes). </text:span><text:span text:style-name="T18">CTE.</text:span></text:p>
            <text:p text:style-name="P30"><text:span text:style-name="T22"/></text:p>
            <text:p text:style-name="P30"><text:span text:style-name="T17">5 de mayo (miércoles). </text:span><text:span text:style-name="T18">Aniversario de la Batalla de Puebla.</text:span></text:p>
            <text:p text:style-name="P30"><text:span text:style-name="T22"/></text:p>
            <text:p text:style-name="P30"><text:span text:style-name="T20">21 de mayo (viernes).</text:span><text:span text:style-name="T21"> </text:span><text:span text:style-name="T18">CTE.</text:span></text:p>
            <text:p text:style-name="P30"><text:span text:style-name="T22"/></text:p>
            <text:p text:style-name="P30"><text:span text:style-name="T20">25 de junio (viernes). </text:span><text:span text:style-name="T18">CTE.</text:span></text:p>
            <text:p text:style-name="P30"><text:span text:style-name="T22"/></text:p>
            <text:p text:style-name="P30"><text:span text:style-name="T20">28 de junio (lunes).</text:span><text:span text:style-name="T25"> </text:span><text:span text:style-name="T18">Por descarga administrativa escolar.</text:span></text:p>
            <text:p text:style-name="P30"><text:span text:style-name="T22"/></text:p>
            <text:p text:style-name="P30"><text:span text:style-name="T20">16 de septiembre (jueves). </text:span><text:span text:style-name="T18">Festivo por la Independencia.</text:span></text:p>
            <text:p text:style-name="P30"><text:span text:style-name="T22"/></text:p>
            <text:p text:style-name="P30"><text:span text:style-name="T20">2 de noviembre (martes).</text:span><text:span text:style-name="T18"> Día de Muertos.</text:span></text:p>
            <text:p text:style-name="P30"><text:span text:style-name="T22"/></text:p>
            <text:p text:style-name="P30"><text:span text:style-name="T20">15 de noviembre (lunes). </text:span><text:span text:style-name="T18">Festivo por el 20 de noviembre.</text:span></text:p>
            <text:p text:style-name="P30"><text:span text:style-name="T29"/></text:p>
            <text:p text:style-name="P30"><text:span text:style-name="T20">25 diciembre (sábado). </text:span><text:span text:style-name="T18">Cae en el periodo de vacaciones.</text:span></text:p>
          </draw:text-box>
        </draw:frame>
        <draw:line draw:style-name="gr2" draw:text-style-name="P3" draw:layer="layout" svg:x1="0.706cm" svg:y1="1.352cm" svg:x2="13.921cm" svg:y2="1.352cm">
          <text:p/>
        </draw:line>
        <draw:frame draw:style-name="gr4" draw:text-style-name="P5" draw:layer="layout" svg:width="4.841cm" svg:height="0.776cm" svg:x="0.92cm" svg:y="0.707cm">
          <draw:text-box>
            <text:p text:style-name="P1"><text:span text:style-name="T3">Dias festivos</text:span></text:p>
          </draw:text-box>
        </draw:frame>
        <draw:line draw:style-name="gr2" draw:text-style-name="P3" draw:layer="layout" svg:x1="0.7cm" svg:y1="9.025cm" svg:x2="13.915cm" svg:y2="9.0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DejaVuSans" svg:font-family="DejaVuSans"/>
    <style:font-face style:name="ProximaNova" svg:font-family="ProximaNova"/>
    <style:font-face style:name="ProximaNovaular" svg:font-family="ProximaNovaular"/>
    <style:font-face style:name="FreeSans" svg:font-family="FreeSans" style:font-family-generic="swiss"/>
    <style:font-face style:name="DejaVu Sans1" svg:font-family="'DejaVu Sans'" style:font-pitch="variable"/>
    <style:font-face style:name="DejaVuSans1" svg:font-family="DejaVuSans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ular1" svg:font-family="ProximaNovaular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3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2DT3H42M5S</meta:editing-duration>
    <meta:editing-cycles>39</meta:editing-cycles>
    <meta:creation-date>2020-10-29T10:35:31.310269950</meta:creation-date>
    <dc:date>2020-12-12T03:52:36.668447929</dc:date>
    <meta:document-statistic meta:object-count="2796"/>
  </office:meta>
</office:document-meta>
</file>